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Arial" svg:font-family="Arial"/>
    <style:font-face style:name="Arial Narrow" svg:font-family="'Arial Narrow'" style:font-family-generic="swiss" style:font-pitch="variable"/>
    <style:font-face style:name="Arial Narrow1" svg:font-family="'Arial Narrow'" style:font-family-generic="roman" style:font-pitch="variable"/>
    <style:font-face style:name="Arial Narrow2" svg:font-family="'Arial Narrow'"/>
    <style:font-face style:name="Arial Narrow3" svg:font-family="'Arial Narrow'" style:font-pitch="variable"/>
    <style:font-face style:name="Arial Unicode MS" svg:font-family="'Arial Unicode MS'" style:font-family-generic="system" style:font-pitch="variable"/>
    <style:font-face style:name="Arial1" svg:font-family="Arial" style:font-pitch="variable"/>
    <style:font-face style:name="Calibri" svg:font-family="Calibri" style:font-pitch="variable"/>
    <style:font-face style:name="Calibri1" svg:font-family="Calibri" style:font-family-generic="modern" style:font-pitch="variable"/>
    <style:font-face style:name="Calibri2" svg:font-family="Calibri" style:font-family-generic="swiss" style:font-pitch="variable"/>
    <style:font-face style:name="Calibri3" svg:font-family="Calibri" style:font-family-generic="roman" style:font-pitch="variable"/>
    <style:font-face style:name="Courier New" svg:font-family="'Courier New'" style:font-pitch="variable"/>
    <style:font-face style:name="Courier New1" svg:font-family="'Courier New'"/>
    <style:font-face style:name="Courier New2" svg:font-family="'Courier New'" style:font-family-generic="modern" style:font-pitch="fixed"/>
    <style:font-face style:name="Courier New3" svg:font-family="'Courier New'" style:font-family-generic="modern"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PingFang SC" svg:font-family="'PingFang SC'" style:font-family-generic="system" style:font-pitch="variable"/>
    <style:font-face style:name="Times" svg:font-family="Times" style:font-pitch="variable"/>
    <style:font-face style:name="Times New Roman" svg:font-family="'Times New Roman'" style:font-family-generic="roman" style:font-pitch="variable"/>
    <style:font-face style:name="Times1" svg:font-family="Times"/>
    <style:font-face style:name="WenQuanYi Micro Hei" svg:font-family="'WenQuanYi Micro Hei'" style:font-family-generic="system" style:font-pitch="variable"/>
    <style:font-face style:name="WenQuanYi Micro Hei1" svg:font-family="'WenQuanYi Micro Hei'" style:font-pitch="variable"/>
    <style:font-face style:name="Wingdings" svg:font-family="Wingdings" style:font-pitch="variable"/>
    <style:font-face style:name="Wingdings1" svg:font-family="Wingdings"/>
    <style:font-face style:name="ＭＳ Ｐゴシック" svg:font-family="'ＭＳ Ｐゴシック'"/>
    <style:font-face style:name="ＭＳ Ｐゴシック1"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 style:family="graphic" style:parent-style-name="standard">
      <style:graphic-properties draw:stroke="solid" svg:stroke-width="0.159cm" svg:stroke-color="#000000" draw:stroke-linejoin="miter" draw:fill="solid" draw:fill-color="#f6f5bd" draw:textarea-vertical-align="top" draw:auto-grow-height="true" draw:fit-to-size="false" style:shrink-to-fit="false" fo:min-height="0cm" fo:min-width="0cm" fo:padding-top="0.123cm" fo:padding-bottom="0.123cm" fo:padding-left="0.251cm" fo:padding-right="0.251cm" fo:wrap-option="no-wrap"/>
      <style:paragraph-properties style:writing-mode="lr-tb"/>
    </style:style>
    <style:style style:name="gr5" style:family="graphic" style:parent-style-name="standard">
      <style:graphic-properties draw:stroke="solid" svg:stroke-width="0.159cm" svg:stroke-color="#000000" draw:stroke-linejoin="miter" draw:fill="solid" draw:fill-color="#d5f1cf"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6" style:family="graphic" style:parent-style-name="standard">
      <style:graphic-properties draw:stroke="solid" svg:stroke-width="0.159cm" svg:stroke-color="#000000" draw:stroke-linejoin="miter" draw:fill="solid" draw:fill-color="#d2d2f4"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7" style:family="graphic" style:parent-style-name="standard">
      <style:graphic-properties draw:stroke="none" svg:stroke-width="0.053cm" draw:stroke-linejoin="miter" draw:fill="none" draw:textarea-vertical-align="top" draw:auto-grow-height="true" draw:fit-to-size="false" style:shrink-to-fit="false" fo:min-height="0cm" fo:min-width="0cm" fo:padding-top="0.125cm" fo:padding-bottom="0.125cm" fo:padding-left="0.127cm" fo:padding-right="0.127cm" fo:wrap-option="no-wrap"/>
      <style:paragraph-properties style:writing-mode="lr-tb"/>
    </style:style>
    <style:style style:name="gr8" style:family="graphic" style:parent-style-name="standard">
      <style:graphic-properties draw:stroke="solid" svg:stroke-width="0.159cm" svg:stroke-color="#000000" draw:stroke-linejoin="miter" draw:fill="solid" draw:fill-color="#f1c7c7"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10" style:family="graphic" style:parent-style-name="standard">
      <style:graphic-properties draw:stroke="none" svg:stroke-width="0.026cm" draw:stroke-linejoin="miter" draw:fill="solid" draw:fill-color="#ffffff" draw:textarea-vertical-align="top" draw:auto-grow-height="true" draw:fit-to-size="false" style:shrink-to-fit="false" fo:min-height="0cm" fo:min-width="0cm" fo:padding-top="0.076cm" fo:padding-bottom="0cm" fo:padding-left="0.076cm" fo:padding-right="0.076cm" fo:wrap-option="no-wrap"/>
      <style:paragraph-properties style:writing-mode="lr-tb"/>
    </style:style>
    <style:style style:name="gr11" style:family="graphic" style:parent-style-name="standard">
      <style:graphic-properties draw:stroke="none" svg:stroke-width="0.026cm" draw:stroke-linejoin="miter" draw:fill="solid" draw:fill-color="#ffffff" draw:textarea-vertical-align="top" draw:auto-grow-height="true" draw:fit-to-size="false" style:shrink-to-fit="false" fo:min-height="0cm" fo:min-width="0cm" fo:padding-top="0.064cm" fo:padding-bottom="0cm" fo:padding-left="0.076cm" fo:padding-right="0.076cm" fo:wrap-option="no-wrap"/>
      <style:paragraph-properties style:writing-mode="lr-tb"/>
    </style:style>
    <style:style style:name="gr12" style:family="graphic" style:parent-style-name="standard">
      <style:graphic-properties draw:stroke="solid" svg:stroke-width="0.035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3" style:family="graphic" style:parent-style-name="standard">
      <style:graphic-properties draw:stroke="solid" svg:stroke-width="0.035cm" svg:stroke-color="#000000" draw:stroke-linejoin="miter" draw:fill="solid" draw:fill-color="#f7f5cd"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solid" svg:stroke-width="0.035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dash" draw:stroke-dash="Dashed_20__28_var_29__20_4" svg:stroke-width="0.035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8" style:family="graphic" style:parent-style-name="standard">
      <style:graphic-properties draw:stroke="solid" svg:stroke-width="0.212cm" svg:stroke-color="#00ffff" draw:marker-end="msArrowEnd_20_5" draw:marker-end-width="0.636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9"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0"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1" style:family="graphic" style:parent-style-name="standard">
      <style:graphic-properties draw:stroke="solid" svg:stroke-width="0.212cm" svg:stroke-color="#00ffff" draw:marker-start="msArrowEnd_20_5" draw:marker-start-width="0.636cm" draw:marker-start-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2"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4" style:family="graphic" style:parent-style-name="standard">
      <style:graphic-properties draw:stroke="solid" svg:stroke-width="0.035cm" svg:stroke-color="#000000" draw:stroke-linejoin="miter" draw:fill="solid" draw:fill-color="#00ffff"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10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26" style:family="graphic" style:parent-style-name="standard">
      <style:graphic-properties draw:stroke="dash" draw:stroke-dash="Dashed_20__28_var_29__20_5" svg:stroke-width="0.035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solid" svg:stroke-width="0.106cm" svg:stroke-color="#000000" draw:marker-end="msArrowEnd_20_5" draw:marker-end-width="0.318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8"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9" style:family="graphic" style:parent-style-name="standard">
      <style:graphic-properties draw:stroke="solid" svg:stroke-width="0.079cm" svg:stroke-color="#000000" draw:marker-end="msArrowEnd_20_5" draw:marker-end-width="0.237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0" style:family="graphic" style:parent-style-name="standard">
      <style:graphic-properties draw:stroke="solid" svg:stroke-width="0.106cm" svg:stroke-color="#000000" draw:stroke-linejoin="miter" draw:fill="solid" draw:fill-color="#ff99cc" draw:textarea-vertical-align="middle" draw:auto-grow-height="false" draw:fit-to-size="false" style:shrink-to-fit="false" fo:min-height="0cm" fo:min-width="0cm" fo:padding-top="0.125cm" fo:padding-bottom="0.125cm" fo:padding-left="0.25cm" fo:padding-right="0.25cm" fo:wrap-option="no-wrap"/>
    </style:style>
    <style:style style:name="gr31" style:family="graphic" style:parent-style-name="standard">
      <style:graphic-properties draw:stroke="solid" svg:stroke-width="0.035cm" svg:stroke-color="#000000" draw:stroke-linejoin="miter" draw:fill="solid" draw:fill-color="#ff99cc" draw:textarea-vertical-align="middle" draw:auto-grow-height="false" draw:fit-to-size="false" style:shrink-to-fit="false" fo:min-height="0cm" fo:min-width="0cm" fo:padding-top="0.125cm" fo:padding-bottom="0.125cm" fo:padding-left="0.25cm" fo:padding-right="0.25cm" fo:wrap-option="no-wrap"/>
    </style:style>
    <style:style style:name="gr32" style:family="graphic" style:parent-style-name="standard">
      <style:graphic-properties draw:stroke="solid" svg:stroke-width="0.053cm" svg:stroke-color="#000000" draw:marker-end="msArrowEnd_20_1" draw:marker-end-width="0.14cm" draw:marker-end-center="false" draw:stroke-linejoin="round" draw:fill="none" draw:textarea-horizontal-align="center" draw:textarea-vertical-align="middle" draw:auto-grow-height="true" draw:fit-to-size="false" style:shrink-to-fit="false" fo:padding-top="0.125cm" fo:padding-bottom="0.125cm" fo:padding-left="0.127cm" fo:padding-right="0.127cm" fo:wrap-option="no-wrap"/>
    </style:style>
    <style:style style:name="gr33"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draw:shadow="visible" draw:shadow-offset-x="0.211cm" draw:shadow-offset-y="0.211cm" draw:shadow-color="#000004" draw:shadow-opacity="75%"/>
    </style:style>
    <style:style style:name="gr34" style:family="graphic" style:parent-style-name="standard">
      <style:graphic-properties draw:stroke="solid" svg:stroke-width="0.106cm" svg:stroke-color="#99ccff"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5" style:family="graphic" style:parent-style-name="standard">
      <style:graphic-properties draw:stroke="solid" svg:stroke-width="0.106cm" svg:stroke-color="#99ccff" draw:marker-end="msArrowEnd_20_5" draw:marker-end-width="0.318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 style:family="graphic" style:parent-style-name="standard">
      <style:graphic-properties draw:stroke="solid" svg:stroke-width="0.035cm" svg:stroke-color="#000004" draw:stroke-linejoin="miter" draw:fill="solid" draw:fill-color="#ff99cc" draw:textarea-vertical-align="middle" draw:auto-grow-height="false" draw:fit-to-size="false" style:shrink-to-fit="false" fo:min-height="0cm" fo:min-width="0cm" fo:padding-top="0.125cm" fo:padding-bottom="0.125cm" fo:padding-left="0.25cm" fo:padding-right="0.25cm" fo:wrap-option="no-wrap" draw:shadow="visible" draw:shadow-offset-x="0.074cm" draw:shadow-offset-y="0.074cm" draw:shadow-color="#000004" draw:shadow-opacity="75%"/>
    </style:style>
    <style:style style:name="gr37" style:family="graphic" style:parent-style-name="standard">
      <style:graphic-properties draw:stroke="solid" svg:stroke-width="0.071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graphic-properties draw:stroke="solid" svg:stroke-width="0.071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9" style:family="graphic" style:parent-style-name="standard">
      <style:graphic-properties draw:stroke="solid" svg:stroke-width="0.035cm" svg:stroke-color="#000000" draw:stroke-linejoin="miter" draw:fill="solid" draw:fill-color="#dedff5" draw:textarea-vertical-align="middle" draw:auto-grow-height="false" draw:fit-to-size="false" style:shrink-to-fit="false" fo:min-height="0cm" fo:min-width="0cm" fo:padding-top="0.125cm" fo:padding-bottom="0.125cm" fo:padding-left="0.25cm" fo:padding-right="0.25cm" fo:wrap-option="no-wrap"/>
    </style:style>
    <style:style style:name="gr40" style:family="graphic" style:parent-style-name="standard">
      <style:graphic-properties draw:stroke="solid" svg:stroke-width="0.035cm" svg:stroke-color="#000000" draw:stroke-linejoin="miter" draw:fill="solid" draw:fill-color="#dedff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1" style:family="graphic" style:parent-style-name="standard">
      <style:graphic-properties draw:stroke="none" svg:stroke-width="0.035cm" draw:stroke-linejoin="miter" draw:fill="solid" draw:fill-color="#f7f5cd" draw:textarea-vertical-align="middle" draw:auto-grow-height="fals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miter" draw:fill="solid" draw:fill-color="#f6f5bd" draw:textarea-vertical-align="middle" draw:auto-grow-height="false" draw:fit-to-size="false" style:shrink-to-fit="false" fo:min-height="0cm" fo:min-width="0cm" fo:padding-top="0.125cm" fo:padding-bottom="0.125cm" fo:padding-left="0.25cm" fo:padding-right="0.25cm" fo:wrap-option="no-wrap"/>
    </style:style>
    <style:style style:name="gr44" style:family="graphic" style:parent-style-name="standard">
      <style:graphic-properties draw:stroke="solid" svg:stroke-width="0.035cm" svg:stroke-color="#000000" draw:stroke-linejoin="miter" draw:fill="solid" draw:fill-color="#b2e6b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5"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6"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graphic-properties draw:stroke="solid" svg:stroke-width="0.053cm" svg:stroke-color="#000000" draw:fill="solid" draw:fill-color="#e2e2e2"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9" style:family="graphic" style:parent-style-name="standard">
      <style:graphic-properties draw:stroke="solid" svg:stroke-width="0.079cm" svg:stroke-color="#000000" draw:marker-end="msArrowEnd_20_5" draw:marker-end-width="0.237cm" draw:marker-end-center="false" draw:stroke-linejoin="round" draw:fill="solid" draw:fill-color="#e0e0e0"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50" style:family="graphic" style:parent-style-name="standard">
      <style:graphic-properties draw:stroke="solid" svg:stroke-width="0.079cm" svg:stroke-color="#000000" draw:stroke-linejoin="miter" draw:fill="none"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51" style:family="graphic" style:parent-style-name="standard">
      <style:graphic-properties draw:stroke="solid" svg:stroke-width="0.071cm" svg:stroke-color="#000000" draw:marker-end="msArrowOpenEnd_20_5" draw:marker-end-width="0.319cm" draw:marker-end-center="false" draw:stroke-linejoin="round" draw:fill="none"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dash" draw:stroke-dash="Dashed_20__28_var_29__20_7"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min-height="11.218cm" fo:min-width="1.397cm" fo:padding-top="0.127cm" fo:padding-bottom="0.127cm" fo:padding-left="0.254cm" fo:padding-right="0.254cm" fo:wrap-option="wrap"/>
    </style:style>
    <style:style style:name="gr53" style:family="graphic" style:parent-style-name="standard">
      <style:graphic-properties draw:stroke="none" svg:stroke-width="0.053cm" draw:stroke-linejoin="miter" draw:fill="none" draw:textarea-vertical-align="top" draw:auto-grow-height="true" draw:fit-to-size="false" style:shrink-to-fit="false" fo:min-height="0cm" fo:min-width="0cm" fo:padding-top="0.125cm" fo:padding-bottom="0.125cm" fo:padding-left="0.127cm" fo:padding-right="0.127cm" fo:wrap-option="wrap"/>
      <style:paragraph-properties style:writing-mode="lr-tb"/>
    </style:style>
    <style:style style:name="gr54" style:family="graphic" style:parent-style-name="standard">
      <style:graphic-properties draw:stroke="solid" svg:stroke-width="0.079cm" svg:stroke-color="#000000" draw:marker-end="msArrowEnd_20_5" draw:marker-end-width="0.237cm" draw:marker-end-center="false" draw:stroke-linejoin="round" draw:fill="solid" draw:fill-color="#ffffff"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55" style:family="graphic" style:parent-style-name="standard">
      <style:graphic-properties draw:stroke="solid" svg:stroke-width="0.079cm" svg:stroke-color="#000000" draw:marker-end="msArrowEnd_20_5" draw:marker-end-width="0.237cm" draw:marker-end-center="false" draw:stroke-linejoin="round" draw:fill="solid" draw:fill-color="#ff9999"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56" style:family="graphic" style:parent-style-name="standard">
      <style:graphic-properties draw:stroke="solid" svg:stroke-width="0.071cm" svg:stroke-color="#000000" draw:marker-end="msArrowOpenEnd_20_5" draw:marker-end-width="0.319cm" draw:marker-end-center="false" draw:stroke-linejoin="round" draw:fill="none" draw:textarea-vertical-align="middle" draw:auto-grow-height="fals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solid" svg:stroke-width="0.035cm" svg:stroke-color="#000000" draw:stroke-linejoin="miter" draw:fill="solid" draw:fill-color="#f7f5cd"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58" style:family="graphic" style:parent-style-name="standard">
      <style:graphic-properties draw:stroke="solid" svg:stroke-width="0.071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9" style:family="graphic" style:parent-style-name="standard">
      <style:graphic-properties draw:stroke="solid" svg:stroke-width="0.035cm" svg:stroke-color="#000000" draw:stroke-linejoin="miter" draw:fill="gradient" draw:fill-gradient-name="Gradient_20_2" draw:opacity-name="msTransGradient_20_1" draw:textarea-vertical-align="middle" draw:auto-grow-height="false" draw:fit-to-size="false" style:shrink-to-fit="false" fo:min-height="0cm" fo:min-width="0cm" fo:padding-top="0.125cm" fo:padding-bottom="0.125cm" fo:padding-left="0.25cm" fo:padding-right="0.25cm" fo:wrap-option="no-wrap"/>
    </style:style>
    <style:style style:name="gr6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61"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62" style:family="graphic" style:parent-style-name="standard">
      <style:graphic-properties draw:stroke="solid" svg:stroke-width="0.106cm" svg:stroke-color="#22228b" draw:marker-end="msArrowEnd_20_5" draw:marker-end-width="0.318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63"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6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none" svg:stroke-width="0.071cm" draw:marker-end="msArrowEnd_20_5" draw:marker-end-width="0.213cm" draw:marker-end-center="false" draw:stroke-linejoin="round" draw:fill="solid" draw:fill-color="#bfbfbf"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66" style:family="graphic" style:parent-style-name="standard">
      <style:graphic-properties draw:stroke="solid" svg:stroke-width="0.079cm" svg:stroke-color="#000000" draw:marker-end="msArrowEnd_20_5" draw:marker-end-width="0.237cm" draw:marker-end-center="false" draw:stroke-linejoin="round" draw:fill="solid" draw:fill-color="#dedff5"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67" style:family="graphic" style:parent-style-name="standard">
      <style:graphic-properties draw:stroke="solid" svg:stroke-width="0.079cm" svg:stroke-color="#000000" draw:marker-end="msArrowEnd_20_5" draw:marker-end-width="0.237cm" draw:marker-end-center="false" draw:stroke-linejoin="round" draw:fill="solid" draw:fill-color="#d6d6f5"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68" style:family="graphic" style:parent-style-name="standard">
      <style:graphic-properties draw:stroke="solid" svg:stroke-width="0.079cm" svg:stroke-color="#000000" draw:marker-end="msArrowEnd_20_5" draw:marker-end-width="0.237cm" draw:marker-end-center="false" draw:stroke-linejoin="round" draw:fill="solid" draw:fill-color="#ffffff" draw:textarea-horizontal-align="center"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69" style:family="graphic" style:parent-style-name="standard">
      <style:graphic-properties draw:stroke="dash" draw:stroke-dash="Dashed_20__28_var_29__20_8" svg:stroke-width="0.247cm" svg:stroke-color="#000000" draw:stroke-linejoin="round" draw:fill="none" draw:textarea-horizontal-align="center" draw:textarea-vertical-align="top" draw:auto-grow-height="false" fo:padding-top="0.125cm" fo:padding-bottom="0.125cm" fo:padding-left="0.25cm" fo:padding-right="0.25cm" fo:wrap-option="wrap"/>
    </style:style>
    <style:style style:name="gr70" style:family="graphic" style:parent-style-name="standard">
      <style:graphic-properties draw:stroke="none" svg:stroke-width="0.026cm" draw:stroke-linejoin="round" draw:fill="none" draw:textarea-vertical-align="middle" draw:auto-grow-height="true" draw:fit-to-size="false" style:shrink-to-fit="false" fo:min-height="0cm" fo:min-width="0cm" fo:padding-top="0.13cm" fo:padding-bottom="0.13cm" fo:padding-left="0.25cm" fo:padding-right="0.25cm" fo:wrap-option="no-wrap"/>
      <style:paragraph-properties style:writing-mode="lr-tb"/>
    </style:style>
    <style:style style:name="gr71" style:family="graphic" style:parent-style-name="standard">
      <style:graphic-properties draw:stroke="none" svg:stroke-width="0.026cm" draw:stroke-linejoin="round" draw:fill="none" draw:textarea-vertical-align="middle" draw:auto-grow-height="true" draw:fit-to-size="false" style:shrink-to-fit="false" fo:min-height="0cm" fo:min-width="0cm" fo:padding-top="0.13cm" fo:padding-bottom="0.13cm" fo:padding-left="0.25cm" fo:padding-right="0.25cm" fo:wrap-option="wrap"/>
      <style:paragraph-properties style:writing-mode="lr-tb"/>
    </style:style>
    <style:style style:name="gr72" style:family="graphic" style:parent-style-name="standard">
      <style:graphic-properties draw:stroke="solid" svg:stroke-width="0.079cm" svg:stroke-color="#000000" draw:marker-end="msArrowEnd_20_5" draw:marker-end-width="0.237cm" draw:marker-end-center="false" draw:stroke-linejoin="round" draw:fill="solid" draw:fill-color="#ff9999" draw:textarea-horizontal-align="center"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73" style:family="graphic" style:parent-style-name="standard">
      <style:graphic-properties draw:stroke="solid" svg:stroke-width="0.079cm" svg:stroke-color="#000000" draw:marker-end="msArrowEnd_20_5" draw:marker-end-width="0.237cm" draw:marker-end-center="false" draw:stroke-linejoin="round" draw:fill="solid" draw:fill-color="#a9e39d" draw:textarea-horizontal-align="center"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026cm" draw:stroke-linejoin="miter" draw:fill="none" draw:fill-color="#ffffff" draw:textarea-vertical-align="bottom" draw:auto-grow-height="false" draw:fit-to-size="false" style:shrink-to-fit="false" fo:min-height="11.983cm" fo:padding-top="0.127cm" fo:padding-bottom="0.127cm" fo:padding-left="0.254cm" fo:padding-right="0.254cm" fo:wrap-option="wrap"/>
      <style:paragraph-properties style:writing-mode="lr-tb"/>
    </style:style>
    <style:style style:name="pr5" style:family="presentation" style:parent-style-name="Title_20_Slide-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le_20_Slide-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Slide-notes">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8" style:family="presentation" style:parent-style-name="Title_20_Slide-outline1">
      <style:graphic-properties draw:stroke="none" svg:stroke-width="0.026cm" draw:stroke-linejoin="miter" draw:fill="none" draw:textarea-vertical-align="top" draw:auto-grow-height="false" draw:fit-to-size="false" style:shrink-to-fit="false" fo:min-height="10.798cm" fo:padding-top="0.123cm" fo:padding-bottom="0.123cm" fo:padding-left="0.251cm" fo:padding-right="0.251cm" fo:wrap-option="wrap"/>
      <style:paragraph-properties style:writing-mode="lr-tb"/>
    </style:style>
    <style:style style:name="pr9" style:family="presentation" style:parent-style-name="Title_20_Slide-outline1">
      <style:graphic-properties draw:stroke="none" svg:stroke-width="0.026cm" draw:stroke-linejoin="miter"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1" style:family="presentation" style:parent-style-name="Title_20_Slide-notes">
      <style:graphic-properties draw:fill-color="#ffffff" draw:auto-grow-height="true" fo:min-height="12.572cm"/>
      <style:paragraph-properties style:writing-mode="lr-tb"/>
    </style:style>
    <style:style style:name="pr12" style:family="presentation" style:parent-style-name="Title_20_Slide-notes">
      <style:graphic-properties draw:stroke="none" svg:stroke-width="0.026cm" draw:stroke-linejoin="miter" draw:fill="none" draw:fill-color="#ffffff" draw:textarea-vertical-align="middle" draw:auto-grow-height="false" draw:fit-to-size="false" style:shrink-to-fit="false" fo:min-height="11.983cm" fo:padding-top="0.132cm" fo:padding-bottom="0.132cm" fo:padding-left="0.264cm" fo:padding-right="0.264cm" fo:wrap-option="no-wrap"/>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20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end"/>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P10" style:family="paragraph">
      <style:paragraph-properties fo:margin-left="0cm" fo:margin-right="0cm" fo:margin-top="0.169cm" fo:margin-bottom="0cm" fo:line-height="100%" fo:text-align="start" fo:text-indent="0cm" style:punctuation-wrap="hanging" style:writing-mode="lr-tb"/>
    </style:style>
    <style:style style:name="P11" style:family="paragraph">
      <loext:graphic-properties draw:fill="none"/>
      <style:paragraph-properties fo:text-align="start" style:font-independent-line-spacing="true"/>
      <style:text-properties fo:font-size="24pt"/>
    </style:style>
    <style:style style:name="P12" style:family="paragraph">
      <style:paragraph-properties fo:margin-top="0cm" fo:margin-bottom="0cm" fo:text-align="start"/>
    </style:style>
    <style:style style:name="P13" style:family="paragraph">
      <style:paragraph-properties fo:margin-left="0cm" fo:margin-right="0cm" fo:margin-top="0.169cm" fo:margin-bottom="0cm" fo:line-height="100%" fo:text-align="center" fo:text-indent="0cm" style:punctuation-wrap="hanging" style:writing-mode="lr-tb"/>
    </style:style>
    <style:style style:name="P14" style:family="paragraph">
      <style:paragraph-properties fo:margin-left="0cm" fo:margin-right="0cm" fo:margin-top="0.141cm" fo:margin-bottom="0cm" fo:line-height="100%" fo:text-align="start" fo:text-indent="0cm" style:punctuation-wrap="hanging" style:writing-mode="lr-tb"/>
    </style:style>
    <style:style style:name="P15" style:family="paragraph">
      <style:paragraph-properties fo:margin-left="0cm" fo:margin-right="0cm" fo:margin-top="0.169cm" fo:margin-bottom="0cm" fo:line-height="80%" fo:text-align="start" fo:text-indent="0cm" style:punctuation-wrap="hanging" style:writing-mode="lr-tb"/>
    </style:style>
    <style:style style:name="P16" style:family="paragraph">
      <style:paragraph-properties fo:margin-top="0cm" fo:margin-bottom="0cm" fo:line-height="100%" fo:text-align="end" style:punctuation-wrap="simple" style:writing-mode="lr-tb"/>
      <style:text-properties fo:font-size="12pt" style:font-size-asian="14pt" style:font-size-complex="14pt"/>
    </style:style>
    <style:style style:name="P17" style:family="paragraph">
      <style:paragraph-properties fo:margin-left="0cm" fo:margin-right="0cm" fo:margin-top="0.127cm" fo:margin-bottom="0cm" fo:line-height="100%" fo:text-align="start" fo:text-indent="0cm" style:punctuation-wrap="hanging" style:writing-mode="lr-tb"/>
    </style:style>
    <style:style style:name="P18" style:family="paragraph">
      <style:paragraph-properties fo:margin-top="0cm" fo:margin-bottom="0cm" fo:line-height="100%" fo:text-align="start" style:punctuation-wrap="simple" style:writing-mode="lr-tb"/>
    </style:style>
    <style:style style:name="P19" style:family="paragraph">
      <loext:graphic-properties draw:fill="solid" draw:fill-color="#f6f5bd"/>
      <style:paragraph-properties fo:text-align="start" style:font-independent-line-spacing="true"/>
      <style:text-properties fo:font-size="24pt"/>
    </style:style>
    <style:style style:name="P20" style:family="paragraph">
      <loext:graphic-properties draw:fill="solid" draw:fill-color="#d5f1cf"/>
      <style:paragraph-properties fo:text-align="start" style:font-independent-line-spacing="true"/>
      <style:text-properties fo:font-size="24pt"/>
    </style:style>
    <style:style style:name="P21" style:family="paragraph">
      <loext:graphic-properties draw:fill="solid" draw:fill-color="#d2d2f4"/>
      <style:paragraph-properties fo:text-align="start" style:font-independent-line-spacing="true"/>
      <style:text-properties fo:font-size="24pt"/>
    </style:style>
    <style:style style:name="P22" style:family="paragraph">
      <loext:graphic-properties draw:fill="solid" draw:fill-color="#f1c7c7"/>
      <style:paragraph-properties fo:text-align="start" style:font-independent-line-spacing="true"/>
      <style:text-properties fo:font-size="24pt"/>
    </style:style>
    <style:style style:name="P23" style:family="paragraph">
      <style:paragraph-properties fo:margin-left="0cm" fo:margin-right="0cm" fo:margin-top="0.113cm" fo:margin-bottom="0cm" fo:line-height="100%" fo:text-align="start" fo:text-indent="0cm" style:punctuation-wrap="hanging" style:writing-mode="lr-tb"/>
    </style:style>
    <style:style style:name="P24" style:family="paragraph">
      <loext:graphic-properties draw:fill="none"/>
      <style:paragraph-properties fo:text-align="start"/>
      <style:text-properties fo:font-size="18pt"/>
    </style:style>
    <style:style style:name="P25"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26" style:family="paragraph">
      <loext:graphic-properties draw:fill="solid" draw:fill-color="#ffffff"/>
      <style:paragraph-properties fo:text-align="start" style:font-independent-line-spacing="true"/>
      <style:text-properties fo:font-size="11pt"/>
    </style:style>
    <style:style style:name="P27" style:family="paragraph">
      <style:paragraph-properties fo:margin-left="0cm" fo:margin-right="0cm" fo:text-indent="0cm"/>
    </style:style>
    <style:style style:name="P28" style:family="paragraph">
      <style:paragraph-properties fo:margin-top="0cm" fo:margin-bottom="0cm" fo:line-height="100%" fo:text-align="center" style:punctuation-wrap="simple" style:writing-mode="lr-tb"/>
    </style:style>
    <style:style style:name="P29" style:family="paragraph">
      <loext:graphic-properties draw:fill="solid" draw:fill-color="#f7f5cd"/>
      <style:paragraph-properties fo:text-align="start" style:font-independent-line-spacing="true"/>
      <style:text-properties fo:font-size="24pt"/>
    </style:style>
    <style:style style:name="P30" style:family="paragraph">
      <loext:graphic-properties draw:fill="solid" draw:fill-color="#ffffff"/>
      <style:paragraph-properties fo:text-align="start" style:font-independent-line-spacing="true"/>
      <style:text-properties fo:font-size="24pt"/>
    </style:style>
    <style:style style:name="P31" style:family="paragraph">
      <loext:graphic-properties draw:fill="solid" draw:fill-color="#00ffff"/>
      <style:paragraph-properties fo:text-align="start" style:font-independent-line-spacing="true"/>
      <style:text-properties fo:font-size="24pt"/>
    </style:style>
    <style:style style:name="P32" style:family="paragraph">
      <loext:graphic-properties draw:fill="solid" draw:fill-color="#ff99cc"/>
      <style:paragraph-properties fo:text-align="start" style:font-independent-line-spacing="true"/>
      <style:text-properties fo:font-size="24pt"/>
    </style:style>
    <style:style style:name="P33"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34" style:family="paragraph">
      <loext:graphic-properties draw:fill="solid" draw:fill-color="#dedff5"/>
      <style:paragraph-properties fo:text-align="start" style:font-independent-line-spacing="true"/>
      <style:text-properties fo:font-size="24pt"/>
    </style:style>
    <style:style style:name="P3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7" style:family="paragraph">
      <loext:graphic-properties draw:fill="solid" draw:fill-color="#b2e6b2"/>
      <style:paragraph-properties fo:text-align="start" style:font-independent-line-spacing="true"/>
      <style:text-properties fo:font-size="24pt"/>
    </style:style>
    <style:style style:name="P38" style:family="paragraph">
      <loext:graphic-properties draw:fill-color="#ffffff"/>
    </style:style>
    <style:style style:name="P39" style:family="paragraph">
      <loext:graphic-properties draw:fill="solid" draw:fill-color="#e2e2e2"/>
      <style:paragraph-properties fo:text-align="start" style:font-independent-line-spacing="true"/>
      <style:text-properties fo:font-size="24pt"/>
    </style:style>
    <style:style style:name="P40" style:family="paragraph">
      <loext:graphic-properties draw:fill="solid" draw:fill-color="#e0e0e0"/>
      <style:paragraph-properties fo:text-align="start" style:font-independent-line-spacing="true"/>
      <style:text-properties fo:font-size="24pt"/>
    </style:style>
    <style:style style:name="P41" style:family="paragraph">
      <style:paragraph-properties fo:margin-top="0.423cm" fo:margin-bottom="0cm" fo:line-height="95%" fo:text-align="start" style:punctuation-wrap="hanging" style:writing-mode="lr-tb"/>
    </style:style>
    <style:style style:name="P42" style:family="paragraph">
      <style:paragraph-properties fo:margin-left="0.953cm" fo:margin-right="0cm" fo:margin-top="0.169cm" fo:margin-bottom="0cm" fo:line-height="100%" fo:text-align="start" fo:text-indent="-0.952cm" style:punctuation-wrap="hanging" style:writing-mode="lr-tb">
        <style:tab-stops>
          <style:tab-stop style:position="0cm"/>
        </style:tab-stops>
      </style:paragraph-properties>
    </style:style>
    <style:style style:name="P43" style:family="paragraph">
      <style:paragraph-properties fo:margin-left="0cm" fo:margin-right="0cm" fo:margin-top="0.169cm" fo:margin-bottom="0cm" fo:line-height="100%" fo:text-align="start" fo:text-indent="0cm" style:punctuation-wrap="hanging" style:writing-mode="lr-tb">
        <style:tab-stops>
          <style:tab-stop style:position="1.067cm"/>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style>
    <style:style style:name="P44" style:family="paragraph">
      <style:paragraph-properties fo:margin-left="0cm" fo:margin-right="0cm" fo:margin-top="0.141cm" fo:margin-bottom="0cm" fo:line-height="100%" fo:text-align="start" fo:text-indent="0cm" style:punctuation-wrap="hanging" style:writing-mode="lr-tb">
        <style:tab-stops>
          <style:tab-stop style:position="1.067cm"/>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style>
    <style:style style:name="P45"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46" style:family="paragraph">
      <loext:graphic-properties draw:fill="solid" draw:fill-color="#ff9999"/>
      <style:paragraph-properties fo:text-align="start" style:font-independent-line-spacing="true"/>
      <style:text-properties fo:font-size="24pt"/>
    </style:style>
    <style:style style:name="P47" style:family="paragraph">
      <style:paragraph-properties fo:margin-top="0cm" fo:margin-bottom="0cm" fo:line-height="100%" fo:text-align="start" style:punctuation-wrap="simple" style:writing-mode="lr-tb">
        <style:tab-stops>
          <style:tab-stop style:position="1.27cm"/>
        </style:tab-stops>
      </style:paragraph-properties>
    </style:style>
    <style:style style:name="P48" style:family="paragraph">
      <loext:graphic-properties draw:fill="gradient" draw:fill-gradient-name="Gradient_20_2" draw:opacity-name="msTransGradient_20_1"/>
      <style:paragraph-properties fo:text-align="start" style:font-independent-line-spacing="true"/>
      <style:text-properties fo:font-size="24pt"/>
    </style:style>
    <style:style style:name="P49" style:family="paragraph">
      <loext:graphic-properties draw:fill="solid" draw:fill-color="#bfbfbf"/>
      <style:paragraph-properties fo:text-align="start" style:font-independent-line-spacing="true"/>
      <style:text-properties fo:font-size="24pt"/>
    </style:style>
    <style:style style:name="P50" style:family="paragraph">
      <loext:graphic-properties draw:fill="solid" draw:fill-color="#d6d6f5"/>
      <style:paragraph-properties fo:text-align="start" style:font-independent-line-spacing="true"/>
      <style:text-properties fo:font-size="24pt"/>
    </style:style>
    <style:style style:name="P5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52" style:family="paragraph">
      <style:paragraph-properties fo:margin-top="0cm" fo:margin-bottom="0cm" fo:line-height="98%" fo:text-align="start"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3" style:family="paragraph">
      <loext:graphic-properties draw:fill="solid" draw:fill-color="#a9e39d"/>
      <style:paragraph-properties fo:text-align="start" style:font-independent-line-spacing="true"/>
      <style:text-properties fo:font-size="24pt"/>
    </style:style>
    <style:style style:name="P54" style:family="paragraph">
      <style:paragraph-properties fo:margin-left="0cm" fo:margin-right="0cm" fo:margin-top="0cm" fo:margin-bottom="0cm" fo:line-height="98%"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variant="normal" fo:text-transform="none" fo:color="#000000" loext:opacity="100%" style:text-line-through-style="none" style:text-line-through-type="none" style:text-position="0% 100%" style:font-name="Calibri2"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Calibri2"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5"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2"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10" style:family="text">
      <style:text-properties fo:font-variant="normal" fo:text-transform="none" fo:color="#000000" loext:opacity="100%" style:text-line-through-style="none" style:text-line-through-type="none" style:text-position="0% 100%" style:font-name="Calibri2"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b3b3b3" loext:opacity="10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2"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Calibri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Calibri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alibri2"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8" style:family="text">
      <style:text-properties fo:font-variant="normal" fo:text-transform="none" fo:color="#ff0000" loext:opacity="100%" style:text-line-through-style="none" style:text-line-through-type="none" style:text-position="0% 100%" style:font-name="Calibri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Courier New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ourier New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Arial Narrow"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Courier New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3" style:family="text">
      <style:text-properties fo:font-variant="normal" fo:text-transform="none" fo:color="#c00000" loext:opacity="100%" style:text-line-through-style="none" style:text-line-through-type="none" style:text-position="0% 100%" style:font-name="Calibri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Courier New1" fo:font-size="12pt" fo:letter-spacing="normal"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26" style:family="text">
      <style:text-properties fo:font-variant="normal" fo:text-transform="none" fo:color="#ff0000" loext:opacity="1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variant="normal" fo:text-transform="none" fo:color="#ff0000" loext:opacity="10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Arial Narro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Arial Narrow"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30" style:family="text">
      <style:text-properties fo:font-variant="normal" fo:text-transform="none" fo:color="#000000" loext:opacity="100%" style:text-line-through-style="none" style:text-line-through-type="none" style:text-position="0% 100%" style:font-name="Arial Narrow"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ff0000" loext:opacity="100%" style:text-line-through-style="none" style:text-line-through-type="none" style:text-position="0% 100%" style:font-name="Arial Narro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Time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Arial Narrow"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5" style:family="text">
      <style:text-properties fo:font-variant="normal" fo:text-transform="none" fo:color="#ff0000" loext:opacity="100%" style:text-line-through-style="none" style:text-line-through-type="none" style:text-position="0% 100%" style:font-name="Calibri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6" style:family="text">
      <style:text-properties fo:font-variant="normal" fo:text-transform="none" fo:color="#ff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7" style:family="text">
      <style:text-properties fo:font-variant="normal" fo:text-transform="none" fo:color="#000000" loext:opacity="100%" style:text-line-through-style="none" style:text-line-through-type="none" style:text-position="0% 100%" style:font-name="Arial Narrow"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8" style:family="text">
      <style:text-properties fo:font-variant="normal" fo:text-transform="none" fo:color="#000000" loext:opacity="100%" style:text-line-through-style="none" style:text-line-through-type="none" style:text-position="0% 100%" style:font-name="Arial Narrow"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Arial Narrow"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Arial Narrow"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Arial Narrow"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46" style:family="text">
      <style:text-properties fo:font-variant="normal" fo:text-transform="none" fo:color="#000000" loext:opacity="100%" style:text-line-through-style="none" style:text-line-through-type="none" style:text-position="0% 100%" style:font-name="Arial Narrow"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7" style:family="text">
      <style:text-properties fo:font-variant="normal" fo:text-transform="none" fo:color="#000000" loext:opacity="100%" style:text-line-through-style="none" style:text-line-through-type="none" style:text-position="0% 100%" style:font-name="Arial Narrow"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48" style:family="text">
      <style:text-properties fo:font-variant="normal" fo:text-transform="none" fo:color="#ff0000" loext:opacity="100%" style:text-line-through-style="none" style:text-line-through-type="none" style:text-position="0% 100%" style:font-name="Arial Narrow"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9" style:family="text">
      <style:text-properties fo:font-variant="normal" fo:text-transform="none" fo:color="#bfbfbf" loext:opacity="10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0" style:family="text">
      <style:text-properties fo:font-variant="normal" fo:text-transform="none" fo:color="#c00000" loext:opacity="10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1"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Courier New1"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Courier New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6" style:family="text">
      <style:text-properties fo:font-variant="normal" fo:text-transform="none" fo:color="#ff0000" loext:opacity="100%" style:text-line-through-style="none" style:text-line-through-type="none" style:text-position="0% 100%" style:font-name="Calibri2"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57" style:family="text">
      <style:text-properties fo:font-variant="normal" fo:text-transform="none" fo:color="#000000" loext:opacity="1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name-complex="Arial" style:font-size-complex="36pt" style:font-style-complex="normal" style:font-weight-complex="bold"/>
    </style:style>
    <style:style style:name="T58"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60" style:family="text">
      <style:text-properties fo:font-variant="normal" fo:text-transform="none" fo:color="#ff0000" loext:opacity="100%"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name-complex="Arial" style:font-size-complex="14pt" style:font-style-complex="normal" style:font-weight-complex="bold"/>
    </style:style>
    <style:style style:name="T61" style:family="text">
      <style:text-properties fo:font-variant="normal" fo:text-transform="none" fo:color="#22228b" loext:opacity="100%"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name-complex="Arial" style:font-size-complex="18pt" style:font-style-complex="normal" style:font-weight-complex="bold"/>
    </style:style>
    <style:style style:name="T62" style:family="text">
      <style:text-properties fo:font-variant="normal" fo:text-transform="none" fo:color="#ff0000" loext:opacity="100%" style:text-line-through-style="none" style:text-line-through-type="none" style:text-position="0% 100%" style:font-name="Calibri2"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63" style:family="text">
      <style:text-properties fo:font-variant="normal" fo:text-transform="none" fo:color="#000000" loext:opacity="100%" style:text-line-through-style="none" style:text-line-through-type="none" style:text-position="0% 100%" style:font-name="Calibri2"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64" style:family="text">
      <style:text-properties fo:font-variant="normal" fo:text-transform="none" fo:color="#000000" loext:opacity="100%" style:text-line-through-style="none" style:text-line-through-type="none" style:text-position="0% 100%" style:font-name="Calibri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65" style:family="text">
      <style:text-properties fo:font-variant="normal" fo:text-transform="none" fo:color="#000000" loext:opacity="100%"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6" style:family="text">
      <style:text-properties fo:font-variant="normal" fo:text-transform="none" fo:color="#c00000" loext:opacity="100%" style:text-line-through-style="none" style:text-line-through-type="none" style:text-position="0% 100%" style:font-name="Calibri2"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67" style:family="text">
      <style:text-properties fo:font-variant="normal" fo:text-transform="none" fo:color="#c00000" loext:opacity="1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8" style:family="text">
      <style:text-properties fo:font-variant="normal" fo:text-transform="none" fo:color="#ff0000" loext:opacity="1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Calibri2" fo:font-size="22pt" fo:letter-spacing="normal" fo:font-style="italic" style:text-underline-style="none" fo:font-weight="bold" style:font-size-asian="22pt" style:font-style-asian="italic" style:font-weight-asian="bold" style:font-size-complex="2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ff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321cm"/>
        <style:text-properties fo:font-family="Arial" style:font-family-generic="swiss" style:font-pitch="variable"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567cm" svg:x="1.905cm" svg:y="4.533cm" presentation:class="title" presentation:user-transformed="true">
          <draw:text-box>
            <text:p text:style-name="P1"><text:span text:style-name="T1">Introduction to performance and the memory hierarchy</text:span><text:span text:style-name="T1"><text:line-break/></text:span><text:span text:style-name="T1"><text:line-break/></text:span><text:span text:style-name="T2">Computer Systems</text:span></text:p>
          </draw:text-box>
        </draw:frame>
        <draw:frame draw:name="Subtitle 2" presentation:style-name="pr2" draw:text-style-name="P5" draw:layer="layout" svg:width="21.329cm" svg:height="4.867cm" svg:x="1.905cm" svg:y="10.795cm" presentation:class="subtitle" presentation:user-transformed="true">
          <draw:text-box>
            <text:p text:style-name="P3"><text:span text:style-name="T3">Michael Kirkedal Thomsen</text:span></text:p>
            <text:p text:style-name="P3"><text:span text:style-name="T3">Finn Schiermer Andersen</text:span></text:p>
            <text:p text:style-name="P3"><text:span text:style-name="T3">Troels Henriksen</text:span></text:p>
            <text:p text:style-name="P3"><text:span text:style-name="T3"/></text:p>
            <text:p text:style-name="P3"><text:span text:style-name="T2"><text:s/></text:span></text:p>
            <text:p text:style-name="P4"><text:span text:style-name="T4">Based on slides by Randal E. Bryant and David R. O’Hallaron</text:span></text:p>
          </draw:text-box>
        </draw:frame>
        <presentation:notes draw:style-name="dp2">
          <draw:page-thumbnail draw:name="Slide Image Placeholder 1" draw:style-name="gr1" draw:layer="layout" svg:width="13.546cm" svg:height="10.159cm" svg:x="3.387cm" svg:y="1.905cm" draw:page-number="1" presentation:class="page"/>
          <draw:frame draw:name="Notes Placeholder 2" presentation:style-name="pr3"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7"><text:span text:style-name="T5"><text:page-number>&lt;number&gt;</text:page-number></text:span></text:p>
            </draw:text-box>
          </draw:frame>
        </presentation:notes>
      </draw:page>
      <draw:page draw:name="Performance!?" draw:style-name="dp1" draw:master-page-name="Title_20_Slide" presentation:presentation-page-layout-name="AL2T11">
        <office:forms form:automatic-focus="false" form:apply-design-mode="false"/>
        <draw:frame draw:name="Rectangle 2" presentation:style-name="pr1" draw:text-style-name="P2" draw:layer="layout" svg:width="14.767cm" svg:height="1.591cm" svg:x="2.963cm" svg:y="1.023cm" presentation:class="title" presentation:user-transformed="true">
          <draw:text-box>
            <text:p text:style-name="P9"><text:span text:style-name="T1">Performance!?</text:span></text:p>
          </draw:text-box>
        </draw:frame>
        <draw:frame draw:name="Rectangle 3" presentation:style-name="pr5" draw:text-style-name="P11" draw:layer="layout" svg:width="24.169cm" svg:height="14.511cm" svg:x="0.807cm" svg:y="3.391cm" presentation:class="outline" presentation:user-transformed="true">
          <draw:text-box>
            <text:p text:style-name="P10"><text:span text:style-name="T6"/></text:p>
            <text:list text:style-name="L4">
              <text:list-item>
                <text:p text:style-name="P10"><text:span text:style-name="T6">How do you define performance?</text:span></text:p>
              </text:list-item>
              <text:list-item>
                <text:p text:style-name="P10"><text:span text:style-name="T6">What influences performance of a computer?</text:span></text:p>
              </text:list-item>
            </text:list>
            <text:p text:style-name="P10"><text:span text:style-name="T6"/></text:p>
            <text:list text:continue-numbering="true" text:style-name="L4">
              <text:list-item>
                <text:p text:style-name="P10"><text:span text:style-name="T6">5 minutes discussion with friend</text:span></text:p>
              </text:list-item>
            </text:list>
            <text:p text:style-name="P10"><text:span text:style-name="T6"/></text:p>
            <text:p text:style-name="P10"><text:span text:style-name="T6"/></text:p>
          </draw:text-box>
        </draw:frame>
        <presentation:notes draw:style-name="dp2">
          <office:forms form:automatic-focus="false" form:apply-design-mode="false"/>
          <draw:page-thumbnail draw:name="Rectangle 2" draw:style-name="gr1" draw:layer="layout" svg:width="13.968cm" svg:height="10.476cm" svg:x="3.81cm" svg:y="2.123cm" draw:page-number="2" presentation:class="page"/>
          <draw:frame draw:name="Rectangle 3" presentation:style-name="pr3" draw:text-style-name="P6" draw:layer="layout" svg:width="14.816cm" svg:height="11.852cm" svg:x="2.752cm" svg:y="12.7cm" presentation:class="notes" presentation:user-transformed="true">
            <draw:text-box>
              <text:p text:style-name="P12"><text:span text:style-name="T7">Change focus from how a computer works to performance</text:span></text:p>
            </draw:text-box>
          </draw:frame>
        </presentation:notes>
      </draw:page>
      <draw:page draw:name="Performance Realities" draw:style-name="dp1" draw:master-page-name="Title_20_Slide" presentation:presentation-page-layout-name="AL2T11">
        <office:forms form:automatic-focus="false" form:apply-design-mode="false"/>
        <draw:frame draw:name="Rectangle 2" presentation:style-name="pr1" draw:text-style-name="P2" draw:layer="layout" svg:width="14.767cm" svg:height="1.591cm" svg:x="2.794cm" svg:y="0.949cm" presentation:class="title" presentation:user-transformed="true">
          <draw:text-box>
            <text:p text:style-name="P9"><text:span text:style-name="T8">Performance Realities</text:span></text:p>
          </draw:text-box>
        </draw:frame>
        <draw:frame draw:name="Rectangle 3" presentation:style-name="pr5" draw:text-style-name="P11" draw:layer="layout" svg:width="24.169cm" svg:height="14.511cm" svg:x="0.807cm" svg:y="3.391cm" presentation:class="outline" presentation:user-transformed="true">
          <draw:text-box>
            <text:list text:style-name="L4">
              <text:list-item>
                <text:p text:style-name="P13"><text:span text:style-name="T9">There’s more to performance than asymptotic complexity</text:span></text:p>
              </text:list-item>
            </text:list>
            <text:p text:style-name="P10"><text:span text:style-name="T6"/></text:p>
            <text:list text:continue-numbering="true" text:style-name="L4">
              <text:list-item>
                <text:p text:style-name="P10"><text:span text:style-name="T10">Constant factors matter too!</text:span></text:p>
              </text:list-item>
            </text:list>
            <text:list text:style-name="L5">
              <text:list-item>
                <text:list>
                  <text:list-item>
                    <text:p text:style-name="P14"><text:span text:style-name="T11">Easily see 10:1 performance range depending on how code is written</text:span></text:p>
                  </text:list-item>
                  <text:list-item>
                    <text:p text:style-name="P14"><text:span text:style-name="T11">Must optimize at multiple levels: </text:span></text:p>
                  </text:list-item>
                </text:list>
              </text:list-item>
            </text:list>
            <text:list text:style-name="L6">
              <text:list-item>
                <text:list>
                  <text:list-item>
                    <text:list>
                      <text:list-item>
                        <text:p text:style-name="P14"><text:span text:style-name="T11">algorithm, data representations, procedures, and loops</text:span></text:p>
                      </text:list-item>
                    </text:list>
                  </text:list-item>
                </text:list>
              </text:list-item>
              <text:list-item>
                <text:p text:style-name="P10"><text:span text:style-name="T10">Must understand system to optimize performance</text:span></text:p>
                <text:list>
                  <text:list-item>
                    <text:p text:style-name="P14"><text:span text:style-name="T11">How programs are compiled and executed</text:span></text:p>
                  </text:list-item>
                  <text:list-item>
                    <text:p text:style-name="P14"><text:span text:style-name="T11">How modern processors + memory systems operate</text:span></text:p>
                  </text:list-item>
                  <text:list-item>
                    <text:p text:style-name="P14"><text:span text:style-name="T11">How to measure program performance and identify bottlenecks</text:span></text:p>
                  </text:list-item>
                  <text:list-item>
                    <text:p text:style-name="P14"><text:span text:style-name="T11">How to improve performance without destroying code modularity and generality</text:span></text:p>
                  </text:list-item>
                </text:list>
              </text:list-item>
            </text:list>
            <text:p text:style-name="P10"><text:span text:style-name="T6"/></text:p>
          </draw:text-box>
        </draw:frame>
        <presentation:notes draw:style-name="dp2">
          <office:forms form:automatic-focus="false" form:apply-design-mode="false"/>
          <draw:page-thumbnail draw:name="Rectangle 2" draw:style-name="gr1" draw:layer="layout" svg:width="13.968cm" svg:height="10.476cm" svg:x="3.81cm" svg:y="2.123cm" draw:page-number="3" presentation:class="page"/>
          <draw:frame draw:name="Rectangle 3" presentation:style-name="pr3" draw:text-style-name="P6" draw:layer="layout" svg:width="14.816cm" svg:height="11.852cm" svg:x="2.752cm" svg:y="12.7cm" presentation:class="notes" presentation:user-transformed="true">
            <draw:text-box>
              <text:p text:style-name="P12"><text:span text:style-name="T7">Change focus from how a computer works to performance</text:span></text:p>
            </draw:text-box>
          </draw:frame>
        </presentation:notes>
      </draw:page>
      <draw:page draw:name="Today"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1">Today</text:span></text:p>
          </draw:text-box>
        </draw:frame>
        <draw:frame draw:name="Content Placeholder 2" presentation:style-name="pr6" draw:text-style-name="P11" draw:layer="layout" svg:width="21.933cm" svg:height="13.81cm" svg:x="1.102cm" svg:y="3.784cm" presentation:class="outline" presentation:user-transformed="true">
          <draw:text-box>
            <text:list text:style-name="L4">
              <text:list-item>
                <text:p text:style-name="P15"><text:span text:style-name="T6">Performance</text:span></text:p>
              </text:list-item>
              <text:list-item>
                <text:p text:style-name="P15"><text:span text:style-name="T12">Storage technologies and trends</text:span></text:p>
              </text:list-item>
              <text:list-item>
                <text:p text:style-name="P15"><text:span text:style-name="T12">Locality of reference</text:span></text:p>
              </text:list-item>
              <text:list-item>
                <text:p text:style-name="P15"><text:span text:style-name="T12">Caching in the memory hierarchy</text:span></text:p>
              </text:list-item>
            </text:list>
          </draw:text-box>
        </draw:frame>
        <draw:custom-shape draw:name="TextBox 3" draw:style-name="gr2" draw:text-style-name="P11" draw:layer="layout" svg:width="0.512cm" svg:height="1.025cm" svg:x="7.921cm" svg:y="15.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Slide Image Placeholder 1" draw:style-name="gr1" draw:layer="layout" svg:width="13.968cm" svg:height="10.476cm" svg:x="3.81cm" svg:y="2.123cm" draw:page-number="4" presentation:class="page"/>
          <draw:frame draw:name="Notes Placeholder 2" presentation:style-name="pr7"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6"><text:span text:style-name="T13"><text:page-number>&lt;number&gt;</text:page-number></text:span></text:p>
            </draw:text-box>
          </draw:frame>
        </presentation:notes>
      </draw:page>
      <draw:page draw:name="Optimizing Compilers" draw:style-name="dp1" draw:master-page-name="Title_20_Slide" presentation:presentation-page-layout-name="AL2T11">
        <office:forms form:automatic-focus="false" form:apply-design-mode="false"/>
        <draw:frame draw:name="Rectangle 2" presentation:style-name="pr1" draw:text-style-name="P2" draw:layer="layout" svg:width="18.224cm" svg:height="1.591cm" svg:x="1.27cm" svg:y="0.847cm" presentation:class="title" presentation:user-transformed="true">
          <draw:text-box>
            <text:p text:style-name="P9"><text:span text:style-name="T1">Optimizing Compilers</text:span></text:p>
          </draw:text-box>
        </draw:frame>
        <draw:frame draw:name="Rectangle 3" presentation:style-name="pr8" draw:text-style-name="P11" draw:layer="layout" svg:width="24.129cm" svg:height="14.604cm" svg:x="0.847cm" svg:y="3.81cm" presentation:class="outline" presentation:user-transformed="true">
          <draw:text-box>
            <text:list text:style-name="L4">
              <text:list-item>
                <text:p text:style-name="P10"><text:span text:style-name="T10">Provide efficient mapping of program to machine</text:span></text:p>
              </text:list-item>
            </text:list>
            <text:list text:style-name="L5">
              <text:list-item>
                <text:list>
                  <text:list-item>
                    <text:p text:style-name="P14"><text:span text:style-name="T11">register allocation</text:span></text:p>
                  </text:list-item>
                  <text:list-item>
                    <text:p text:style-name="P14"><text:span text:style-name="T11">code selection and ordering (scheduling)</text:span></text:p>
                  </text:list-item>
                  <text:list-item>
                    <text:p text:style-name="P14"><text:span text:style-name="T11">dead code elimination</text:span></text:p>
                  </text:list-item>
                  <text:list-item>
                    <text:p text:style-name="P14"><text:span text:style-name="T11">eliminating minor inefficiencies</text:span></text:p>
                  </text:list-item>
                </text:list>
              </text:list-item>
              <text:list-item>
                <text:p text:style-name="P10"><text:span text:style-name="T10">Don’t (usually) improve asymptotic efficiency</text:span></text:p>
                <text:list>
                  <text:list-item>
                    <text:p text:style-name="P14"><text:span text:style-name="T11">up to programmer to select best overall algorithm</text:span></text:p>
                  </text:list-item>
                  <text:list-item>
                    <text:p text:style-name="P14"><text:span text:style-name="T11">big-O savings are (often) more important than constant factors</text:span></text:p>
                  </text:list-item>
                </text:list>
              </text:list-item>
            </text:list>
            <text:list text:style-name="L6">
              <text:list-item>
                <text:list>
                  <text:list-item>
                    <text:list>
                      <text:list-item>
                        <text:p text:style-name="P14"><text:span text:style-name="T11">but constant factors also matter</text:span></text:p>
                      </text:list-item>
                    </text:list>
                  </text:list-item>
                </text:list>
              </text:list-item>
              <text:list-item>
                <text:p text:style-name="P10"><text:span text:style-name="T10">Have difficulty overcoming “optimization blockers”</text:span></text:p>
                <text:list>
                  <text:list-item>
                    <text:p text:style-name="P14"><text:span text:style-name="T11">potential memory aliasing</text:span></text:p>
                  </text:list-item>
                  <text:list-item>
                    <text:p text:style-name="P14"><text:span text:style-name="T11">potential procedure side-effects</text:span></text:p>
                  </text:list-item>
                </text:list>
              </text:list-item>
            </text:list>
          </draw:text-box>
        </draw:frame>
        <presentation:notes draw:style-name="dp2">
          <office:forms form:automatic-focus="false" form:apply-design-mode="false"/>
          <draw:page-thumbnail draw:name="Rectangle 2" draw:style-name="gr1" draw:layer="layout" svg:width="13.968cm" svg:height="10.476cm" svg:x="3.81cm" svg:y="2.123cm" draw:page-number="5"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Limitations of Optimizing Compilers" draw:style-name="dp1" draw:master-page-name="Title_20_Slide" presentation:presentation-page-layout-name="AL2T11">
        <office:forms form:automatic-focus="false" form:apply-design-mode="false"/>
        <draw:frame draw:name="Rectangle 2" presentation:style-name="pr1" draw:text-style-name="P2" draw:layer="layout" svg:width="23.706cm" svg:height="1.591cm" svg:x="1.058cm" svg:y="0.847cm" presentation:class="title" presentation:user-transformed="true">
          <draw:text-box>
            <text:p text:style-name="P9"><text:span text:style-name="T14">Limitations of Optimizing Compilers</text:span></text:p>
          </draw:text-box>
        </draw:frame>
        <draw:frame draw:name="Rectangle 3" presentation:style-name="pr8" draw:text-style-name="P11" draw:layer="layout" svg:width="23.075cm" svg:height="14.498cm" svg:x="0.807cm" svg:y="2.963cm" presentation:class="outline" presentation:user-transformed="true">
          <draw:text-box>
            <text:list text:style-name="L4">
              <text:list-item>
                <text:p text:style-name="P14"><text:span text:style-name="T15">Operate under fundamental constraint</text:span></text:p>
              </text:list-item>
            </text:list>
            <text:list text:style-name="L5">
              <text:list-item>
                <text:list>
                  <text:list-item>
                    <text:p text:style-name="P17"><text:span text:style-name="T16">Must not cause any change in program behavior</text:span></text:p>
                  </text:list-item>
                </text:list>
              </text:list-item>
            </text:list>
            <text:list text:style-name="L6">
              <text:list-item>
                <text:list>
                  <text:list-item>
                    <text:list>
                      <text:list-item>
                        <text:p text:style-name="P17"><text:span text:style-name="T16">Except, possibly when program making use of nonstandard language features</text:span></text:p>
                      </text:list-item>
                    </text:list>
                  </text:list-item>
                  <text:list-item>
                    <text:p text:style-name="P17"><text:span text:style-name="T16">Often prevents it from making optimizations that would only affect behavior under pathological conditions.</text:span></text:p>
                  </text:list-item>
                </text:list>
              </text:list-item>
              <text:list-item>
                <text:p text:style-name="P14"><text:span text:style-name="T15">Behavior that may be obvious to the programmer can <text:s/>be obfuscated by languages and coding styles</text:span></text:p>
                <text:list>
                  <text:list-item>
                    <text:p text:style-name="P17"><text:span text:style-name="T16">e.g., Data ranges may be more limited than variable types suggest</text:span></text:p>
                  </text:list-item>
                </text:list>
              </text:list-item>
              <text:list-item>
                <text:p text:style-name="P14"><text:span text:style-name="T15">Most analysis is performed only within procedures</text:span></text:p>
                <text:list>
                  <text:list-item>
                    <text:p text:style-name="P17"><text:span text:style-name="T16">Whole-program analysis is too expensive in most cases</text:span></text:p>
                  </text:list-item>
                  <text:list-item>
                    <text:p text:style-name="P17"><text:span text:style-name="T16">Newer versions of GCC do interprocedural analysis within individual files</text:span></text:p>
                    <text:list>
                      <text:list-item>
                        <text:p text:style-name="P17"><text:span text:style-name="T16">But, not between code in different files</text:span></text:p>
                      </text:list-item>
                    </text:list>
                  </text:list-item>
                </text:list>
              </text:list-item>
              <text:list-item>
                <text:p text:style-name="P14"><text:span text:style-name="T15">Most analysis is based only on </text:span><text:span text:style-name="T17">static</text:span><text:span text:style-name="T15"> information</text:span></text:p>
                <text:list>
                  <text:list-item>
                    <text:p text:style-name="P17"><text:span text:style-name="T16">Compiler has difficulty anticipating run-time inputs</text:span></text:p>
                  </text:list-item>
                </text:list>
              </text:list-item>
              <text:list-item>
                <text:p text:style-name="P14"><text:span text:style-name="T18">When in doubt, the compiler must be conservative</text:span></text:p>
              </text:list-item>
            </text:list>
          </draw:text-box>
        </draw:frame>
        <presentation:notes draw:style-name="dp2">
          <office:forms form:automatic-focus="false" form:apply-design-mode="false"/>
          <draw:page-thumbnail draw:name="Rectangle 2" draw:style-name="gr1" draw:layer="layout" svg:width="13.968cm" svg:height="10.476cm" svg:x="3.81cm" svg:y="2.123cm" draw:page-number="6"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Matters" draw:style-name="dp1" draw:master-page-name="Title_20_Slide" presentation:presentation-page-layout-name="AL2T11">
        <office:forms form:automatic-focus="false" form:apply-design-mode="false"/>
        <draw:frame draw:name="Rectangle 2" presentation:style-name="pr1" draw:text-style-name="P2" draw:layer="layout" svg:width="21.088cm" svg:height="2.116cm" svg:x="0.992cm" svg:y="1.21cm" presentation:class="title" presentation:user-transformed="true">
          <draw:text-box>
            <text:p text:style-name="P9"><text:span text:style-name="T1">Memory Matters</text:span></text:p>
          </draw:text-box>
        </draw:frame>
        <draw:frame draw:name="Rectangle 9" presentation:style-name="pr5" draw:text-style-name="P11" draw:layer="layout" svg:width="23.075cm" svg:height="2.239cm" svg:x="0.807cm" svg:y="15.663cm" presentation:class="outline" presentation:user-transformed="true">
          <draw:text-box>
            <text:list text:style-name="L7">
              <text:list-item>
                <text:list>
                  <text:list-item>
                    <text:p text:style-name="P14"><text:span text:style-name="T2">Code updates </text:span><text:span text:style-name="T19">b[i]</text:span><text:span text:style-name="T2"> on every iteration</text:span></text:p>
                  </text:list-item>
                  <text:list-item>
                    <text:p text:style-name="P14"><text:span text:style-name="T2">Why couldn’t compiler optimize this away?</text:span></text:p>
                  </text:list-item>
                </text:list>
              </text:list-item>
            </text:list>
          </draw:text-box>
        </draw:frame>
        <draw:line draw:name="Line 4" draw:style-name="gr3" draw:text-style-name="P11" draw:layer="layout" svg:x1="6.35cm" svg:y1="7.62cm" svg:x2="8.043cm" svg:y2="8.89cm">
          <text:p/>
        </draw:line>
        <draw:custom-shape draw:name="Rectangle 7" draw:style-name="gr4" draw:text-style-name="P19" draw:layer="layout" svg:width="14.136cm" svg:height="6.165cm" svg:x="1.539cm" svg:y="3.175cm">
          <text:p text:style-name="P18"><text:span text:style-name="T20">/* Sum rows is of n X n matrix a</text:span></text:p>
          <text:p text:style-name="P18"><text:span text:style-name="T20"><text:s text:c="3"/></text:span><text:span text:style-name="T20">and store in vector b <text:s/>*/</text:span></text:p>
          <text:p text:style-name="P18"><text:span text:style-name="T20">void sum_rows1(double *a, double *b, long n) {</text:span></text:p>
          <text:p text:style-name="P18"><text:span text:style-name="T20"><text:s text:c="4"/></text:span><text:span text:style-name="T20">long i, j;</text:span></text:p>
          <text:p text:style-name="P18"><text:span text:style-name="T20"><text:s text:c="4"/></text:span><text:span text:style-name="T20">for (i = 0; i &lt; n; i++) {</text:span></text:p>
          <text:p text:style-name="P18"><text:span text:style-name="T20"><text:tab/></text:span><text:span text:style-name="T20"><text:tab/></text:span><text:span text:style-name="T20">b[i] = 0;</text:span></text:p>
          <text:p text:style-name="P18"><text:span text:style-name="T20"><text:tab/></text:span><text:span text:style-name="T20"><text:tab/></text:span><text:span text:style-name="T20">for (j = 0; j &lt; n; j++)</text:span></text:p>
          <text:p text:style-name="P18"><text:span text:style-name="T20"><text:tab/></text:span><text:span text:style-name="T20"><text:tab/></text:span><text:span text:style-name="T20"> <text:s text:c="3"/></text:span><text:span text:style-name="T20">b[i] += a[i*n + j];</text:span></text:p>
          <text:p text:style-name="P18"><text:span text:style-name="T20"><text:s text:c="4"/></text:span><text:span text:style-name="T20">}</text:span></text:p>
          <text:p text:style-name="P18"><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Rectangle 2" draw:style-name="gr1" draw:layer="layout" svg:width="13.968cm" svg:height="10.476cm" svg:x="3.81cm" svg:y="2.123cm" draw:page-number="7"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Aliasing" draw:style-name="dp1" draw:master-page-name="Title_20_Slide" presentation:presentation-page-layout-name="AL2T11">
        <office:forms form:automatic-focus="false" form:apply-design-mode="false"/>
        <draw:frame draw:name="Rectangle 2" presentation:style-name="pr1" draw:text-style-name="P2" draw:layer="layout" svg:width="21.088cm" svg:height="2.116cm" svg:x="0.992cm" svg:y="1.21cm" presentation:class="title" presentation:user-transformed="true">
          <draw:text-box>
            <text:p text:style-name="P9"><text:span text:style-name="T1">Memory Aliasing</text:span></text:p>
          </draw:text-box>
        </draw:frame>
        <draw:frame draw:name="Rectangle 3" presentation:style-name="pr5" draw:text-style-name="P11" draw:layer="layout" svg:width="23.075cm" svg:height="2.239cm" svg:x="0.807cm" svg:y="15.663cm" presentation:class="outline" presentation:user-transformed="true">
          <draw:text-box>
            <text:list text:style-name="L7">
              <text:list-item>
                <text:list>
                  <text:list-item>
                    <text:p text:style-name="P14"><text:span text:style-name="T2">Code updates </text:span><text:span text:style-name="T19">b[i]</text:span><text:span text:style-name="T2"> on every iteration</text:span></text:p>
                  </text:list-item>
                  <text:list-item>
                    <text:p text:style-name="P14"><text:span text:style-name="T2">Must consider possibility that these updates will affect program behavior</text:span></text:p>
                  </text:list-item>
                </text:list>
              </text:list-item>
            </text:list>
          </draw:text-box>
        </draw:frame>
        <draw:line draw:name="Line 5" draw:style-name="gr3" draw:text-style-name="P11" draw:layer="layout" svg:x1="6.35cm" svg:y1="7.62cm" svg:x2="8.043cm" svg:y2="8.89cm">
          <text:p/>
        </draw:line>
        <draw:custom-shape draw:name="Rectangle 6" draw:style-name="gr4" draw:text-style-name="P19" draw:layer="layout" svg:width="14.136cm" svg:height="6.167cm" svg:x="1.539cm" svg:y="3.175cm">
          <text:p text:style-name="P18"><text:span text:style-name="T20">/* Sum rows is of n X n matrix a</text:span></text:p>
          <text:p text:style-name="P18"><text:span text:style-name="T20"><text:s text:c="3"/></text:span><text:span text:style-name="T20">and store in vector b <text:s/>*/</text:span></text:p>
          <text:p text:style-name="P18"><text:span text:style-name="T20">void sum_rows1(double *a, double *b, long n) {</text:span></text:p>
          <text:p text:style-name="P18"><text:span text:style-name="T20"><text:s text:c="4"/></text:span><text:span text:style-name="T20">long i, j;</text:span></text:p>
          <text:p text:style-name="P18"><text:span text:style-name="T20"><text:s text:c="4"/></text:span><text:span text:style-name="T20">for (i = 0; i &lt; n; i++) {</text:span></text:p>
          <text:p text:style-name="P18"><text:span text:style-name="T20"><text:tab/></text:span><text:span text:style-name="T20"><text:tab/></text:span><text:span text:style-name="T20">b[i] = 0;</text:span></text:p>
          <text:p text:style-name="P18"><text:span text:style-name="T20"><text:tab/></text:span><text:span text:style-name="T20"><text:tab/></text:span><text:span text:style-name="T20">for (j = 0; j &lt; n; j++)</text:span></text:p>
          <text:p text:style-name="P18"><text:span text:style-name="T20"><text:tab/></text:span><text:span text:style-name="T20"><text:tab/></text:span><text:span text:style-name="T20"> <text:s text:c="3"/></text:span><text:span text:style-name="T20">b[i] += a[i*n + j];</text:span></text:p>
          <text:p text:style-name="P18"><text:span text:style-name="T20"><text:s text:c="4"/></text:span><text:span text:style-name="T20">}</text:span></text:p>
          <text:p text:style-name="P18"><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20" draw:layer="layout" svg:width="6.42cm" svg:height="4.983cm" svg:x="1.482cm" svg:y="10.372cm">
          <text:p text:style-name="P18"><text:span text:style-name="T20">double A[9] = </text:span></text:p>
          <text:p text:style-name="P18"><text:span text:style-name="T20"><text:s text:c="2"/></text:span><text:span text:style-name="T20">{ 0, <text:s text:c="2"/>1, <text:s text:c="2"/>2,</text:span></text:p>
          <text:p text:style-name="P18"><text:span text:style-name="T20"><text:s text:c="4"/></text:span><text:span text:style-name="T20">4, <text:s text:c="2"/>8, <text:s/>16},</text:span></text:p>
          <text:p text:style-name="P18"><text:span text:style-name="T20"><text:s text:c="3"/></text:span><text:span text:style-name="T20">32, <text:s/>64, 128};</text:span></text:p>
          <text:p text:style-name="P18"><text:span text:style-name="T20"/></text:p>
          <text:p text:style-name="P18"><text:span text:style-name="T20">double B[3] = A+3;</text:span></text:p>
          <text:p text:style-name="P18"><text:span text:style-name="T20"/></text:p>
          <text:p text:style-name="P18"><text:span text:style-name="T20">sum_rows1(A, B,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 draw:text-style-name="P21" xml:id="id1" draw:id="id1" draw:layer="layout" svg:width="6.42cm" svg:height="0.839cm" svg:x="16.439cm" svg:y="11.853cm">
          <text:p text:style-name="P18"><text:span text:style-name="T20">i = 0: [3, 8, 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21" draw:layer="layout" svg:width="6.42cm" svg:height="0.839cm" svg:x="16.439cm" svg:y="10.583cm">
          <text:p text:style-name="P18"><text:span text:style-name="T20">init: <text:s/>[4, 8, 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 draw:text-style-name="P21" xml:id="id2" draw:id="id2" draw:layer="layout" svg:width="6.42cm" svg:height="0.839cm" svg:x="16.439cm" svg:y="13.123cm">
          <text:p text:style-name="P18"><text:span text:style-name="T20">i = 1: [3, 22, 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 draw:text-style-name="P21" xml:id="id3" draw:id="id3" draw:layer="layout" svg:width="6.42cm" svg:height="0.839cm" svg:x="16.439cm" svg:y="14.455cm">
          <text:p text:style-name="P18"><text:span text:style-name="T20">i = 2: [3, 22, 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7" draw:text-style-name="P11" draw:layer="layout" svg:width="3.856cm" svg:height="1.265cm" svg:x="15.905cm" svg:y="9.313cm">
          <text:p text:style-name="P18"><text:span text:style-name="T21">Value of </text:span><text:span text:style-name="T22">B</text:span><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office:forms form:automatic-focus="false" form:apply-design-mode="false"/>
          <draw:page-thumbnail draw:name="Rectangle 2" draw:style-name="gr1" draw:layer="layout" svg:width="13.968cm" svg:height="10.476cm" svg:x="3.81cm" svg:y="2.123cm" draw:page-number="8"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Removing Aliasing" draw:style-name="dp1" draw:master-page-name="Title_20_Slide" presentation:presentation-page-layout-name="AL2T11">
        <office:forms form:automatic-focus="false" form:apply-design-mode="false"/>
        <draw:frame draw:name="Rectangle 2" presentation:style-name="pr1" draw:text-style-name="P2" draw:layer="layout" svg:width="21.088cm" svg:height="2.116cm" svg:x="0.992cm" svg:y="1.21cm" presentation:class="title" presentation:user-transformed="true">
          <draw:text-box>
            <text:p text:style-name="P9"><text:span text:style-name="T1">Removing Aliasing</text:span></text:p>
          </draw:text-box>
        </draw:frame>
        <draw:frame draw:name="Rectangle 3" presentation:style-name="pr5" draw:text-style-name="P11" draw:layer="layout" svg:width="23.075cm" svg:height="2.239cm" svg:x="0.807cm" svg:y="15.663cm" presentation:class="outline" presentation:user-transformed="true">
          <draw:text-box>
            <text:list text:style-name="L7">
              <text:list-item>
                <text:list>
                  <text:list-item>
                    <text:p text:style-name="P14"><text:span text:style-name="T2">No need to store intermediate results</text:span></text:p>
                  </text:list-item>
                </text:list>
              </text:list-item>
            </text:list>
          </draw:text-box>
        </draw:frame>
        <draw:custom-shape draw:name="Rectangle 4" draw:style-name="gr8" draw:text-style-name="P22" draw:layer="layout" svg:width="15.662cm" svg:height="3.799cm" svg:x="1.693cm" svg:y="10.583cm">
          <text:p text:style-name="P18"><text:span text:style-name="T20"># sum_rows2 inner loop</text:span></text:p>
          <text:p text:style-name="P18"><text:span text:style-name="T20">.L10:</text:span></text:p>
          <text:p text:style-name="P18"><text:span text:style-name="T20"><text:s text:c="8"/></text:span><text:span text:style-name="T20">addsd <text:s text:c="2"/>(%rdi), %xmm0</text:span><text:span text:style-name="T20"><text:tab/></text:span><text:span text:style-name="T20"># FP load + add</text:span></text:p>
          <text:p text:style-name="P18"><text:span text:style-name="T20"><text:s text:c="8"/></text:span><text:span text:style-name="T20">addq <text:s text:c="3"/>$8, %rdi</text:span></text:p>
          <text:p text:style-name="P18"><text:span text:style-name="T20"><text:s text:c="8"/></text:span><text:span text:style-name="T20">cmpq <text:s text:c="3"/>%rax, %rdi</text:span></text:p>
          <text:p text:style-name="P18"><text:span text:style-name="T20"><text:s text:c="8"/></text:span><text:span text:style-name="T20">jne <text:s text:c="4"/>.L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3" draw:text-style-name="P11" draw:layer="layout" svg:x1="6.35cm" svg:y1="7.62cm" svg:x2="8.043cm" svg:y2="8.89cm">
          <text:p/>
        </draw:line>
        <draw:custom-shape draw:name="Rectangle 6" draw:style-name="gr4" draw:text-style-name="P19" draw:layer="layout" svg:width="14.136cm" svg:height="6.759cm" svg:x="1.539cm" svg:y="3.175cm">
          <text:p text:style-name="P18"><text:span text:style-name="T20">/* Sum rows is of n X n matrix a</text:span></text:p>
          <text:p text:style-name="P18"><text:span text:style-name="T20"><text:s text:c="3"/></text:span><text:span text:style-name="T20">and store in vector b <text:s/>*/</text:span></text:p>
          <text:p text:style-name="P18"><text:span text:style-name="T20">void sum_rows2(double *a, double *b, long n) {</text:span></text:p>
          <text:p text:style-name="P18"><text:span text:style-name="T20"><text:s text:c="4"/></text:span><text:span text:style-name="T20">long i, j;</text:span></text:p>
          <text:p text:style-name="P18"><text:span text:style-name="T20"><text:s text:c="4"/></text:span><text:span text:style-name="T20">for (i = 0; i &lt; n; i++) {</text:span></text:p>
          <text:p text:style-name="P18"><text:span text:style-name="T20"><text:tab/></text:span><text:span text:style-name="T20">double val = 0;</text:span></text:p>
          <text:p text:style-name="P18"><text:span text:style-name="T20"><text:tab/></text:span><text:span text:style-name="T20">for (j = 0; j &lt; n; j++)</text:span></text:p>
          <text:p text:style-name="P18"><text:span text:style-name="T20"><text:tab/></text:span><text:span text:style-name="T20"> <text:s text:c="3"/></text:span><text:span text:style-name="T20">val += a[i*n + j];</text:span></text:p>
          <text:p text:style-name="P18"><text:span text:style-name="T20"><text:s text:c="9"/></text:span><text:span text:style-name="T20">b[i] = val;</text:span></text:p>
          <text:p text:style-name="P18"><text:span text:style-name="T20"><text:s text:c="4"/></text:span><text:span text:style-name="T20">}</text:span></text:p>
          <text:p text:style-name="P18"><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Rectangle 2" draw:style-name="gr1" draw:layer="layout" svg:width="13.968cm" svg:height="10.476cm" svg:x="3.81cm" svg:y="2.123cm" draw:page-number="9"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Cycles Per Element (CPE)" draw:style-name="dp1" draw:master-page-name="Title_20_Slide" presentation:presentation-page-layout-name="AL2T11">
        <office:forms form:automatic-focus="false" form:apply-design-mode="false"/>
        <draw:frame draw:name="Rectangle 2" presentation:style-name="pr1" draw:text-style-name="P2" draw:layer="layout" svg:width="22.612cm" svg:height="1.591cm" svg:x="1.27cm" svg:y="1.058cm" presentation:class="title" presentation:user-transformed="true">
          <draw:text-box>
            <text:p text:style-name="P9"><text:span text:style-name="T1">Cycles Per Element (CPE)</text:span></text:p>
          </draw:text-box>
        </draw:frame>
        <draw:frame draw:name="Rectangle 3" presentation:style-name="pr5" draw:text-style-name="P11" draw:layer="layout" svg:width="23.075cm" svg:height="4.21cm" svg:x="0.807cm" svg:y="2.752cm" presentation:class="outline" presentation:user-transformed="true">
          <draw:text-box>
            <text:list text:style-name="L4">
              <text:list-item>
                <text:p text:style-name="P14"><text:span text:style-name="T3">Convenient way to express performance of program that operates on vectors or lists</text:span></text:p>
              </text:list-item>
              <text:list-item>
                <text:p text:style-name="P14"><text:span text:style-name="T3">Length = n</text:span></text:p>
              </text:list-item>
              <text:list-item>
                <text:p text:style-name="P14"><text:span text:style-name="T3">In our case: </text:span><text:span text:style-name="T23">CPE = cycles per OP</text:span></text:p>
              </text:list-item>
              <text:list-item>
                <text:p text:style-name="P14"><text:span text:style-name="T3">T = CPE*n + Overhead</text:span></text:p>
              </text:list-item>
            </text:list>
            <text:list text:style-name="L5">
              <text:list-item>
                <text:list>
                  <text:list-item>
                    <text:p text:style-name="P23"><text:span text:style-name="T16">CPE is slope of line</text:span></text:p>
                  </text:list-item>
                </text:list>
              </text:list-item>
            </text:list>
          </draw:text-box>
        </draw:frame>
        <draw:frame draw:name="Chart 6" draw:style-name="gr9" draw:text-style-name="P24" draw:layer="layout" svg:width="15.985cm" svg:height="9.101cm" svg:x="4.868cm" svg:y="9.102cm">
          <draw:object xlink:href="./Object 1" xlink:type="simple" xlink:show="embed" xlink:actuate="onLoad">
            <loext:p/>
          </draw:object>
          <draw:image xlink:href="./ObjectReplacements/Object 1" xlink:type="simple" xlink:show="embed" xlink:actuate="onLoad"/>
        </draw:frame>
        <draw:custom-shape draw:name="Text Box 2" draw:style-name="gr10" draw:text-style-name="P26" draw:layer="layout" svg:width="2.314cm" svg:height="1.089cm" svg:x="11.528cm" svg:y="11.581cm">
          <text:p text:style-name="P25"><text:span text:style-name="T24">psum1</text:span></text:p>
          <text:p text:style-name="P25"><text:span text:style-name="T25">Slope = 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11" draw:text-style-name="P26" draw:layer="layout" svg:width="2.314cm" svg:height="1.077cm" svg:x="12.579cm" svg:y="14.514cm">
          <text:p text:style-name="P25"><text:span text:style-name="T25"><text:s/></text:span><text:span text:style-name="T24">psum2</text:span></text:p>
          <text:p text:style-name="P25"><text:span text:style-name="T25">Slope =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Rectangle 2" draw:style-name="gr1" draw:layer="layout" svg:width="13.968cm" svg:height="10.476cm" svg:x="3.81cm" svg:y="2.123cm" draw:page-number="10"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Today"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1">Today</text:span></text:p>
          </draw:text-box>
        </draw:frame>
        <draw:frame draw:name="Content Placeholder 2" presentation:style-name="pr6" draw:text-style-name="P11" draw:layer="layout" svg:width="21.933cm" svg:height="13.81cm" svg:x="1.102cm" svg:y="3.784cm" presentation:class="outline" presentation:user-transformed="true">
          <draw:text-box>
            <text:list text:style-name="L4">
              <text:list-item>
                <text:p text:style-name="P15"><text:span text:style-name="T12">Performance</text:span></text:p>
              </text:list-item>
              <text:list-item>
                <text:p text:style-name="P15"><text:span text:style-name="T6">Storage technologies and trends</text:span></text:p>
              </text:list-item>
              <text:list-item>
                <text:p text:style-name="P15"><text:span text:style-name="T12">Locality of reference</text:span></text:p>
              </text:list-item>
              <text:list-item>
                <text:p text:style-name="P15"><text:span text:style-name="T12">Caching in the memory hierarchy</text:span></text:p>
              </text:list-item>
            </text:list>
          </draw:text-box>
        </draw:frame>
        <draw:custom-shape draw:name="TextBox 3" draw:style-name="gr2" draw:text-style-name="P11" draw:layer="layout" svg:width="0.512cm" svg:height="1.025cm" svg:x="7.921cm" svg:y="15.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Slide Image Placeholder 1" draw:style-name="gr1" draw:layer="layout" svg:width="13.968cm" svg:height="10.476cm" svg:x="3.81cm" svg:y="2.123cm" draw:page-number="11" presentation:class="page"/>
          <draw:frame draw:name="Notes Placeholder 2" presentation:style-name="pr7"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6"><text:span text:style-name="T13"><text:page-number>&lt;number&gt;</text:page-number></text:span></text:p>
            </draw:text-box>
          </draw:frame>
        </presentation:notes>
      </draw:page>
      <draw:page draw:name="Random-Access Memory (RAM)" draw:style-name="dp1" draw:master-page-name="Title_20_Slide" presentation:presentation-page-layout-name="AL2T11">
        <office:forms form:automatic-focus="false" form:apply-design-mode="false"/>
        <draw:frame draw:name="Rectangle 1028" presentation:style-name="pr1" draw:text-style-name="P2" draw:layer="layout" svg:width="21.088cm" svg:height="2.116cm" svg:x="0.992cm" svg:y="1.21cm" presentation:class="title" presentation:user-transformed="true">
          <draw:text-box>
            <text:p text:style-name="P9"><text:span text:style-name="T1">Random-Access Memory (RAM)</text:span></text:p>
          </draw:text-box>
        </draw:frame>
        <draw:frame draw:name="Rectangle 1029" presentation:style-name="pr5" draw:text-style-name="P11" draw:layer="layout" svg:width="23.45cm" svg:height="13.81cm" svg:x="1.102cm" svg:y="3.784cm" presentation:class="outline" presentation:user-transformed="true">
          <draw:text-box>
            <text:list text:style-name="L4">
              <text:list-item>
                <text:p text:style-name="P10"><text:span text:style-name="T6">Key features</text:span></text:p>
              </text:list-item>
            </text:list>
            <text:list text:style-name="L5">
              <text:list-item>
                <text:list>
                  <text:list-item>
                    <text:p text:style-name="P14"><text:span text:style-name="T26">RAM</text:span><text:span text:style-name="T2"> is traditionally packaged as a chip.</text:span></text:p>
                  </text:list-item>
                  <text:list-item>
                    <text:p text:style-name="P14"><text:span text:style-name="T2">Basic storage unit is normally a </text:span><text:span text:style-name="T26">cell</text:span><text:span text:style-name="T2"> (one bit per cell).</text:span></text:p>
                  </text:list-item>
                  <text:list-item>
                    <text:p text:style-name="P14"><text:span text:style-name="T2">Multiple RAM chips form a memory.</text:span></text:p>
                  </text:list-item>
                </text:list>
              </text:list-item>
            </text:list>
            <text:p text:style-name="P10"><text:span text:style-name="T6"/></text:p>
            <text:list text:continue-numbering="true" text:style-name="L5">
              <text:list-item>
                <text:p text:style-name="P10"><text:span text:style-name="T6">RAM comes in two varieties:</text:span></text:p>
                <text:list>
                  <text:list-item>
                    <text:p text:style-name="P14"><text:span text:style-name="T2">SRAM (Static RAM)</text:span></text:p>
                  </text:list-item>
                  <text:list-item>
                    <text:p text:style-name="P14"><text:span text:style-name="T2">DRAM (Dynamic RAM)</text:span></text:p>
                  </text:list-item>
                </text:list>
              </text:list-item>
            </text:list>
          </draw:text-box>
        </draw:frame>
        <presentation:notes draw:style-name="dp2">
          <office:forms form:automatic-focus="false" form:apply-design-mode="false"/>
          <draw:page-thumbnail draw:name="Rectangle 2" draw:style-name="gr1" draw:layer="layout" svg:width="13.968cm" svg:height="10.476cm" svg:x="3.81cm" svg:y="2.123cm" draw:page-number="12"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Enhanced DRAMs" draw:style-name="dp1" draw:master-page-name="Title_20_Slide" presentation:presentation-page-layout-name="AL2T11">
        <office:forms form:automatic-focus="false" form:apply-design-mode="false"/>
        <draw:frame draw:name="Rectangle 1028" presentation:style-name="pr1" draw:text-style-name="P2" draw:layer="layout" svg:width="21.088cm" svg:height="2.116cm" svg:x="0.992cm" svg:y="1.21cm" presentation:class="title" presentation:user-transformed="true">
          <draw:text-box>
            <text:p text:style-name="P9"><text:span text:style-name="T1">Enhanced DRAMs</text:span></text:p>
          </draw:text-box>
        </draw:frame>
        <draw:frame draw:name="Rectangle 1029" presentation:style-name="pr9" draw:text-style-name="P11" draw:layer="layout" svg:width="23.873cm" svg:height="14.207cm" svg:x="1.102cm" svg:y="3.784cm" presentation:class="outline" presentation:user-transformed="true">
          <draw:text-box>
            <text:list text:style-name="L4">
              <text:list-item>
                <text:p text:style-name="P10"><text:span text:style-name="T6">Basic DRAM cell has not changed since its invention in 1966.</text:span></text:p>
              </text:list-item>
            </text:list>
            <text:list text:style-name="L5">
              <text:list-item>
                <text:list>
                  <text:list-item>
                    <text:p text:style-name="P14"><text:span text:style-name="T2">Commercialized by Intel in 1970. </text:span></text:p>
                  </text:list-item>
                </text:list>
              </text:list-item>
              <text:list-item>
                <text:p text:style-name="P10"><text:span text:style-name="T6">DRAM cores with better interface logic and faster I/O </text:span></text:p>
                <text:list>
                  <text:list-item>
                    <text:p text:style-name="P14"><text:span text:style-name="T2">Synchronous DRAM (</text:span><text:span text:style-name="T26">SDRAM</text:span><text:span text:style-name="T2">)</text:span></text:p>
                  </text:list-item>
                </text:list>
              </text:list-item>
            </text:list>
            <text:list text:style-name="L6">
              <text:list-item>
                <text:list>
                  <text:list-item>
                    <text:list>
                      <text:list-item>
                        <text:p text:style-name="P14"><text:span text:style-name="T2">Uses a conventional clock signal instead of asynchronous control</text:span></text:p>
                      </text:list-item>
                      <text:list-item>
                        <text:p text:style-name="P14"><text:span text:style-name="T2">Allows reuse of the row addresses (e.g., RAS, CAS, CAS, CAS)</text:span></text:p>
                      </text:list-item>
                    </text:list>
                  </text:list-item>
                </text:list>
              </text:list-item>
            </text:list>
            <text:p text:style-name="P27"><text:span text:style-name="T2"/></text:p>
            <text:list text:continue-numbering="true" text:style-name="L6">
              <text:list-item>
                <text:list>
                  <text:list-item>
                    <text:p text:style-name="P14"><text:span text:style-name="T2">Double data-rate synchronous DRAM (</text:span><text:span text:style-name="T26">DDR SDRAM</text:span><text:span text:style-name="T2">)</text:span></text:p>
                    <text:list>
                      <text:list-item>
                        <text:p text:style-name="P14"><text:span text:style-name="T2">Double edge clocking sends two bits per cycle per pin</text:span></text:p>
                      </text:list-item>
                      <text:list-item>
                        <text:p text:style-name="P14"><text:span text:style-name="T2">Different types distinguished by size of small prefetch buffer:</text:span></text:p>
                      </text:list-item>
                    </text:list>
                  </text:list-item>
                </text:list>
              </text:list-item>
            </text:list>
            <text:list text:style-name="L8">
              <text:list-item>
                <text:list>
                  <text:list-item>
                    <text:list>
                      <text:list-item>
                        <text:list>
                          <text:list-item>
                            <text:p text:style-name="P14"><text:span text:style-name="T26">DDR</text:span><text:span text:style-name="T2"> (2 bits), </text:span><text:span text:style-name="T26">DDR2</text:span><text:span text:style-name="T2"> (4 bits), </text:span><text:span text:style-name="T26">DDR3</text:span><text:span text:style-name="T2"> (8 bits)</text:span></text:p>
                          </text:list-item>
                        </text:list>
                      </text:list-item>
                      <text:list-item>
                        <text:p text:style-name="P14"><text:span text:style-name="T2">By 2010, standard for most server and desktop systems</text:span></text:p>
                      </text:list-item>
                      <text:list-item>
                        <text:p text:style-name="P14"><text:span text:style-name="T2">Intel Core i7 supports only DDR3 SDRAM</text:span></text:p>
                      </text:list-item>
                    </text:list>
                  </text:list-item>
                </text:list>
              </text:list-item>
            </text:list>
            <text:p text:style-name="P27"><text:span text:style-name="T2"/></text:p>
            <text:p text:style-name="P27"><text:span text:style-name="T2"/></text:p>
          </draw:text-box>
        </draw:frame>
        <presentation:notes draw:style-name="dp2">
          <office:forms form:automatic-focus="false" form:apply-design-mode="false"/>
          <draw:page-thumbnail draw:name="Rectangle 2" draw:style-name="gr1" draw:layer="layout" svg:width="13.968cm" svg:height="10.476cm" svg:x="3.81cm" svg:y="2.123cm" draw:page-number="13"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Traditional Bus Structure Connecting &#10;CPU and Memory" draw:style-name="dp1" draw:master-page-name="Title_20_Slide" presentation:presentation-page-layout-name="AL2T11">
        <office:forms form:automatic-focus="false" form:apply-design-mode="false"/>
        <draw:frame draw:name="Rectangle 26" presentation:style-name="pr10" draw:text-style-name="P2" draw:layer="layout" svg:width="24.407cm" svg:height="2.116cm" svg:x="0.992cm" svg:y="1.21cm" presentation:class="title" presentation:user-transformed="true">
          <draw:text-box>
            <text:p text:style-name="P9"><text:span text:style-name="T1">Traditional Bus Structure Connecting </text:span><text:span text:style-name="T1"><text:line-break/></text:span><text:span text:style-name="T1">CPU and Memory</text:span></text:p>
          </draw:text-box>
        </draw:frame>
        <draw:frame draw:name="Rectangle 27" presentation:style-name="pr5" draw:text-style-name="P11" draw:layer="layout" svg:width="21.933cm" svg:height="13.81cm" svg:x="1.102cm" svg:y="4.18cm" presentation:class="outline" presentation:user-transformed="true">
          <draw:text-box>
            <text:list text:style-name="L4">
              <text:list-item>
                <text:p text:style-name="P10"><text:span text:style-name="T6">A </text:span><text:span text:style-name="T27">bus</text:span><text:span text:style-name="T6"> is a collection of parallel wires that carry address, data, and control signals.</text:span></text:p>
              </text:list-item>
              <text:list-item>
                <text:p text:style-name="P10"><text:span text:style-name="T6">Buses are typically shared by multiple devices.</text:span></text:p>
              </text:list-item>
            </text:list>
          </draw:text-box>
        </draw:frame>
        <draw:custom-shape draw:name="Rectangle 5" draw:style-name="gr12" draw:text-style-name="P11" draw:layer="layout" svg:width="2.914cm" svg:height="2.927cm" svg:x="21.215cm" svg:y="14.825cm">
          <text:p text:style-name="P28"><text:span text:style-name="T28">Main</text:span></text:p>
          <text:p text:style-name="P28"><text:span text:style-name="T28">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3" draw:text-style-name="P29" draw:layer="layout" svg:width="4.779cm" svg:height="1.71cm" svg:x="16.334cm" svg:y="15.311cm">
          <text:p/>
          <draw:enhanced-geometry draw:mirror-horizontal="false" draw:mirror-vertical="false" svg:viewBox="0 0 0 0" draw:text-areas="?f12 ?f8 ?f13 ?f9" draw:type="ooxml-leftRightArrow" draw:modifiers="50000 55876"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Rectangle 7" draw:style-name="gr12" draw:text-style-name="P11" draw:layer="layout" svg:width="2.914cm" svg:height="1.851cm" svg:x="13.401cm" svg:y="15.412cm">
          <text:p text:style-name="P28"><text:span text:style-name="T28">I/O </text:span></text:p>
          <text:p text:style-name="P28"><text:span text:style-name="T28">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13" draw:text-style-name="P29" draw:layer="layout" svg:width="4.656cm" svg:height="1.71cm" svg:x="8.731cm" svg:y="15.311cm">
          <text:p/>
          <draw:enhanced-geometry draw:mirror-horizontal="false" draw:mirror-vertical="false" svg:viewBox="0 0 0 0" draw:text-areas="?f12 ?f8 ?f13 ?f9" draw:type="ooxml-leftRightArrow" draw:modifiers="50000 54433"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Rectangle 9" draw:style-name="gr12" draw:text-style-name="P11" draw:layer="layout" svg:width="6.005cm" svg:height="1.851cm" svg:x="2.641cm" svg:y="15.412cm">
          <text:p text:style-name="P28"><text:span text:style-name="T28">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1" draw:layer="layout" svg:width="2.191cm" svg:height="0.488cm" svg:x="5.578cm" svg:y="11.1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1" draw:layer="layout" svg:width="2.191cm" svg:height="0.488cm" svg:x="5.578cm" svg:y="1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 draw:text-style-name="P11" draw:layer="layout" svg:width="2.191cm" svg:height="0.484cm" svg:x="5.578cm" svg:y="12.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4" draw:text-style-name="P11" draw:layer="layout" svg:width="2.191cm" svg:height="0.488cm" svg:x="5.578cm" svg:y="12.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4" draw:text-style-name="P11" draw:layer="layout" svg:width="2.191cm" svg:height="0.488cm" svg:x="5.578cm" svg:y="13.1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5" draw:style-name="gr14" draw:text-style-name="P11" draw:layer="layout" svg:width="1.423cm" svg:height="1.22cm" svg:x="8.057cm" svg:y="11.161cm">
          <text:p/>
          <draw:enhanced-geometry draw:mirror-horizontal="false" draw:mirror-vertical="false" svg:viewBox="0 0 0 0" draw:text-areas="0 ?f8 ?f12 ?f9" draw:type="ooxml-rightArrow" draw:modifiers="50000 2915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 draw:handle-range-x-minimum="0" draw:handle-range-x-maximum="?f1" draw:handle-position="?f5 0"/>
          </draw:enhanced-geometry>
        </draw:custom-shape>
        <draw:custom-shape draw:name="AutoShape 16" draw:style-name="gr14" draw:text-style-name="P11" draw:layer="layout" svg:width="1.423cm" svg:height="1.22cm" svg:x="7.764cm" svg:y="12.383cm">
          <text:p/>
          <draw:enhanced-geometry draw:mirror-horizontal="true" draw:mirror-vertical="false" svg:viewBox="0 0 0 0" draw:text-areas="0 ?f8 ?f12 ?f9" draw:type="ooxml-rightArrow" draw:modifiers="50000 2915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 draw:handle-range-x-minimum="0" draw:handle-range-x-maximum="?f1" draw:handle-position="?f5 0"/>
          </draw:enhanced-geometry>
        </draw:custom-shape>
        <draw:custom-shape draw:name="Rectangle 17" draw:style-name="gr12" draw:text-style-name="P11" draw:layer="layout" svg:width="1.706cm" svg:height="3.417cm" svg:x="9.481cm" svg:y="10.676cm">
          <text:p text:style-name="P28"><text:span text:style-name="T28">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1" draw:layer="layout" svg:width="3.145cm" svg:height="0.928cm" svg:x="5.136cm" svg:y="10.204cm">
          <text:p text:style-name="P18"><text:span text:style-name="T28">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9" draw:style-name="gr14" draw:text-style-name="P11" draw:layer="layout" svg:width="1.953cm" svg:height="1.463cm" svg:x="5.816cm" svg:y="13.847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custom-shape draw:name="Rectangle 20" draw:style-name="gr16" draw:text-style-name="P11" draw:layer="layout" svg:width="9.52cm" svg:height="7.813cm" svg:x="2.156cm" svg:y="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5" draw:text-style-name="P11" draw:layer="layout" svg:width="2.56cm" svg:height="0.928cm" svg:x="2.295cm" svg:y="9.034cm">
          <text:p text:style-name="P18"><text:span text:style-name="T28">CPU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11" draw:layer="layout" svg:width="3.102cm" svg:height="0.928cm" svg:x="12.094cm" svg:y="13.189cm">
          <text:p text:style-name="P18"><text:span text:style-name="T28">System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17" draw:text-style-name="P11" draw:layer="layout" svg:x1="13.387cm" svg:y1="14.093cm" svg:x2="11.187cm" svg:y2="15.557cm">
          <text:p/>
        </draw:line>
        <draw:custom-shape draw:name="Text Box 24" draw:style-name="gr15" draw:text-style-name="P11" draw:layer="layout" svg:width="3.229cm" svg:height="0.928cm" svg:x="16.74cm" svg:y="13.189cm">
          <text:p text:style-name="P18"><text:span text:style-name="T28">Memory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17" draw:text-style-name="P11" draw:layer="layout" svg:x1="18.512cm" svg:y1="14.093cm" svg:x2="18.513cm" svg:y2="15.557cm">
          <text:p/>
        </draw:line>
        <presentation:notes draw:style-name="dp2">
          <office:forms form:automatic-focus="false" form:apply-design-mode="false"/>
          <draw:page-thumbnail draw:name="Rectangle 2" draw:style-name="gr1" draw:layer="layout" svg:width="13.968cm" svg:height="10.476cm" svg:x="3.81cm" svg:y="2.123cm" draw:page-number="14"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Read Transaction (1)" draw:style-name="dp1" draw:master-page-name="Title_20_Slide" presentation:presentation-page-layout-name="AL2T11">
        <office:forms form:automatic-focus="false" form:apply-design-mode="false"/>
        <draw:frame draw:name="Rectangle 32" presentation:style-name="pr1" draw:text-style-name="P2" draw:layer="layout" svg:width="21.088cm" svg:height="2.116cm" svg:x="1.01cm" svg:y="1.27cm" presentation:class="title" presentation:user-transformed="true">
          <draw:text-box>
            <text:p text:style-name="P9"><text:span text:style-name="T14">Memory Read Transaction (1)</text:span></text:p>
          </draw:text-box>
        </draw:frame>
        <draw:frame draw:name="Rectangle 33" presentation:style-name="pr5" draw:text-style-name="P11" draw:layer="layout" svg:width="21.933cm" svg:height="13.81cm" svg:x="1.102cm" svg:y="3.784cm" presentation:class="outline" presentation:user-transformed="true">
          <draw:text-box>
            <text:list text:style-name="L4">
              <text:list-item>
                <text:p text:style-name="P10"><text:span text:style-name="T6">CPU places address A on the memory bus.</text:span></text:p>
              </text:list-item>
            </text:list>
          </draw:text-box>
        </draw:frame>
        <draw:custom-shape draw:name="Rectangle 4" draw:style-name="gr14" draw:text-style-name="P11" draw:layer="layout" svg:width="2.526cm" svg:height="2.539cm" svg:x="18.799cm" svg:y="10.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13" draw:text-style-name="P29" draw:layer="layout" svg:width="4.144cm" svg:height="1.481cm" svg:x="14.565cm" svg:y="11.007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Rectangle 6" draw:style-name="gr12" draw:text-style-name="P11" draw:layer="layout" svg:width="2.526cm" svg:height="1.604cm" svg:x="12.025cm" svg:y="11.095cm">
          <text:p text:style-name="P18"><text:span text:style-name="T28"><text:s/></text:span></text:p>
          <text:p text:style-name="P18"><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3" draw:text-style-name="P29" draw:layer="layout" svg:width="4.034cm" svg:height="1.481cm" svg:x="7.977cm" svg:y="11.007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Rectangle 8" draw:style-name="gr14" draw:text-style-name="P11" draw:layer="layout" svg:width="1.9cm" svg:height="0.422cm" svg:x="5.243cm" svg:y="7.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11" draw:layer="layout" svg:width="1.9cm" svg:height="0.422cm" svg:x="5.24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1" draw:layer="layout" svg:width="1.9cm" svg:height="0.422cm" svg:x="5.243cm" svg:y="8.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1" draw:layer="layout" svg:width="1.9cm" svg:height="0.422cm" svg:x="5.243cm" svg:y="8.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 draw:text-style-name="P11" draw:layer="layout" svg:width="1.9cm" svg:height="0.422cm" svg:x="5.243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14" draw:text-style-name="P11" draw:layer="layout" svg:width="1.234cm" svg:height="1.057cm" svg:x="7.391cm" svg:y="7.408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 draw:handle-range-x-minimum="0" draw:handle-range-x-maximum="?f1" draw:handle-position="?f5 0"/>
          </draw:enhanced-geometry>
        </draw:custom-shape>
        <draw:custom-shape draw:name="AutoShape 14" draw:style-name="gr14" draw:text-style-name="P11" draw:layer="layout" svg:width="1.234cm" svg:height="1.057cm" svg:x="7.144cm" svg:y="8.467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 draw:handle-range-x-minimum="0" draw:handle-range-x-maximum="?f1" draw:handle-position="?f5 0"/>
          </draw:enhanced-geometry>
        </draw:custom-shape>
        <draw:custom-shape draw:name="Rectangle 15" draw:style-name="gr12" draw:text-style-name="P11" draw:layer="layout" svg:width="1.481cm" svg:height="2.962cm" svg:x="8.625cm" svg:y="6.985cm">
          <text:p text:style-name="P28"><text:span text:style-name="T28">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11" draw:layer="layout" svg:width="3.145cm" svg:height="0.928cm" svg:x="4.678cm" svg:y="6.52cm">
          <text:p text:style-name="P28"><text:span text:style-name="T28">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7" draw:style-name="gr14" draw:text-style-name="P11" draw:layer="layout" svg:width="1.692cm" svg:height="1.269cm" svg:x="5.45cm" svg:y="9.737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line draw:name="Line 18" draw:style-name="gr18" draw:text-style-name="P11" draw:layer="layout" svg:x1="7.778cm" svg:y1="11.641cm" svg:x2="18.785cm" svg:y2="11.642cm">
          <text:p/>
        </draw:line>
        <draw:custom-shape draw:name="Rectangle 19" draw:style-name="gr19" draw:text-style-name="P30" draw:layer="layout" svg:width="5.202cm" svg:height="1.604cm" svg:x="2.699cm" svg:y="11.095cm">
          <text:p text:style-name="P28"><text:span text:style-name="T28">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5" draw:text-style-name="P11" draw:layer="layout" svg:width="0.837cm" svg:height="0.928cm" svg:x="16.042cm" svg:y="10.586cm">
          <text:p text:style-name="P28"><text:span text:style-name="T2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5" draw:text-style-name="P11" draw:layer="layout" svg:width="0.761cm" svg:height="0.928cm" svg:x="21.348cm" svg:y="10.247cm">
          <text:p text:style-name="P18"><text:span text:style-name="T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11" draw:layer="layout" svg:width="0.837cm" svg:height="0.928cm" svg:x="21.312cm" svg:y="11.645cm">
          <text:p text:style-name="P18"><text:span text:style-name="T2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2" draw:text-style-name="P11" draw:layer="layout" svg:width="2.539cm" svg:height="0.422cm" svg:x="18.785cm" svg:y="11.897cm">
          <text:p text:style-name="P28"><text:span text:style-name="T30">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3.483cm" svg:height="0.928cm" svg:x="18.224cm" svg:y="9.651cm">
          <text:p text:style-name="P28"><text:span text:style-name="T28">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2.658cm" svg:height="0.928cm" svg:x="11.968cm" svg:y="10.286cm">
          <text:p text:style-name="P28"><text:span text:style-name="T28">I/O 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1.608cm" svg:height="0.928cm" svg:x="3.475cm" svg:y="8.337cm">
          <text:p text:style-name="P28"><text:span text:style-name="T28">%r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20" draw:text-style-name="P11" draw:layer="layout" svg:width="8.203cm" svg:height="1.603cm" svg:x="12.902cm" svg:y="6.773cm">
          <text:p text:style-name="P18"><text:span text:style-name="T31">Load operation</text:span><text:span text:style-name="T28">:</text:span><text:span text:style-name="T32"> </text:span><text:span text:style-name="T33">movq A, %rax</text:span></text:p>
          <text:p text:style-name="P18"><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Rectangle 2" draw:style-name="gr1" draw:layer="layout" svg:width="13.968cm" svg:height="10.476cm" svg:x="3.81cm" svg:y="2.123cm" draw:page-number="15"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Read Transaction (2)" draw:style-name="dp1" draw:master-page-name="Title_20_Slide" presentation:presentation-page-layout-name="AL2T11">
        <office:forms form:automatic-focus="false" form:apply-design-mode="false"/>
        <draw:frame draw:name="Rectangle 28" presentation:style-name="pr1" draw:text-style-name="P2" draw:layer="layout" svg:width="21.088cm" svg:height="2.116cm" svg:x="0.992cm" svg:y="1.21cm" presentation:class="title" presentation:user-transformed="true">
          <draw:text-box>
            <text:p text:style-name="P9"><text:span text:style-name="T14">Memory Read Transaction (2)</text:span></text:p>
          </draw:text-box>
        </draw:frame>
        <draw:frame draw:name="Rectangle 29" presentation:style-name="pr5" draw:text-style-name="P11" draw:layer="layout" svg:width="21.933cm" svg:height="13.81cm" svg:x="1.102cm" svg:y="3.784cm" presentation:class="outline" presentation:user-transformed="true">
          <draw:text-box>
            <text:list text:style-name="L4">
              <text:list-item>
                <text:p text:style-name="P10"><text:span text:style-name="T6">Main memory reads A from the memory bus, retrieves word x, and places it on the bus.</text:span></text:p>
              </text:list-item>
            </text:list>
          </draw:text-box>
        </draw:frame>
        <draw:custom-shape draw:name="AutoShape 4" draw:style-name="gr13" draw:text-style-name="P29" draw:layer="layout" svg:width="4.144cm" svg:height="1.481cm" svg:x="14.579cm" svg:y="10.998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Rectangle 5" draw:style-name="gr14" draw:text-style-name="P11" draw:layer="layout" svg:width="2.526cm" svg:height="1.604cm" svg:x="12.039cm" svg:y="11.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3" draw:text-style-name="P29" draw:layer="layout" svg:width="4.034cm" svg:height="1.481cm" svg:x="7.99cm" svg:y="10.998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Rectangle 7" draw:style-name="gr14" draw:text-style-name="P11" draw:layer="layout" svg:width="1.9cm" svg:height="0.422cm" svg:x="5.256cm" svg:y="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11" draw:layer="layout" svg:width="1.9cm" svg:height="0.422cm" svg:x="5.256cm" svg:y="7.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11" draw:layer="layout" svg:width="1.9cm" svg:height="0.422cm" svg:x="5.256cm" svg:y="8.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1" draw:layer="layout" svg:width="1.9cm" svg:height="0.422cm" svg:x="5.256cm" svg:y="8.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1" draw:layer="layout" svg:width="1.9cm" svg:height="0.422cm" svg:x="5.256cm" svg:y="9.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14" draw:text-style-name="P11" draw:layer="layout" svg:width="1.234cm" svg:height="1.057cm" svg:x="7.404cm" svg:y="7.4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 draw:handle-range-x-minimum="0" draw:handle-range-x-maximum="?f1" draw:handle-position="?f5 0"/>
          </draw:enhanced-geometry>
        </draw:custom-shape>
        <draw:custom-shape draw:name="AutoShape 13" draw:style-name="gr14" draw:text-style-name="P11" draw:layer="layout" svg:width="1.234cm" svg:height="1.057cm" svg:x="7.157cm" svg:y="8.458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 draw:handle-range-x-minimum="0" draw:handle-range-x-maximum="?f1" draw:handle-position="?f5 0"/>
          </draw:enhanced-geometry>
        </draw:custom-shape>
        <draw:custom-shape draw:name="Rectangle 14" draw:style-name="gr12" draw:text-style-name="P11" draw:layer="layout" svg:width="1.481cm" svg:height="2.962cm" svg:x="8.639cm" svg:y="6.976cm">
          <text:p text:style-name="P28"><text:span text:style-name="T28">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 draw:text-style-name="P11" draw:layer="layout" svg:width="3.145cm" svg:height="0.928cm" svg:x="4.713cm" svg:y="6.511cm">
          <text:p text:style-name="P18"><text:span text:style-name="T28">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14" draw:text-style-name="P11" draw:layer="layout" svg:width="1.692cm" svg:height="1.269cm" svg:x="5.464cm" svg:y="9.728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line draw:name="Line 17" draw:style-name="gr21" draw:text-style-name="P11" draw:layer="layout" svg:x1="7.791cm" svg:y1="11.632cm" svg:x2="18.798cm" svg:y2="11.633cm">
          <text:p/>
        </draw:line>
        <draw:custom-shape draw:name="Rectangle 18" draw:style-name="gr19" draw:text-style-name="P30" draw:layer="layout" svg:width="5.202cm" svg:height="1.604cm" svg:x="2.712cm" svg:y="11.086cm">
          <text:p text:style-name="P28"><text:span text:style-name="T28">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1" draw:layer="layout" svg:width="0.761cm" svg:height="0.928cm" svg:x="16.096cm" svg:y="10.365cm">
          <text:p text:style-name="P28"><text:span text:style-name="T2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1" draw:layer="layout" svg:width="2.526cm" svg:height="2.539cm" svg:x="18.812cm" svg:y="10.5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5" draw:text-style-name="P11" draw:layer="layout" svg:width="0.761cm" svg:height="0.928cm" svg:x="21.361cm" svg:y="10.238cm">
          <text:p text:style-name="P18"><text:span text:style-name="T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11" draw:layer="layout" svg:width="0.837cm" svg:height="0.928cm" svg:x="21.325cm" svg:y="11.636cm">
          <text:p text:style-name="P18"><text:span text:style-name="T2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2" draw:text-style-name="P11" draw:layer="layout" svg:width="2.539cm" svg:height="0.422cm" svg:x="18.799cm" svg:y="11.889cm">
          <text:p text:style-name="P28"><text:span text:style-name="T30">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22" draw:text-style-name="P11" draw:layer="layout" svg:width="3.665cm" svg:height="0.928cm" svg:x="18.203cm" svg:y="9.648cm">
          <text:p text:style-name="P28"><text:span text:style-name="T28">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1.608cm" svg:height="0.928cm" svg:x="3.488cm" svg:y="8.372cm">
          <text:p text:style-name="P28"><text:span text:style-name="T28">%r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2.658cm" svg:height="0.928cm" svg:x="11.981cm" svg:y="10.321cm">
          <text:p text:style-name="P28"><text:span text:style-name="T28">I/O 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20" draw:text-style-name="P11" draw:layer="layout" svg:width="8.203cm" svg:height="1.603cm" svg:x="12.955cm" svg:y="6.853cm">
          <text:p text:style-name="P18"><text:span text:style-name="T31">Load operation</text:span><text:span text:style-name="T28">:</text:span><text:span text:style-name="T32"> </text:span><text:span text:style-name="T33">movq A, %rax</text:span></text:p>
          <text:p text:style-name="P18"><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Rectangle 2" draw:style-name="gr1" draw:layer="layout" svg:width="13.968cm" svg:height="10.476cm" svg:x="3.81cm" svg:y="2.123cm" draw:page-number="16"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Read Transaction (3)" draw:style-name="dp1" draw:master-page-name="Title_20_Slide" presentation:presentation-page-layout-name="AL2T11">
        <office:forms form:automatic-focus="false" form:apply-design-mode="false"/>
        <draw:frame draw:name="Rectangle 27" presentation:style-name="pr1" draw:text-style-name="P2" draw:layer="layout" svg:width="21.088cm" svg:height="2.116cm" svg:x="0.992cm" svg:y="1.21cm" presentation:class="title" presentation:user-transformed="true">
          <draw:text-box>
            <text:p text:style-name="P9"><text:span text:style-name="T14">Memory Read Transaction (3)</text:span></text:p>
          </draw:text-box>
        </draw:frame>
        <draw:frame draw:name="Rectangle 28" presentation:style-name="pr5" draw:text-style-name="P11" draw:layer="layout" svg:width="21.933cm" svg:height="13.81cm" svg:x="1.102cm" svg:y="3.784cm" presentation:class="outline" presentation:user-transformed="true">
          <draw:text-box>
            <text:list text:style-name="L4">
              <text:list-item>
                <text:p text:style-name="P10"><text:span text:style-name="T6">CPU read word x from the bus and copies it into register %rax.</text:span></text:p>
              </text:list-item>
            </text:list>
          </draw:text-box>
        </draw:frame>
        <draw:custom-shape draw:name="AutoShape 4" draw:style-name="gr13" draw:text-style-name="P29" draw:layer="layout" svg:width="4.144cm" svg:height="1.481cm" svg:x="14.579cm" svg:y="11.007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Rectangle 5" draw:style-name="gr14" draw:text-style-name="P11" draw:layer="layout" svg:width="2.526cm" svg:height="1.604cm" svg:x="12.039cm" svg:y="11.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3" draw:text-style-name="P29" draw:layer="layout" svg:width="4.034cm" svg:height="1.481cm" svg:x="7.99cm" svg:y="11.007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Rectangle 7" draw:style-name="gr14" draw:text-style-name="P11" draw:layer="layout" svg:width="1.9cm" svg:height="0.422cm" svg:x="5.256cm" svg:y="7.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11" draw:layer="layout" svg:width="1.9cm" svg:height="0.422cm" svg:x="5.256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11" draw:layer="layout" svg:width="1.9cm" svg:height="0.422cm" svg:x="5.256cm" svg:y="8.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11" draw:layer="layout" svg:width="1.9cm" svg:height="0.422cm" svg:x="5.256cm" svg:y="8.678cm">
          <text:p text:style-name="P28"><text:span text:style-name="T30">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1" draw:layer="layout" svg:width="1.9cm" svg:height="0.422cm" svg:x="5.256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14" draw:text-style-name="P11" draw:layer="layout" svg:width="1.234cm" svg:height="1.057cm" svg:x="7.404cm" svg:y="7.408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 draw:handle-range-x-minimum="0" draw:handle-range-x-maximum="?f1" draw:handle-position="?f5 0"/>
          </draw:enhanced-geometry>
        </draw:custom-shape>
        <draw:custom-shape draw:name="AutoShape 13" draw:style-name="gr14" draw:text-style-name="P11" draw:layer="layout" svg:width="1.234cm" svg:height="1.057cm" svg:x="7.157cm" svg:y="8.467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 draw:handle-range-x-minimum="0" draw:handle-range-x-maximum="?f1" draw:handle-position="?f5 0"/>
          </draw:enhanced-geometry>
        </draw:custom-shape>
        <draw:custom-shape draw:name="Rectangle 14" draw:style-name="gr12" draw:text-style-name="P11" draw:layer="layout" svg:width="1.481cm" svg:height="2.962cm" svg:x="8.639cm" svg:y="6.985cm">
          <text:p text:style-name="P18"><text:span text:style-name="T28">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 draw:text-style-name="P11" draw:layer="layout" svg:width="3.145cm" svg:height="0.928cm" svg:x="4.713cm" svg:y="6.52cm">
          <text:p text:style-name="P18"><text:span text:style-name="T28">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14" draw:text-style-name="P11" draw:layer="layout" svg:width="1.692cm" svg:height="1.269cm" svg:x="5.464cm" svg:y="9.737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custom-shape draw:name="Rectangle 17" draw:style-name="gr19" draw:text-style-name="P30" draw:layer="layout" svg:width="5.202cm" svg:height="1.604cm" svg:x="2.712cm" svg:y="11.095cm">
          <text:p text:style-name="P28"><text:span text:style-name="T28">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8" draw:text-style-name="P11" draw:layer="layout" svg:x1="6.31cm" svg:y1="11.218cm" svg:x2="6.311cm" svg:y2="9.101cm">
          <text:p/>
        </draw:line>
        <draw:custom-shape draw:name="Rectangle 19" draw:style-name="gr14" draw:text-style-name="P11" draw:layer="layout" svg:width="2.526cm" svg:height="2.539cm" svg:x="18.812cm" svg:y="10.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2" draw:text-style-name="P11" draw:layer="layout" svg:width="2.539cm" svg:height="0.422cm" svg:x="18.799cm" svg:y="11.897cm">
          <text:p text:style-name="P28"><text:span text:style-name="T30">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22" draw:text-style-name="P11" draw:layer="layout" svg:width="4.163cm" svg:height="0.928cm" svg:x="17.992cm" svg:y="9.648cm">
          <text:p text:style-name="P28"><text:span text:style-name="T28">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11" draw:layer="layout" svg:width="0.761cm" svg:height="0.928cm" svg:x="21.361cm" svg:y="10.203cm">
          <text:p text:style-name="P18"><text:span text:style-name="T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11" draw:layer="layout" svg:width="0.837cm" svg:height="0.928cm" svg:x="21.325cm" svg:y="11.601cm">
          <text:p text:style-name="P18"><text:span text:style-name="T2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1.608cm" svg:height="0.928cm" svg:x="3.488cm" svg:y="8.337cm">
          <text:p text:style-name="P28"><text:span text:style-name="T28">%r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2.658cm" svg:height="0.928cm" svg:x="11.981cm" svg:y="10.286cm">
          <text:p text:style-name="P28"><text:span text:style-name="T28">I/O 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20" draw:text-style-name="P11" draw:layer="layout" svg:width="8.203cm" svg:height="0.927cm" svg:x="12.955cm" svg:y="6.773cm">
          <text:p text:style-name="P18"><text:span text:style-name="T31">Load operation</text:span><text:span text:style-name="T28">:</text:span><text:span text:style-name="T32"> </text:span><text:span text:style-name="T33">movq A, %r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Rectangle 2" draw:style-name="gr1" draw:layer="layout" svg:width="13.968cm" svg:height="10.476cm" svg:x="3.81cm" svg:y="2.123cm" draw:page-number="17"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Conventional DRAM Organization" draw:style-name="dp1" draw:master-page-name="Title_20_Slide" presentation:presentation-page-layout-name="AL2T11">
        <office:forms form:automatic-focus="false" form:apply-design-mode="false"/>
        <draw:frame draw:name="Rectangle 52" presentation:style-name="pr1" draw:text-style-name="P2" draw:layer="layout" svg:width="21.088cm" svg:height="2.116cm" svg:x="0.992cm" svg:y="1.21cm" presentation:class="title" presentation:user-transformed="true">
          <draw:text-box>
            <text:p text:style-name="P9"><text:span text:style-name="T1">Conventional DRAM Organization</text:span></text:p>
          </draw:text-box>
        </draw:frame>
        <draw:frame draw:name="Rectangle 53" presentation:style-name="pr5" draw:text-style-name="P11" draw:layer="layout" svg:width="21.933cm" svg:height="13.81cm" svg:x="1.102cm" svg:y="3.784cm" presentation:class="outline" presentation:user-transformed="true">
          <draw:text-box>
            <text:list text:style-name="L4">
              <text:list-item>
                <text:p text:style-name="P10"><text:span text:style-name="T6">d x w DRAM:</text:span></text:p>
              </text:list-item>
            </text:list>
            <text:list text:style-name="L5">
              <text:list-item>
                <text:list>
                  <text:list-item>
                    <text:p text:style-name="P14"><text:span text:style-name="T2">dw total bits organized as d </text:span><text:span text:style-name="T26">supercells</text:span><text:span text:style-name="T2"> of size w bits</text:span></text:p>
                  </text:list-item>
                </text:list>
              </text:list-item>
            </text:list>
          </draw:text-box>
        </draw:frame>
        <draw:custom-shape draw:name="Text Box 4" draw:style-name="gr15" draw:text-style-name="P11" draw:layer="layout" svg:width="1.43cm" svg:height="0.928cm" svg:x="16.23cm" svg:y="7.614cm">
          <text:p text:style-name="P18"><text:span text:style-name="T28">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5" draw:text-style-name="P11" draw:layer="layout" svg:width="1.583cm" svg:height="0.928cm" svg:x="11.245cm" svg:y="11.512cm">
          <text:p text:style-name="P18"><text:span text:style-name="T28">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3" draw:text-style-name="P30" draw:layer="layout" svg:width="1.692cm" svg:height="1.481cm" svg:x="13.52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30" draw:layer="layout" svg:width="1.692cm" svg:height="1.481cm" svg:x="15.214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3" draw:text-style-name="P30" draw:layer="layout" svg:width="1.692cm" svg:height="1.481cm" svg:x="16.907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30" draw:layer="layout" svg:width="1.692cm" svg:height="1.481cm" svg:x="18.6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3" draw:text-style-name="P30" draw:layer="layout" svg:width="1.692cm" svg:height="1.481cm" svg:x="13.52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3" draw:text-style-name="P30" draw:layer="layout" svg:width="1.692cm" svg:height="1.481cm" svg:x="15.214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30" draw:layer="layout" svg:width="1.692cm" svg:height="1.481cm" svg:x="16.907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3" draw:text-style-name="P30" draw:layer="layout" svg:width="1.692cm" svg:height="1.481cm" svg:x="18.6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30" draw:layer="layout" svg:width="1.692cm" svg:height="1.481cm" svg:x="13.52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4" draw:text-style-name="P31" draw:layer="layout" svg:width="1.692cm" svg:height="1.481cm" svg:x="15.214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3" draw:text-style-name="P30" draw:layer="layout" svg:width="1.692cm" svg:height="1.481cm" svg:x="16.907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3" draw:text-style-name="P30" draw:layer="layout" svg:width="1.692cm" svg:height="1.481cm" svg:x="18.6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3" draw:text-style-name="P30" draw:layer="layout" svg:width="1.692cm" svg:height="1.481cm" svg:x="13.52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3" draw:text-style-name="P30" draw:layer="layout" svg:width="1.692cm" svg:height="1.481cm" svg:x="15.214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30" draw:layer="layout" svg:width="1.692cm" svg:height="1.481cm" svg:x="16.907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3" draw:text-style-name="P30" draw:layer="layout" svg:width="1.692cm" svg:height="1.481cm" svg:x="18.6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11" draw:layer="layout" svg:width="0.761cm" svg:height="0.928cm" svg:x="13.975cm" svg:y="8.17cm">
          <text:p text:style-name="P18"><text:span text:style-name="T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11" draw:layer="layout" svg:width="0.761cm" svg:height="0.928cm" svg:x="15.668cm" svg:y="8.214cm">
          <text:p text:style-name="P18"><text:span text:style-name="T2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0.761cm" svg:height="0.928cm" svg:x="17.383cm" svg:y="8.214cm">
          <text:p text:style-name="P18"><text:span text:style-name="T2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0.761cm" svg:height="0.928cm" svg:x="19.077cm" svg:y="8.214cm">
          <text:p text:style-name="P18"><text:span text:style-name="T2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0.761cm" svg:height="0.928cm" svg:x="12.705cm" svg:y="9.396cm">
          <text:p text:style-name="P18"><text:span text:style-name="T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5" draw:text-style-name="P11" draw:layer="layout" svg:width="0.761cm" svg:height="0.928cm" svg:x="12.705cm" svg:y="10.877cm">
          <text:p text:style-name="P18"><text:span text:style-name="T2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5" draw:text-style-name="P11" draw:layer="layout" svg:width="0.761cm" svg:height="0.928cm" svg:x="12.705cm" svg:y="12.359cm">
          <text:p text:style-name="P18"><text:span text:style-name="T2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11" draw:layer="layout" svg:width="0.761cm" svg:height="0.928cm" svg:x="12.705cm" svg:y="13.841cm">
          <text:p text:style-name="P18"><text:span text:style-name="T2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5" draw:text-style-name="P11" draw:layer="layout" svg:width="6.772cm" svg:height="5.926cm" svg:x="13.511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3" draw:text-style-name="P30" draw:layer="layout" svg:width="1.692cm" svg:height="1.481cm" svg:x="13.511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3" draw:text-style-name="P30" draw:layer="layout" svg:width="1.692cm" svg:height="1.481cm" svg:x="15.205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3" draw:text-style-name="P30" draw:layer="layout" svg:width="1.692cm" svg:height="1.481cm" svg:x="16.898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3" draw:text-style-name="P30" draw:layer="layout" svg:width="1.692cm" svg:height="1.481cm" svg:x="18.591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5" draw:text-style-name="P11" draw:layer="layout" svg:width="6.772cm" svg:height="1.481cm" svg:x="13.511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5" draw:text-style-name="P11" draw:layer="layout" svg:width="4.554cm" svg:height="0.928cm" svg:x="14.761cm" svg:y="17.482cm">
          <text:p text:style-name="P28"><text:span text:style-name="T28">Internal row bu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6" draw:text-style-name="P11" draw:layer="layout" svg:width="9.736cm" svg:height="11.217cm" svg:x="11.192cm" svg:y="7.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11" draw:layer="layout" svg:width="4.385cm" svg:height="0.928cm" svg:x="11.244cm" svg:y="6.521cm">
          <text:p text:style-name="P18"><text:span text:style-name="T28">16 x 8 DRAM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7" draw:text-style-name="P11" draw:layer="layout" svg:x1="8.016cm" svg:y1="10.327cm" svg:x2="11.191cm" svg:y2="10.283cm">
          <text:p/>
        </draw:line>
        <draw:custom-shape draw:name="Text Box 40" draw:style-name="gr15" draw:text-style-name="P11" draw:layer="layout" svg:width="1.858cm" svg:height="0.928cm" svg:x="8.785cm" svg:y="10.454cm">
          <text:p text:style-name="P18"><text:span text:style-name="T33">add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28" draw:text-style-name="P11" draw:layer="layout" svg:x1="8.016cm" svg:y1="15.195cm" svg:x2="11.191cm" svg:y2="15.196cm">
          <text:p/>
        </draw:line>
        <draw:custom-shape draw:name="Text Box 42" draw:style-name="gr15" draw:text-style-name="P11" draw:layer="layout" svg:width="1.858cm" svg:height="0.928cm" svg:x="8.697cm" svg:y="15.322cm">
          <text:p text:style-name="P18"><text:span text:style-name="T33">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15" draw:text-style-name="P11" draw:layer="layout" svg:width="2.535cm" svg:height="1.604cm" svg:x="21.772cm" svg:y="12.342cm">
          <text:p text:style-name="P28"><text:span text:style-name="T28">supercell</text:span></text:p>
          <text:p text:style-name="P28"><text:span text:style-name="T2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 draw:style-name="gr29" draw:text-style-name="P11" draw:layer="layout" svg:x1="21.775cm" svg:y1="13.29cm" svg:x2="16.271cm" svg:y2="12.867cm">
          <text:p/>
        </draw:line>
        <draw:custom-shape draw:name="Text Box 45" draw:style-name="gr15" draw:text-style-name="P11" draw:layer="layout" svg:width="1.413cm" svg:height="1.266cm" svg:x="8.943cm" svg:y="9.398cm">
          <text:p text:style-name="P18"><text:span text:style-name="T34">2 bits</text:span></text:p>
          <text:p text:style-name="P18"><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15" draw:text-style-name="P11" draw:layer="layout" svg:width="1.413cm" svg:height="1.266cm" svg:x="8.961cm" svg:y="14.35cm">
          <text:p text:style-name="P18"><text:span text:style-name="T34">8 bits</text:span></text:p>
          <text:p text:style-name="P18"><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9" draw:text-style-name="P30" draw:layer="layout" svg:width="3.174cm" svg:height="8.889cm" svg:x="4.842cm" svg:y="8.423cm">
          <text:p text:style-name="P28"><text:span text:style-name="T28">Memory</text:span></text:p>
          <text:p text:style-name="P28"><text:span text:style-name="T28">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8" draw:style-name="gr23" draw:text-style-name="P30" draw:layer="layout" svg:width="3.597cm" svg:height="1.269cm" svg:x="1.244cm" svg:y="11.809cm">
          <text:p/>
          <draw:enhanced-geometry draw:mirror-horizontal="false" draw:mirror-vertical="false" svg:viewBox="0 0 0 0" draw:text-areas="?f12 ?f8 ?f13 ?f9" draw:type="ooxml-leftRightArrow" draw:modifiers="50000 56667"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aximum="100000" draw:handle-range-y-minimum="0" draw:handle-position="?f5 ?f8"/>
            <draw:handle draw:handle-range-x-minimum="0" draw:handle-range-x-maximum="?f1" draw:handle-position="?f4 0"/>
          </draw:enhanced-geometry>
        </draw:custom-shape>
        <draw:custom-shape draw:name="Text Box 49" draw:style-name="gr15" draw:text-style-name="P11" draw:layer="layout" svg:width="3.5cm" svg:height="0.928cm" svg:x="1.294cm" svg:y="13.293cm">
          <text:p text:style-name="P18"><text:span text:style-name="T28">(to/from 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Rectangle 2" draw:style-name="gr1" draw:layer="layout" svg:width="13.968cm" svg:height="10.476cm" svg:x="3.81cm" svg:y="2.123cm" draw:page-number="18"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Reading DRAM Supercell (2,1)" draw:style-name="dp1" draw:master-page-name="Title_20_Slide" presentation:presentation-page-layout-name="AL2T11">
        <office:forms form:automatic-focus="false" form:apply-design-mode="false"/>
        <draw:custom-shape draw:name="Rectangle 62" draw:style-name="gr30" draw:text-style-name="P32" xml:id="id7" draw:id="id7" draw:layer="layout" svg:width="6.772cm" svg:height="1.481cm" svg:x="13.097cm" svg:y="15.875cm">
          <text:p text:style-name="P18"><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2" presentation:style-name="pr1" draw:text-style-name="P2" draw:layer="layout" svg:width="21.088cm" svg:height="2.116cm" svg:x="0.992cm" svg:y="1.21cm" presentation:class="title" presentation:user-transformed="true">
          <draw:text-box>
            <text:p text:style-name="P9"><text:span text:style-name="T14">Reading DRAM Supercell (2,1)</text:span></text:p>
          </draw:text-box>
        </draw:frame>
        <draw:frame draw:name="Rectangle 53" presentation:style-name="pr5" draw:text-style-name="P11" draw:layer="layout" svg:width="22.687cm" svg:height="2.751cm" svg:x="1.442cm" svg:y="3.387cm" presentation:class="outline" presentation:user-transformed="true">
          <draw:text-box>
            <text:p text:style-name="P33"><text:span text:style-name="T3">Step 1(a): Row access strobe (</text:span><text:span text:style-name="T35">RAS</text:span><text:span text:style-name="T3">) selects row 2.</text:span></text:p>
            <text:p text:style-name="P33"><text:span text:style-name="T3">Step 1(b): Row 2 copied from DRAM array to row buffer.</text:span></text:p>
            <text:p text:style-name="P33"><text:span text:style-name="T3"/></text:p>
          </draw:text-box>
        </draw:frame>
        <draw:custom-shape draw:name="Text Box 5" draw:style-name="gr15" draw:text-style-name="P11" draw:layer="layout" svg:width="1.506cm" svg:height="0.928cm" svg:x="15.686cm" svg:y="7.613cm">
          <text:p text:style-name="P18"><text:span text:style-name="T28">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5" draw:text-style-name="P11" draw:layer="layout" svg:width="1.739cm" svg:height="0.928cm" svg:x="10.672cm" svg:y="11.512cm">
          <text:p text:style-name="P28"><text:span text:style-name="T28">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30" draw:layer="layout" svg:width="1.692cm" svg:height="1.481cm" svg:x="13.07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3" draw:text-style-name="P30" draw:layer="layout" svg:width="1.692cm" svg:height="1.481cm" svg:x="14.764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30" draw:layer="layout" svg:width="1.692cm" svg:height="1.481cm" svg:x="16.457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3" draw:text-style-name="P30" draw:layer="layout" svg:width="1.692cm" svg:height="1.481cm" svg:x="18.15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3" draw:text-style-name="P30" draw:layer="layout" svg:width="1.692cm" svg:height="1.481cm" svg:x="13.07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30" draw:layer="layout" svg:width="1.692cm" svg:height="1.481cm" svg:x="14.764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3" draw:text-style-name="P30" draw:layer="layout" svg:width="1.692cm" svg:height="1.481cm" svg:x="16.457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30" draw:layer="layout" svg:width="1.692cm" svg:height="1.481cm" svg:x="18.15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1" xml:id="id4" draw:id="id4" draw:layer="layout" svg:width="2.874cm" svg:height="0.928cm" svg:x="7.675cm" svg:y="8.549cm">
          <text:p text:style-name="P18"><text:span text:style-name="T36">RAS =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4" draw:text-style-name="P11" draw:layer="layout" svg:width="1.692cm" svg:height="1.481cm" svg:x="13.07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4" draw:text-style-name="P11" draw:layer="layout" svg:width="1.692cm" svg:height="1.481cm" svg:x="14.764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4" draw:text-style-name="P11" draw:layer="layout" svg:width="1.692cm" svg:height="1.481cm" svg:x="16.457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4" draw:text-style-name="P11" draw:layer="layout" svg:width="1.692cm" svg:height="1.481cm" svg:x="18.15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11" draw:layer="layout" svg:width="0.761cm" svg:height="0.928cm" svg:x="13.525cm" svg:y="8.17cm">
          <text:p text:style-name="P18"><text:span text:style-name="T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0.761cm" svg:height="0.928cm" svg:x="15.218cm" svg:y="8.214cm">
          <text:p text:style-name="P18"><text:span text:style-name="T2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0.761cm" svg:height="0.928cm" svg:x="16.933cm" svg:y="8.214cm">
          <text:p text:style-name="P18"><text:span text:style-name="T2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0.761cm" svg:height="0.928cm" svg:x="18.627cm" svg:y="8.214cm">
          <text:p text:style-name="P18"><text:span text:style-name="T2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5" draw:text-style-name="P11" draw:layer="layout" svg:width="0.761cm" svg:height="0.928cm" svg:x="12.255cm" svg:y="9.396cm">
          <text:p text:style-name="P18"><text:span text:style-name="T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5" draw:text-style-name="P11" draw:layer="layout" svg:width="0.761cm" svg:height="0.928cm" svg:x="12.255cm" svg:y="10.877cm">
          <text:p text:style-name="P18"><text:span text:style-name="T2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11" draw:layer="layout" svg:width="0.761cm" svg:height="0.928cm" svg:x="12.255cm" svg:y="12.359cm">
          <text:p text:style-name="P18"><text:span text:style-name="T2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5" draw:text-style-name="P11" draw:layer="layout" svg:width="4.554cm" svg:height="0.928cm" svg:x="14.311cm" svg:y="17.482cm">
          <text:p text:style-name="P28"><text:span text:style-name="T28">Internal row bu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6" draw:text-style-name="P11" draw:layer="layout" svg:width="10.185cm" svg:height="11.217cm" svg:x="10.742cm" svg:y="7.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11" draw:layer="layout" svg:width="4.385cm" svg:height="0.928cm" svg:x="10.82cm" svg:y="6.521cm">
          <text:p text:style-name="P18"><text:span text:style-name="T28">16 x 8 DRAM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3" draw:text-style-name="P30" draw:layer="layout" svg:width="1.692cm" svg:height="1.481cm" svg:x="13.07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30" draw:layer="layout" svg:width="1.692cm" svg:height="1.481cm" svg:x="14.764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3" draw:text-style-name="P30" draw:layer="layout" svg:width="1.692cm" svg:height="1.481cm" svg:x="16.457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3" draw:text-style-name="P30" draw:layer="layout" svg:width="1.692cm" svg:height="1.481cm" svg:x="18.15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5" draw:text-style-name="P11" draw:layer="layout" svg:width="0.761cm" svg:height="0.928cm" svg:x="12.255cm" svg:y="13.841cm">
          <text:p text:style-name="P18"><text:span text:style-name="T2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4" draw:text-style-name="P11" draw:layer="layout" svg:width="1.692cm" svg:height="1.481cm" svg:x="13.062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4" draw:text-style-name="P11" draw:layer="layout" svg:width="1.692cm" svg:height="1.481cm" svg:x="14.755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4" draw:text-style-name="P11" draw:layer="layout" svg:width="1.692cm" svg:height="1.481cm" svg:x="16.448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4" draw:text-style-name="P11" draw:layer="layout" svg:width="1.692cm" svg:height="1.481cm" svg:x="18.142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27" draw:text-style-name="P11" draw:layer="layout" svg:x1="7.593cm" svg:y1="10.115cm" svg:x2="10.768cm" svg:y2="10.071cm">
          <text:p/>
        </draw:line>
        <draw:custom-shape draw:name="Text Box 46" draw:style-name="gr15" draw:text-style-name="P11" draw:layer="layout" svg:width="1.858cm" svg:height="0.928cm" svg:x="8.361cm" svg:y="10.242cm">
          <text:p text:style-name="P18"><text:span text:style-name="T33">add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28" draw:text-style-name="P11" draw:layer="layout" svg:x1="7.593cm" svg:y1="14.984cm" svg:x2="10.768cm" svg:y2="14.985cm">
          <text:p/>
        </draw:line>
        <draw:custom-shape draw:name="Text Box 48" draw:style-name="gr15" draw:text-style-name="P11" draw:layer="layout" svg:width="1.858cm" svg:height="0.928cm" svg:x="8.273cm" svg:y="15.111cm">
          <text:p text:style-name="P18"><text:span text:style-name="T33">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15" draw:text-style-name="P11" draw:layer="layout" svg:width="0.698cm" svg:height="1.266cm" svg:x="8.869cm" svg:y="9.186cm">
          <text:p text:style-name="P18"><text:span text:style-name="T34">2</text:span></text:p>
          <text:p text:style-name="P18"><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15" draw:text-style-name="P11" draw:layer="layout" svg:width="0.698cm" svg:height="1.266cm" svg:x="8.887cm" svg:y="14.139cm">
          <text:p text:style-name="P18"><text:span text:style-name="T34">8</text:span></text:p>
          <text:p text:style-name="P18"><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9" draw:text-style-name="P30" draw:layer="layout" svg:width="3.174cm" svg:height="8.889cm" svg:x="4.419cm" svg:y="8.211cm">
          <text:p text:style-name="P28"><text:span text:style-name="T28">Memory</text:span></text:p>
          <text:p text:style-name="P18"><text:span text:style-name="T28">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5" xml:id="id5" draw:id="id5">
          <draw:custom-shape draw:name="Rectangle 66" draw:style-name="gr31" draw:text-style-name="P32" draw:layer="layout" svg:width="1.692cm" svg:height="1.481cm" svg:x="13.07cm" svg:y="12.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31" draw:text-style-name="P32" draw:layer="layout" svg:width="1.692cm" svg:height="1.481cm" svg:x="14.764cm" svg:y="12.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31" draw:text-style-name="P32" draw:layer="layout" svg:width="1.692cm" svg:height="1.481cm" svg:x="16.457cm" svg:y="12.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31" draw:text-style-name="P32" draw:layer="layout" svg:width="1.692cm" svg:height="1.481cm" svg:x="18.15cm" svg:y="12.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1" draw:style-name="gr25" draw:text-style-name="P11" draw:layer="layout" svg:width="6.772cm" svg:height="5.926cm" svg:x="13.062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3" xml:id="id6" draw:id="id6">
          <draw:custom-shape draw:name="AutoShape 40" draw:style-name="gr23" draw:text-style-name="P30" draw:layer="layout" svg:width="0.846cm" svg:height="2.751cm" svg:x="13.494cm" svg:y="13.079cm">
            <text:p/>
            <draw:enhanced-geometry draw:mirror-horizontal="false" draw:mirror-vertical="false" svg:viewBox="0 0 0 0" draw:text-areas="?f8 0 ?f9 ?f12" draw:type="ooxml-downArrow" draw:modifiers="50000 81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aximum="?f1" draw:handle-range-y-minimum="0" draw:handle-position="0 ?f5"/>
            </draw:enhanced-geometry>
          </draw:custom-shape>
          <draw:custom-shape draw:name="AutoShape 41" draw:style-name="gr23" draw:text-style-name="P30" draw:layer="layout" svg:width="0.846cm" svg:height="2.751cm" svg:x="15.187cm" svg:y="13.079cm">
            <text:p/>
            <draw:enhanced-geometry draw:mirror-horizontal="false" draw:mirror-vertical="false" svg:viewBox="0 0 0 0" draw:text-areas="?f8 0 ?f9 ?f12" draw:type="ooxml-downArrow" draw:modifiers="50000 81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aximum="?f1" draw:handle-range-y-minimum="0" draw:handle-position="0 ?f5"/>
            </draw:enhanced-geometry>
          </draw:custom-shape>
          <draw:custom-shape draw:name="AutoShape 42" draw:style-name="gr23" draw:text-style-name="P30" draw:layer="layout" svg:width="0.846cm" svg:height="2.751cm" svg:x="16.88cm" svg:y="13.079cm">
            <text:p/>
            <draw:enhanced-geometry draw:mirror-horizontal="false" draw:mirror-vertical="false" svg:viewBox="0 0 0 0" draw:text-areas="?f8 0 ?f9 ?f12" draw:type="ooxml-downArrow" draw:modifiers="50000 81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aximum="?f1" draw:handle-range-y-minimum="0" draw:handle-position="0 ?f5"/>
            </draw:enhanced-geometry>
          </draw:custom-shape>
          <draw:custom-shape draw:name="AutoShape 43" draw:style-name="gr23" draw:text-style-name="P30" draw:layer="layout" svg:width="0.846cm" svg:height="2.751cm" svg:x="18.574cm" svg:y="13.079cm">
            <text:p/>
            <draw:enhanced-geometry draw:mirror-horizontal="false" draw:mirror-vertical="false" svg:viewBox="0 0 0 0" draw:text-areas="?f8 0 ?f9 ?f12" draw:type="ooxml-downArrow" draw:modifiers="50000 81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aximum="?f1" draw:handle-range-y-minimum="0" draw:handle-position="0 ?f5"/>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6" smil:attributeName="visibility" smil:to="visible"/>
                  <anim:set smil:dur="0.001s" smil:fill="hold" smil:targetElement="id6"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 smil:attributeName="visibility" smil:to="visible"/>
                </anim:par>
              </anim:par>
            </anim:par>
          </anim:seq>
        </anim:par>
        <presentation:notes draw:style-name="dp2">
          <office:forms form:automatic-focus="false" form:apply-design-mode="false"/>
          <draw:page-thumbnail draw:name="Rectangle 2" draw:style-name="gr1" draw:layer="layout" svg:width="13.968cm" svg:height="10.476cm" svg:x="3.81cm" svg:y="2.123cm" draw:page-number="19"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Reading DRAM Supercell (2,1)" draw:style-name="dp1" draw:master-page-name="Title_20_Slide" presentation:presentation-page-layout-name="AL2T11">
        <office:forms form:automatic-focus="false" form:apply-design-mode="false"/>
        <draw:frame draw:name="Rectangle 50" presentation:style-name="pr1" draw:text-style-name="P2" draw:layer="layout" svg:width="21.088cm" svg:height="2.116cm" svg:x="0.992cm" svg:y="1.21cm" presentation:class="title" presentation:user-transformed="true">
          <draw:text-box>
            <text:p text:style-name="P9"><text:span text:style-name="T14">Reading DRAM Supercell (2,1)</text:span></text:p>
          </draw:text-box>
        </draw:frame>
        <draw:frame draw:name="Rectangle 51" presentation:style-name="pr5" draw:text-style-name="P11" draw:layer="layout" svg:width="22.475cm" svg:height="2.962cm" svg:x="1.442cm" svg:y="3.387cm" presentation:class="outline" presentation:user-transformed="true">
          <draw:text-box>
            <text:p text:style-name="P33"><text:span text:style-name="T15">Step 2(a): Column access strobe (</text:span><text:span text:style-name="T18">CAS</text:span><text:span text:style-name="T15">) selects column 1.</text:span></text:p>
            <text:p text:style-name="P33"><text:span text:style-name="T15">Step 2(b): Supercell (2,1) copied from buffer to data lines, and eventually back to the CPU.</text:span></text:p>
            <text:p text:style-name="P33"><text:span text:style-name="T3"/></text:p>
            <text:p text:style-name="P33"><text:span text:style-name="T3"/></text:p>
          </draw:text-box>
        </draw:frame>
        <draw:custom-shape draw:name="Text Box 6" draw:style-name="gr15" draw:text-style-name="P11" draw:layer="layout" svg:width="1.506cm" svg:height="0.928cm" svg:x="15.716cm" svg:y="7.64cm">
          <text:p text:style-name="P18"><text:span text:style-name="T28">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5" draw:text-style-name="P11" draw:layer="layout" svg:width="1.739cm" svg:height="0.928cm" svg:x="10.703cm" svg:y="11.538cm">
          <text:p text:style-name="P28"><text:span text:style-name="T28">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3" draw:text-style-name="P30" draw:layer="layout" svg:width="1.692cm" svg:height="1.481cm" svg:x="13.101cm" svg:y="9.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30" draw:layer="layout" svg:width="1.692cm" svg:height="1.481cm" svg:x="14.795cm" svg:y="9.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3" draw:text-style-name="P30" draw:layer="layout" svg:width="1.692cm" svg:height="1.481cm" svg:x="16.488cm" svg:y="9.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3" draw:text-style-name="P30" draw:layer="layout" svg:width="1.692cm" svg:height="1.481cm" svg:x="18.181cm" svg:y="9.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30" draw:layer="layout" svg:width="1.692cm" svg:height="1.481cm" svg:x="13.101cm" svg:y="10.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3" draw:text-style-name="P30" draw:layer="layout" svg:width="1.692cm" svg:height="1.481cm" svg:x="14.795cm" svg:y="10.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30" draw:layer="layout" svg:width="1.692cm" svg:height="1.481cm" svg:x="16.488cm" svg:y="10.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30" draw:layer="layout" svg:width="1.692cm" svg:height="1.481cm" svg:x="18.181cm" svg:y="10.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1" draw:text-style-name="P32" draw:layer="layout" svg:width="1.692cm" svg:height="1.481cm" svg:x="13.101cm" svg:y="12.0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1" draw:text-style-name="P32" draw:layer="layout" svg:width="1.692cm" svg:height="1.481cm" svg:x="14.795cm" svg:y="12.0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1" draw:text-style-name="P32" draw:layer="layout" svg:width="1.692cm" svg:height="1.481cm" svg:x="16.488cm" svg:y="12.0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1" draw:text-style-name="P32" draw:layer="layout" svg:width="1.692cm" svg:height="1.481cm" svg:x="18.181cm" svg:y="12.0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30" draw:layer="layout" svg:width="1.692cm" svg:height="1.481cm" svg:x="13.101cm" svg:y="13.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3" draw:text-style-name="P30" draw:layer="layout" svg:width="1.692cm" svg:height="1.481cm" svg:x="14.795cm" svg:y="13.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3" draw:text-style-name="P30" draw:layer="layout" svg:width="1.692cm" svg:height="1.481cm" svg:x="16.488cm" svg:y="13.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3" draw:text-style-name="P30" draw:layer="layout" svg:width="1.692cm" svg:height="1.481cm" svg:x="18.181cm" svg:y="13.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0.761cm" svg:height="0.928cm" svg:x="13.556cm" svg:y="8.196cm">
          <text:p text:style-name="P18"><text:span text:style-name="T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0.761cm" svg:height="0.928cm" svg:x="15.249cm" svg:y="8.24cm">
          <text:p text:style-name="P18"><text:span text:style-name="T2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0.761cm" svg:height="0.928cm" svg:x="16.964cm" svg:y="8.24cm">
          <text:p text:style-name="P18"><text:span text:style-name="T2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5" draw:text-style-name="P11" draw:layer="layout" svg:width="0.761cm" svg:height="0.928cm" svg:x="18.658cm" svg:y="8.24cm">
          <text:p text:style-name="P18"><text:span text:style-name="T2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5" draw:text-style-name="P11" draw:layer="layout" svg:width="0.761cm" svg:height="0.928cm" svg:x="12.286cm" svg:y="9.422cm">
          <text:p text:style-name="P18"><text:span text:style-name="T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11" draw:layer="layout" svg:width="0.761cm" svg:height="0.928cm" svg:x="12.286cm" svg:y="10.904cm">
          <text:p text:style-name="P18"><text:span text:style-name="T2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5" draw:text-style-name="P11" draw:layer="layout" svg:width="0.761cm" svg:height="0.928cm" svg:x="12.286cm" svg:y="12.386cm">
          <text:p text:style-name="P18"><text:span text:style-name="T2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5" draw:text-style-name="P11" draw:layer="layout" svg:width="0.761cm" svg:height="0.928cm" svg:x="12.286cm" svg:y="13.867cm">
          <text:p text:style-name="P18"><text:span text:style-name="T2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5" draw:text-style-name="P11" draw:layer="layout" svg:width="6.772cm" svg:height="5.926cm" svg:x="13.092cm" svg:y="9.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1" draw:text-style-name="P32" draw:layer="layout" svg:width="1.692cm" svg:height="1.481cm" svg:x="16.479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31" draw:text-style-name="P32" draw:layer="layout" svg:width="1.692cm" svg:height="1.481cm" svg:x="18.172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11" draw:layer="layout" svg:width="4.554cm" svg:height="0.928cm" svg:x="14.342cm" svg:y="17.509cm">
          <text:p text:style-name="P28"><text:span text:style-name="T28">Internal row bu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6" draw:text-style-name="P11" draw:layer="layout" svg:width="10.124cm" svg:height="11.217cm" svg:x="10.773cm" svg:y="7.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5" draw:text-style-name="P11" draw:layer="layout" svg:width="4.385cm" svg:height="0.928cm" svg:x="10.873cm" svg:y="6.547cm">
          <text:p text:style-name="P18"><text:span text:style-name="T28">16 x 8 DRAM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5" draw:text-style-name="P11" xml:id="id8" draw:id="id8" draw:layer="layout" svg:width="2.874cm" svg:height="0.928cm" svg:x="7.723cm" svg:y="8.576cm">
          <text:p text:style-name="P18"><text:span text:style-name="T36">CAS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7" draw:text-style-name="P11" draw:layer="layout" svg:x1="7.492cm" svg:y1="10.142cm" svg:x2="10.667cm" svg:y2="10.098cm">
          <text:p/>
        </draw:line>
        <draw:custom-shape draw:name="Text Box 44" draw:style-name="gr15" draw:text-style-name="P11" draw:layer="layout" svg:width="1.858cm" svg:height="0.928cm" svg:x="8.26cm" svg:y="10.269cm">
          <text:p text:style-name="P18"><text:span text:style-name="T33">add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28" draw:text-style-name="P11" draw:layer="layout" svg:x1="7.492cm" svg:y1="15.01cm" svg:x2="10.667cm" svg:y2="15.011cm">
          <text:p/>
        </draw:line>
        <draw:custom-shape draw:name="Text Box 46" draw:style-name="gr15" draw:text-style-name="P11" draw:layer="layout" svg:width="1.858cm" svg:height="0.928cm" svg:x="8.172cm" svg:y="15.137cm">
          <text:p text:style-name="P18"><text:span text:style-name="T33">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5" draw:text-style-name="P11" draw:layer="layout" svg:width="0.698cm" svg:height="1.266cm" svg:x="8.767cm" svg:y="9.213cm">
          <text:p text:style-name="P18"><text:span text:style-name="T34">2</text:span></text:p>
          <text:p text:style-name="P18"><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15" draw:text-style-name="P11" draw:layer="layout" svg:width="0.698cm" svg:height="1.266cm" svg:x="8.785cm" svg:y="14.165cm">
          <text:p text:style-name="P18"><text:span text:style-name="T34">8</text:span></text:p>
          <text:p text:style-name="P18"><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9" draw:text-style-name="P30" draw:layer="layout" svg:width="3.174cm" svg:height="8.889cm" svg:x="4.317cm" svg:y="8.237cm">
          <text:p text:style-name="P28"><text:span text:style-name="T28">Memory</text:span></text:p>
          <text:p text:style-name="P18"><text:span text:style-name="T28">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1" draw:text-style-name="P32" draw:layer="layout" svg:width="1.692cm" svg:height="1.481cm" svg:x="13.092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1" draw:text-style-name="P32" draw:layer="layout" svg:width="1.692cm" svg:height="1.481cm" svg:x="14.786cm" svg:y="15.8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4" draw:text-style-name="P31" xml:id="id9" draw:id="id9" draw:layer="layout" svg:width="1.692cm" svg:height="1.481cm" svg:x="14.755cm" svg:y="15.857cm">
          <text:p text:style-name="P18"><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5" draw:text-style-name="P11" draw:layer="layout" svg:width="6.772cm" svg:height="1.481cm" svg:x="13.066cm" svg:y="15.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1" draw:style-name="gr23" draw:text-style-name="P30" xml:id="id10" draw:id="id10" draw:layer="layout" svg:width="0.846cm" svg:height="4.788cm" draw:transform="rotate (-1.85668125827157) translate (15.355cm 15.937cm)">
          <text:p text:style-name="P18"><text:span text:style-name="T21"/></text:p>
          <draw:enhanced-geometry draw:mirror-horizontal="false" draw:mirror-vertical="false" svg:viewBox="0 0 0 0" draw:text-areas="?f8 0 ?f9 ?f12" draw:type="ooxml-downArrow" draw:modifiers="58333 10267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aximum="?f1" draw:handle-range-y-minimum="0" draw:handle-position="0 ?f5"/>
          </draw:enhanced-geometry>
        </draw:custom-shape>
        <draw:g draw:name="Group 57" xml:id="id11" draw:id="id11">
          <draw:custom-shape draw:name="Text Box 5" draw:style-name="gr15" draw:text-style-name="P11" draw:layer="layout" svg:width="2.658cm" svg:height="1.604cm" svg:x="7.878cm" svg:y="17.189cm">
            <text:p text:style-name="P28"><text:span text:style-name="T31">supercell </text:span></text:p>
            <text:p text:style-name="P28"><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4" draw:text-style-name="P31" draw:layer="layout" svg:width="1.692cm" svg:height="1.481cm" svg:x="8.206cm" svg:y="15.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6" xml:id="id12" draw:id="id12">
          <draw:g draw:name="Group 58">
            <draw:custom-shape draw:name="Text Box 59" draw:style-name="gr15" draw:text-style-name="P11" draw:layer="layout" svg:width="2.658cm" svg:height="1.604cm" svg:x="1.418cm" svg:y="13.635cm">
              <text:p text:style-name="P28"><text:span text:style-name="T31">supercell </text:span></text:p>
              <text:p text:style-name="P28"><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24" draw:text-style-name="P31" draw:layer="layout" svg:width="1.692cm" svg:height="1.481cm" svg:x="1.746cm" svg:y="12.4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1" draw:style-name="gr32" draw:text-style-name="P11" draw:layer="layout" svg:x1="4.259cm" svg:y1="11.99cm" svg:x2="1.155cm" svg:y2="11.991cm">
            <text:p/>
          </draw:line>
          <draw:custom-shape draw:name="Text Box 62" draw:style-name="gr7" draw:text-style-name="P11" draw:layer="layout" svg:width="2.306cm" svg:height="1.098cm" svg:x="1.495cm" svg:y="10.795cm">
            <text:p text:style-name="P18"><text:span text:style-name="T37">To 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0" smil:attributeName="visibility" smil:to="visible"/>
                  <anim:set smil:dur="0.001s" smil:fill="hold" smil:targetElement="id10"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1" smil:attributeName="visibility" smil:to="visible"/>
                  <anim:set smil:dur="0.001s" smil:fill="hold" smil:targetElement="id11"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office:forms form:automatic-focus="false" form:apply-design-mode="false"/>
          <draw:page-thumbnail draw:name="Rectangle 2" draw:style-name="gr1" draw:layer="layout" svg:width="13.968cm" svg:height="10.476cm" svg:x="3.81cm" svg:y="2.123cm" draw:page-number="20"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Modules" draw:style-name="dp1" draw:master-page-name="Title_20_Slide" presentation:presentation-page-layout-name="AL2T11">
        <office:forms form:automatic-focus="false" form:apply-design-mode="false"/>
        <draw:frame draw:name="Rectangle 86" presentation:style-name="pr1" draw:text-style-name="P2" draw:layer="layout" svg:width="21.088cm" svg:height="2.116cm" svg:x="0.992cm" svg:y="1.21cm" presentation:class="title" presentation:user-transformed="true">
          <draw:text-box>
            <text:p text:style-name="P9"><text:span text:style-name="T1">Memory Modules</text:span></text:p>
          </draw:text-box>
        </draw:frame>
        <draw:custom-shape draw:name="Rectangle 4" draw:style-name="gr33" draw:text-style-name="P30" draw:layer="layout" svg:width="14.062cm" svg:height="7.478cm" svg:x="4.304cm" svg:y="3.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3" draw:text-style-name="P30" draw:layer="layout" svg:width="12.527cm" svg:height="3.553cm" svg:x="5.68cm" svg:y="13.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3" draw:text-style-name="P30" draw:layer="layout" svg:width="3.046cm" svg:height="2.707cm" svg:x="14.164cm" svg:y="5.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30" draw:layer="layout" svg:width="3.046cm" svg:height="2.707cm" svg:x="12.81cm" svg:y="6.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3" draw:text-style-name="P30" draw:layer="layout" svg:width="3.046cm" svg:height="2.707cm" svg:x="11.456cm" svg:y="6.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30" draw:layer="layout" svg:width="3.046cm" svg:height="2.711cm" svg:x="10.103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3" draw:text-style-name="P30" draw:layer="layout" svg:width="3.046cm" svg:height="2.711cm" svg:x="8.749cm" svg:y="7.1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3" draw:text-style-name="P30" draw:layer="layout" svg:width="3.046cm" svg:height="2.707cm" svg:x="7.395cm" svg:y="7.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30" draw:layer="layout" svg:width="3.046cm" svg:height="2.707cm" svg:x="6.037cm" svg:y="7.7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3" draw:text-style-name="P30" draw:layer="layout" svg:width="3.046cm" svg:height="2.707cm" svg:x="4.683cm" svg:y="8.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1" draw:text-style-name="P32" draw:layer="layout" svg:width="0.281cm" svg:height="0.308cm" svg:x="18.733cm" svg:y="4.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11" draw:layer="layout" svg:width="3.627cm" svg:height="0.928cm" svg:x="19.293cm" svg:y="4.444cm">
          <text:p text:style-name="P18"><text:span text:style-name="T28">: supercell (i,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5" draw:text-style-name="P11" draw:layer="layout" svg:width="4.669cm" svg:height="2.956cm" svg:x="18.924cm" svg:y="6.322cm">
          <text:p text:style-name="P18"><text:span text:style-name="T28">64 MB <text:s/></text:span></text:p>
          <text:p text:style-name="P18"><text:span text:style-name="T28">memory module</text:span></text:p>
          <text:p text:style-name="P18"><text:span text:style-name="T28">consisting of</text:span></text:p>
          <text:p text:style-name="P18"><text:span text:style-name="T28">eight 8Mx8 DR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2" xml:id="id13" draw:id="id13">
          <draw:line draw:name="Line 42" draw:style-name="gr34" draw:text-style-name="P11" draw:layer="layout" svg:x1="3.386cm" svg:y1="4.449cm" svg:x2="14.953cm" svg:y2="4.45cm">
            <text:p/>
          </draw:line>
          <draw:g draw:name="Group 99">
            <draw:custom-shape draw:name="Text Box 43" draw:style-name="gr15" draw:text-style-name="P11" draw:layer="layout" svg:width="8.292cm" svg:height="0.928cm" svg:x="6.333cm" svg:y="3.597cm">
              <text:p text:style-name="P18"><text:span text:style-name="T33">addr (row = i, col = 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3" draw:style-name="gr35" draw:text-style-name="P11" draw:layer="layout" svg:x1="14.896cm" svg:y1="4.449cm" svg:x2="14.897cm" svg:y2="5.772cm">
              <text:p/>
            </draw:line>
            <draw:line draw:name="Line 54" draw:style-name="gr35" draw:text-style-name="P11" draw:layer="layout" svg:x1="13.374cm" svg:y1="4.449cm" svg:x2="13.375cm" svg:y2="6.111cm">
              <text:p/>
            </draw:line>
            <draw:line draw:name="Line 55" draw:style-name="gr35" draw:text-style-name="P11" draw:layer="layout" svg:x1="12.02cm" svg:y1="4.449cm" svg:x2="12.021cm" svg:y2="6.477cm">
              <text:p/>
            </draw:line>
            <draw:line draw:name="Line 56" draw:style-name="gr35" draw:text-style-name="P11" draw:layer="layout" svg:x1="10.667cm" svg:y1="4.449cm" svg:x2="10.668cm" svg:y2="6.817cm">
              <text:p/>
            </draw:line>
            <draw:line draw:name="Line 57" draw:style-name="gr35" draw:text-style-name="P11" draw:layer="layout" svg:x1="9.313cm" svg:y1="4.449cm" svg:x2="9.314cm" svg:y2="7.156cm">
              <text:p/>
            </draw:line>
            <draw:line draw:name="Line 58" draw:style-name="gr35" draw:text-style-name="P11" draw:layer="layout" svg:x1="7.787cm" svg:y1="4.449cm" svg:x2="7.788cm" svg:y2="7.496cm">
              <text:p/>
            </draw:line>
            <draw:line draw:name="Line 59" draw:style-name="gr35" draw:text-style-name="P11" draw:layer="layout" svg:x1="6.601cm" svg:y1="4.449cm" svg:x2="6.602cm" svg:y2="7.831cm">
              <text:p/>
            </draw:line>
            <draw:line draw:name="Line 60" draw:style-name="gr35" draw:text-style-name="P11" draw:layer="layout" svg:x1="5.247cm" svg:y1="4.449cm" svg:x2="5.248cm" svg:y2="8.171cm">
              <text:p/>
            </draw:line>
            <draw:line draw:name="Line 62" draw:style-name="gr34" draw:text-style-name="P11" draw:layer="layout" svg:x1="5.67cm" svg:y1="14.803cm" svg:x2="3.386cm" svg:y2="14.776cm">
              <text:p/>
            </draw:line>
            <draw:line draw:name="Line 63" draw:style-name="gr34" draw:text-style-name="P11" draw:layer="layout" svg:x1="3.386cm" svg:y1="14.776cm" svg:x2="3.387cm" svg:y2="4.449cm">
              <text:p/>
            </draw:line>
          </draw:g>
        </draw:g>
        <draw:custom-shape draw:name="Text Box 64" draw:style-name="gr15" draw:text-style-name="P11" draw:layer="layout" svg:width="2.632cm" svg:height="1.604cm" svg:x="18.516cm" svg:y="13.877cm">
          <text:p text:style-name="P18"><text:span text:style-name="T28">Memory</text:span></text:p>
          <text:p text:style-name="P18"><text:span text:style-name="T28">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31" draw:text-style-name="P32" draw:layer="layout" svg:width="0.281cm" svg:height="0.312cm" svg:x="8.55cm" svg:y="8.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31" draw:text-style-name="P32" draw:layer="layout" svg:width="0.281cm" svg:height="0.308cm" svg:x="7.254cm" svg:y="9.2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31" draw:text-style-name="P32" draw:layer="layout" svg:width="0.281cm" svg:height="0.312cm" svg:x="9.904cm" svg:y="8.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31" draw:text-style-name="P32" draw:layer="layout" svg:width="0.281cm" svg:height="0.312cm" svg:x="11.271cm" svg:y="8.2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31" draw:text-style-name="P32" draw:layer="layout" svg:width="0.281cm" svg:height="0.308cm" svg:x="12.669cm" svg:y="7.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31" draw:text-style-name="P32" draw:layer="layout" svg:width="0.281cm" svg:height="0.308cm" svg:x="13.996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31" draw:text-style-name="P32" draw:layer="layout" svg:width="0.281cm" svg:height="0.312cm" svg:x="15.35cm" svg:y="7.1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31" draw:text-style-name="P32" draw:layer="layout" svg:width="0.281cm" svg:height="0.308cm" svg:x="16.678cm" svg:y="6.8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4" draw:style-name="gr15" draw:text-style-name="P11" draw:layer="layout" svg:width="1.722cm" svg:height="0.717cm" svg:x="6.156cm" svg:y="8.047cm">
          <text:p text:style-name="P18"><text:span text:style-name="T38">DRAM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5" draw:style-name="gr15" draw:text-style-name="P11" draw:layer="layout" svg:width="1.722cm" svg:height="0.717cm" svg:x="15.681cm" svg:y="5.627cm">
          <text:p text:style-name="P18"><text:span text:style-name="T38">DRAM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8" xml:id="id14" draw:id="id14">
          <draw:g draw:name="Group 108">
            <draw:custom-shape draw:name="Text Box 17" draw:style-name="gr15" draw:text-style-name="P11" draw:layer="layout" svg:width="0.664cm" svg:height="0.675cm" svg:x="17.169cm" svg:y="13.755cm">
              <text:p text:style-name="P18"><text:span text:style-name="T3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1" draw:layer="layout" svg:width="0.825cm" svg:height="0.675cm" svg:x="11.921cm" svg:y="13.755cm">
              <text:p text:style-name="P18"><text:span text:style-name="T39">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11" draw:layer="layout" svg:width="0.664cm" svg:height="0.675cm" svg:x="16.093cm" svg:y="13.755cm">
              <text:p text:style-name="P18"><text:span text:style-name="T39">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0.664cm" svg:height="0.675cm" svg:x="15.692cm" svg:y="13.755cm">
              <text:p text:style-name="P18"><text:span text:style-name="T3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0.825cm" svg:height="0.675cm" svg:x="14.629cm" svg:y="13.755cm">
              <text:p text:style-name="P18"><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0.825cm" svg:height="0.675cm" svg:x="14.122cm" svg:y="13.755cm">
              <text:p text:style-name="P18"><text:span text:style-name="T39">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5" draw:text-style-name="P11" draw:layer="layout" svg:width="0.825cm" svg:height="0.675cm" svg:x="13.398cm" svg:y="13.755cm">
              <text:p text:style-name="P18"><text:span text:style-name="T39">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5" draw:text-style-name="P11" draw:layer="layout" svg:width="0.825cm" svg:height="0.675cm" svg:x="12.935cm" svg:y="13.755cm">
              <text:p text:style-name="P18"><text:span text:style-name="T3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11" draw:layer="layout" svg:width="0.825cm" svg:height="0.675cm" svg:x="11.463cm" svg:y="13.755cm">
              <text:p text:style-name="P18"><text:span text:style-name="T3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5" draw:text-style-name="P11" draw:layer="layout" svg:width="0.825cm" svg:height="0.675cm" svg:x="6.51cm" svg:y="13.755cm">
              <text:p text:style-name="P18"><text:span text:style-name="T39">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15" draw:text-style-name="P11" draw:layer="layout" svg:width="0.825cm" svg:height="0.675cm" svg:x="10.651cm" svg:y="13.755cm">
              <text:p text:style-name="P18"><text:span text:style-name="T39">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5" draw:text-style-name="P11" draw:layer="layout" svg:width="0.825cm" svg:height="0.675cm" svg:x="10.104cm" svg:y="13.755cm">
              <text:p text:style-name="P18"><text:span text:style-name="T39">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5" draw:text-style-name="P11" draw:layer="layout" svg:width="0.825cm" svg:height="0.675cm" svg:x="9.218cm" svg:y="13.755cm">
              <text:p text:style-name="P18"><text:span text:style-name="T39">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11" draw:layer="layout" svg:width="0.825cm" svg:height="0.675cm" svg:x="8.751cm" svg:y="13.755cm">
              <text:p text:style-name="P18"><text:span text:style-name="T39">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11" draw:layer="layout" svg:width="0.825cm" svg:height="0.675cm" svg:x="7.904cm" svg:y="13.755cm">
              <text:p text:style-name="P18"><text:span text:style-name="T39">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5" draw:text-style-name="P11" draw:layer="layout" svg:width="0.825cm" svg:height="0.675cm" svg:x="7.348cm" svg:y="13.755cm">
              <text:p text:style-name="P18"><text:span text:style-name="T39">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7">
              <draw:g draw:name="Group 97">
                <draw:custom-shape draw:name="Rectangle 19" draw:style-name="gr31" draw:text-style-name="P32" draw:layer="layout" svg:width="1.353cm" svg:height="0.678cm" svg:x="12.14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1" draw:text-style-name="P32" draw:layer="layout" svg:width="1.353cm" svg:height="0.678cm" svg:x="13.494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1" draw:text-style-name="P32" draw:layer="layout" svg:width="1.353cm" svg:height="0.678cm" svg:x="14.848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31" draw:text-style-name="P32" draw:layer="layout" svg:width="1.357cm" svg:height="0.678cm" svg:x="16.201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1" draw:text-style-name="P32" draw:layer="layout" svg:width="1.353cm" svg:height="0.678cm" svg:x="6.773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31" draw:text-style-name="P32" draw:layer="layout" svg:width="1.353cm" svg:height="0.678cm" svg:x="8.127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1" draw:text-style-name="P32" draw:layer="layout" svg:width="1.353cm" svg:height="0.678cm" svg:x="9.481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1" draw:text-style-name="P32" draw:layer="layout" svg:width="1.353cm" svg:height="0.678cm" svg:x="10.835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41" draw:style-name="gr15" draw:text-style-name="P11" draw:layer="layout" svg:width="8.465cm" svg:height="0.928cm" svg:x="7.726cm" svg:y="14.985cm">
                <text:p text:style-name="P28"><text:span text:style-name="T28">64-bit word main memory address </text:span><text:span text:style-name="T2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106">
            <draw:g draw:name="Group 100">
              <draw:line draw:name="Line 44" draw:style-name="gr35" draw:text-style-name="P11" draw:layer="layout" svg:x1="16.818cm" svg:y1="7.156cm" svg:x2="16.819cm" svg:y2="13.758cm">
                <text:p/>
              </draw:line>
              <draw:line draw:name="Line 45" draw:style-name="gr35" draw:text-style-name="P11" draw:layer="layout" svg:x1="15.491cm" svg:y1="7.496cm" svg:x2="15.492cm" svg:y2="13.731cm">
                <text:p/>
              </draw:line>
              <draw:line draw:name="Line 46" draw:style-name="gr35" draw:text-style-name="P11" draw:layer="layout" svg:x1="14.141cm" svg:y1="7.831cm" svg:x2="14.142cm" svg:y2="13.758cm">
                <text:p/>
              </draw:line>
              <draw:line draw:name="Line 47" draw:style-name="gr35" draw:text-style-name="P11" draw:layer="layout" svg:x1="12.81cm" svg:y1="8.171cm" svg:x2="12.811cm" svg:y2="13.731cm">
                <text:p/>
              </draw:line>
              <draw:line draw:name="Line 48" draw:style-name="gr35" draw:text-style-name="P11" draw:layer="layout" svg:x1="11.43cm" svg:y1="8.51cm" svg:x2="11.431cm" svg:y2="13.758cm">
                <text:p/>
              </draw:line>
              <draw:line draw:name="Line 49" draw:style-name="gr35" draw:text-style-name="P11" draw:layer="layout" svg:x1="10.045cm" svg:y1="8.85cm" svg:x2="10.046cm" svg:y2="13.758cm">
                <text:p/>
              </draw:line>
              <draw:line draw:name="Line 50" draw:style-name="gr35" draw:text-style-name="P11" draw:layer="layout" svg:x1="8.695cm" svg:y1="9.189cm" svg:x2="8.696cm" svg:y2="13.758cm">
                <text:p/>
              </draw:line>
              <draw:line draw:name="Line 51" draw:style-name="gr35" draw:text-style-name="P11" draw:layer="layout" svg:x1="7.395cm" svg:y1="9.525cm" svg:x2="7.396cm" svg:y2="13.731cm">
                <text:p/>
              </draw:line>
            </draw:g>
            <draw:custom-shape draw:name="Text Box 73" draw:style-name="gr15" draw:text-style-name="P11" draw:layer="layout" svg:width="1.121cm" svg:height="1.266cm" svg:x="16.794cm" svg:y="11.435cm">
              <text:p text:style-name="P18"><text:span text:style-name="T34">bits</text:span></text:p>
              <text:p text:style-name="P18"><text:span text:style-name="T34">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15" draw:text-style-name="P11" draw:layer="layout" svg:width="1.202cm" svg:height="1.266cm" svg:x="15.483cm" svg:y="11.435cm">
              <text:p text:style-name="P18"><text:span text:style-name="T34">bits</text:span></text:p>
              <text:p text:style-name="P18"><text:span text:style-name="T34">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7" draw:style-name="gr15" draw:text-style-name="P11" draw:layer="layout" svg:width="1.396cm" svg:height="1.266cm" svg:x="14.144cm" svg:y="11.435cm">
              <text:p text:style-name="P18"><text:span text:style-name="T34">bits</text:span></text:p>
              <text:p text:style-name="P18"><text:span text:style-name="T34">16-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8" draw:style-name="gr15" draw:text-style-name="P11" draw:layer="layout" svg:width="1.396cm" svg:height="1.266cm" svg:x="12.791cm" svg:y="11.435cm">
              <text:p text:style-name="P18"><text:span text:style-name="T34">bits</text:span></text:p>
              <text:p text:style-name="P18"><text:span text:style-name="T34">24-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9" draw:style-name="gr15" draw:text-style-name="P11" draw:layer="layout" svg:width="1.396cm" svg:height="1.266cm" svg:x="11.437cm" svg:y="11.435cm">
              <text:p text:style-name="P18"><text:span text:style-name="T34">bits</text:span></text:p>
              <text:p text:style-name="P18"><text:span text:style-name="T34">32-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0" draw:style-name="gr15" draw:text-style-name="P11" draw:layer="layout" svg:width="1.396cm" svg:height="1.266cm" svg:x="9.995cm" svg:y="11.435cm">
              <text:p text:style-name="P18"><text:span text:style-name="T34">bits</text:span></text:p>
              <text:p text:style-name="P18"><text:span text:style-name="T34">40-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5" draw:text-style-name="P11" draw:layer="layout" svg:width="1.396cm" svg:height="1.266cm" svg:x="8.641cm" svg:y="11.435cm">
              <text:p text:style-name="P18"><text:span text:style-name="T34">bits</text:span></text:p>
              <text:p text:style-name="P18"><text:span text:style-name="T34">48-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2" draw:style-name="gr15" draw:text-style-name="P11" draw:layer="layout" svg:width="1.396cm" svg:height="1.266cm" svg:x="7.375cm" svg:y="11.435cm">
              <text:p text:style-name="P18"><text:span text:style-name="T34">bits</text:span></text:p>
              <text:p text:style-name="P18"><text:span text:style-name="T34">56-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139" xml:id="id15" draw:id="id15">
          <draw:g draw:name="Group 105">
            <draw:custom-shape draw:name="AutoShape 83" draw:style-name="gr36" draw:text-style-name="P32" draw:layer="layout" svg:width="2.371cm" svg:height="2.199cm" svg:x="10.918cm" svg:y="16.638cm">
              <text:p/>
              <draw:enhanced-geometry draw:mirror-horizontal="false" draw:mirror-vertical="false" svg:viewBox="0 0 0 0" draw:text-areas="?f8 0 ?f9 ?f12" draw:type="ooxml-downArrow" draw:modifiers="50000 2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aximum="?f1" draw:handle-range-y-minimum="0" draw:handle-position="0 ?f5"/>
              </draw:enhanced-geometry>
            </draw:custom-shape>
            <draw:custom-shape draw:name="Text Box 84" draw:style-name="gr15" draw:text-style-name="P11" draw:layer="layout" svg:width="2.967cm" svg:height="0.928cm" svg:x="13.037cm" svg:y="16.982cm">
              <text:p text:style-name="P18"><text:span text:style-name="T28">64-bit w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0">
            <draw:custom-shape draw:name="Text Box 111" draw:style-name="gr15" draw:text-style-name="P11" draw:layer="layout" svg:width="0.664cm" svg:height="0.675cm" svg:x="17.169cm" svg:y="13.755cm">
              <text:p text:style-name="P18"><text:span text:style-name="T3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2" draw:style-name="gr15" draw:text-style-name="P11" draw:layer="layout" svg:width="0.825cm" svg:height="0.675cm" svg:x="11.921cm" svg:y="13.755cm">
              <text:p text:style-name="P18"><text:span text:style-name="T39">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3" draw:style-name="gr15" draw:text-style-name="P11" draw:layer="layout" svg:width="0.664cm" svg:height="0.675cm" svg:x="16.093cm" svg:y="13.755cm">
              <text:p text:style-name="P18"><text:span text:style-name="T39">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5" draw:text-style-name="P11" draw:layer="layout" svg:width="0.664cm" svg:height="0.675cm" svg:x="15.692cm" svg:y="13.755cm">
              <text:p text:style-name="P18"><text:span text:style-name="T3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5" draw:style-name="gr15" draw:text-style-name="P11" draw:layer="layout" svg:width="0.825cm" svg:height="0.675cm" svg:x="14.629cm" svg:y="13.755cm">
              <text:p text:style-name="P18"><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6" draw:style-name="gr15" draw:text-style-name="P11" draw:layer="layout" svg:width="0.825cm" svg:height="0.675cm" svg:x="14.122cm" svg:y="13.755cm">
              <text:p text:style-name="P18"><text:span text:style-name="T39">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5" draw:text-style-name="P11" draw:layer="layout" svg:width="0.825cm" svg:height="0.675cm" svg:x="13.398cm" svg:y="13.755cm">
              <text:p text:style-name="P18"><text:span text:style-name="T39">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5" draw:text-style-name="P11" draw:layer="layout" svg:width="0.825cm" svg:height="0.675cm" svg:x="12.935cm" svg:y="13.755cm">
              <text:p text:style-name="P18"><text:span text:style-name="T3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5" draw:text-style-name="P11" draw:layer="layout" svg:width="0.825cm" svg:height="0.675cm" svg:x="11.463cm" svg:y="13.755cm">
              <text:p text:style-name="P18"><text:span text:style-name="T3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0" draw:style-name="gr15" draw:text-style-name="P11" draw:layer="layout" svg:width="0.825cm" svg:height="0.675cm" svg:x="6.51cm" svg:y="13.755cm">
              <text:p text:style-name="P18"><text:span text:style-name="T39">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1" draw:style-name="gr15" draw:text-style-name="P11" draw:layer="layout" svg:width="0.825cm" svg:height="0.675cm" svg:x="10.651cm" svg:y="13.755cm">
              <text:p text:style-name="P18"><text:span text:style-name="T39">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2" draw:style-name="gr15" draw:text-style-name="P11" draw:layer="layout" svg:width="0.825cm" svg:height="0.675cm" svg:x="10.104cm" svg:y="13.755cm">
              <text:p text:style-name="P18"><text:span text:style-name="T39">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3" draw:style-name="gr15" draw:text-style-name="P11" draw:layer="layout" svg:width="0.825cm" svg:height="0.675cm" svg:x="9.218cm" svg:y="13.755cm">
              <text:p text:style-name="P18"><text:span text:style-name="T39">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4" draw:style-name="gr15" draw:text-style-name="P11" draw:layer="layout" svg:width="0.825cm" svg:height="0.675cm" svg:x="8.751cm" svg:y="13.755cm">
              <text:p text:style-name="P18"><text:span text:style-name="T39">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5" draw:style-name="gr15" draw:text-style-name="P11" draw:layer="layout" svg:width="0.825cm" svg:height="0.675cm" svg:x="7.904cm" svg:y="13.755cm">
              <text:p text:style-name="P18"><text:span text:style-name="T39">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6" draw:style-name="gr15" draw:text-style-name="P11" draw:layer="layout" svg:width="0.825cm" svg:height="0.675cm" svg:x="7.348cm" svg:y="13.755cm">
              <text:p text:style-name="P18"><text:span text:style-name="T39">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8">
              <draw:custom-shape draw:name="Rectangle 129" draw:style-name="gr31" draw:text-style-name="P32" draw:layer="layout" svg:width="1.353cm" svg:height="0.678cm" svg:x="12.14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31" draw:text-style-name="P32" draw:layer="layout" svg:width="1.353cm" svg:height="0.678cm" svg:x="13.494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31" draw:text-style-name="P32" draw:layer="layout" svg:width="1.353cm" svg:height="0.678cm" svg:x="14.848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31" draw:text-style-name="P32" draw:layer="layout" svg:width="1.357cm" svg:height="0.678cm" svg:x="16.201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31" draw:text-style-name="P32" draw:layer="layout" svg:width="1.353cm" svg:height="0.678cm" svg:x="6.773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31" draw:text-style-name="P32" draw:layer="layout" svg:width="1.353cm" svg:height="0.678cm" svg:x="8.127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31" draw:text-style-name="P32" draw:layer="layout" svg:width="1.353cm" svg:height="0.678cm" svg:x="9.481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31" draw:text-style-name="P32" draw:layer="layout" svg:width="1.353cm" svg:height="0.678cm" svg:x="10.835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3" smil:attributeName="visibility" smil:to="visible"/>
                  <anim:set smil:dur="0.001s" smil:fill="hold" smil:targetElement="id1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4" smil:attributeName="visibility" smil:to="visible"/>
                  <anim:set smil:dur="0.001s" smil:fill="hold" smil:targetElement="id14"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5" smil:attributeName="visibility" smil:to="visible"/>
                </anim:par>
              </anim:par>
            </anim:par>
          </anim:seq>
        </anim:par>
        <presentation:notes draw:style-name="dp2">
          <office:forms form:automatic-focus="false" form:apply-design-mode="false"/>
          <draw:page-thumbnail draw:name="Rectangle 2" draw:style-name="gr1" draw:layer="layout" svg:width="13.968cm" svg:height="10.476cm" svg:x="3.81cm" svg:y="2.123cm" draw:page-number="21"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SRAM vs DRAM Summary" draw:style-name="dp1" draw:master-page-name="Title_20_Slide" presentation:presentation-page-layout-name="AL2T11">
        <office:forms form:automatic-focus="false" form:apply-design-mode="false"/>
        <draw:frame draw:name="Rectangle 1030" presentation:style-name="pr1" draw:text-style-name="P2" draw:layer="layout" svg:width="21.088cm" svg:height="2.116cm" svg:x="0.992cm" svg:y="1.21cm" presentation:class="title" presentation:user-transformed="true">
          <draw:text-box>
            <text:p text:style-name="P9"><text:span text:style-name="T1">SRAM vs DRAM Summary</text:span></text:p>
          </draw:text-box>
        </draw:frame>
        <draw:custom-shape draw:name="Text Box 1028" draw:style-name="gr37" draw:text-style-name="P11" draw:layer="layout" svg:width="23.917cm" svg:height="6.18cm" svg:x="1.058cm" svg:y="6.562cm">
          <text:p text:style-name="P18"><text:span text:style-name="T40"><text:tab/></text:span><text:span text:style-name="T40"><text:tab/></text:span><text:span text:style-name="T37">Trans.</text:span><text:span text:style-name="T37"><text:tab/></text:span><text:span text:style-name="T37">Access</text:span><text:span text:style-name="T37"><text:tab/></text:span><text:span text:style-name="T37">Needs</text:span><text:span text:style-name="T37"><text:tab/></text:span><text:span text:style-name="T37">Needs</text:span><text:span text:style-name="T37"><text:tab/></text:span><text:span text:style-name="T37"><text:tab/></text:span></text:p>
          <text:p text:style-name="P18"><text:span text:style-name="T37"><text:tab/></text:span><text:span text:style-name="T37"><text:tab/></text:span><text:span text:style-name="T37">per bit</text:span><text:span text:style-name="T37"><text:tab/></text:span><text:span text:style-name="T37"> time</text:span><text:span text:style-name="T37"><text:tab/></text:span><text:span text:style-name="T37">refresh?</text:span><text:span text:style-name="T37"><text:tab/></text:span><text:span text:style-name="T37">EDC?</text:span><text:span text:style-name="T37"><text:tab/></text:span><text:span text:style-name="T37">Cost</text:span><text:span text:style-name="T37"><text:tab/></text:span><text:span text:style-name="T37">Applications</text:span></text:p>
          <text:p text:style-name="P18"><text:span text:style-name="T40"/></text:p>
          <text:p text:style-name="P18"><text:span text:style-name="T40">SRAM</text:span><text:span text:style-name="T40"><text:tab/></text:span><text:span text:style-name="T40">4 or 6</text:span><text:span text:style-name="T40"><text:tab/></text:span><text:span text:style-name="T40">1X</text:span><text:span text:style-name="T40"><text:tab/></text:span><text:span text:style-name="T40"><text:tab/></text:span><text:span text:style-name="T40">No</text:span><text:span text:style-name="T40"><text:tab/></text:span><text:span text:style-name="T40"><text:tab/></text:span><text:span text:style-name="T40">Maybe</text:span><text:span text:style-name="T40"><text:tab/></text:span><text:span text:style-name="T40">100x</text:span><text:span text:style-name="T40"><text:tab/></text:span><text:span text:style-name="T40"><text:tab/></text:span><text:span text:style-name="T40">Cache memories</text:span></text:p>
          <text:p text:style-name="P18"><text:span text:style-name="T40"/></text:p>
          <text:p text:style-name="P18"><text:span text:style-name="T40">DRAM</text:span><text:span text:style-name="T40"><text:tab/></text:span><text:span text:style-name="T40">1</text:span><text:span text:style-name="T40"><text:tab/></text:span><text:span text:style-name="T40"><text:tab/></text:span><text:span text:style-name="T40">10X</text:span><text:span text:style-name="T40"><text:tab/></text:span><text:span text:style-name="T40"><text:tab/></text:span><text:span text:style-name="T40">Yes</text:span><text:span text:style-name="T40"><text:tab/></text:span><text:span text:style-name="T40"><text:tab/></text:span><text:span text:style-name="T40">Yes</text:span><text:span text:style-name="T40"><text:tab/></text:span><text:span text:style-name="T40"><text:tab/></text:span><text:span text:style-name="T40">1X</text:span><text:span text:style-name="T40"><text:tab/></text:span><text:span text:style-name="T40"><text:tab/></text:span><text:span text:style-name="T40">Main memories,</text:span></text:p>
          <text:p text:style-name="P18"><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Frame buff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29" draw:style-name="gr38" draw:text-style-name="P11" draw:layer="layout" svg:x1="1.058cm" svg:y1="8.678cm" svg:x2="24.976cm" svg:y2="8.679cm">
          <text:p/>
        </draw:line>
        <presentation:notes draw:style-name="dp2">
          <office:forms form:automatic-focus="false" form:apply-design-mode="false"/>
          <draw:page-thumbnail draw:name="Rectangle 2" draw:style-name="gr1" draw:layer="layout" svg:width="13.968cm" svg:height="10.476cm" svg:x="3.81cm" svg:y="2.123cm" draw:page-number="22"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Nonvolatile Memories" draw:style-name="dp1" draw:master-page-name="Title_20_Slide" presentation:presentation-page-layout-name="AL2T11">
        <office:forms form:automatic-focus="false" form:apply-design-mode="false"/>
        <draw:frame draw:name="Rectangle 1028" presentation:style-name="pr1" draw:text-style-name="P2" draw:layer="layout" svg:width="21.088cm" svg:height="2.116cm" svg:x="0.992cm" svg:y="1.21cm" presentation:class="title" presentation:user-transformed="true">
          <draw:text-box>
            <text:p text:style-name="P9"><text:span text:style-name="T1">Nonvolatile Memories</text:span></text:p>
          </draw:text-box>
        </draw:frame>
        <draw:frame draw:name="Rectangle 1029" presentation:style-name="pr9" draw:text-style-name="P11" draw:layer="layout" svg:width="21.933cm" svg:height="14.63cm" svg:x="1.102cm" svg:y="3.784cm" presentation:class="outline" presentation:user-transformed="true">
          <draw:text-box>
            <text:list text:style-name="L4">
              <text:list-item>
                <text:p text:style-name="P10"><text:span text:style-name="T6">DRAM and SRAM are volatile memories</text:span></text:p>
              </text:list-item>
            </text:list>
            <text:list text:style-name="L5">
              <text:list-item>
                <text:list>
                  <text:list-item>
                    <text:p text:style-name="P14"><text:span text:style-name="T2">Lose information if powered off.</text:span></text:p>
                  </text:list-item>
                </text:list>
              </text:list-item>
              <text:list-item>
                <text:p text:style-name="P10"><text:span text:style-name="T6">Nonvolatile memories retain value even if powered off</text:span></text:p>
                <text:list>
                  <text:list-item>
                    <text:p text:style-name="P14"><text:span text:style-name="T2">Read-only memory (</text:span><text:span text:style-name="T26">ROM</text:span><text:span text:style-name="T2">): programmed during production</text:span></text:p>
                  </text:list-item>
                  <text:list-item>
                    <text:p text:style-name="P14"><text:span text:style-name="T2">Programmable ROM (</text:span><text:span text:style-name="T26">PROM</text:span><text:span text:style-name="T2">): can be programmed once</text:span></text:p>
                  </text:list-item>
                  <text:list-item>
                    <text:p text:style-name="P14"><text:span text:style-name="T2">Eraseable PROM (</text:span><text:span text:style-name="T26">EPROM</text:span><text:span text:style-name="T2">): can be bulk erased (UV, X-Ray)</text:span></text:p>
                  </text:list-item>
                  <text:list-item>
                    <text:p text:style-name="P14"><text:span text:style-name="T2">Electrically eraseable PROM (</text:span><text:span text:style-name="T26">EEPROM</text:span><text:span text:style-name="T2">): electronic erase capability</text:span></text:p>
                  </text:list-item>
                </text:list>
              </text:list-item>
            </text:list>
            <text:list text:style-name="L6">
              <text:list-item>
                <text:list>
                  <text:list-item>
                    <text:list>
                      <text:list-item>
                        <text:p text:style-name="P14"><text:span text:style-name="T2">Flash memory: EEPROMs. with partial (block-level) erase capability</text:span></text:p>
                      </text:list-item>
                      <text:list-item>
                        <text:p text:style-name="P14"><text:span text:style-name="T2">Wears out after about 100,000 erasings</text:span></text:p>
                      </text:list-item>
                    </text:list>
                  </text:list-item>
                </text:list>
              </text:list-item>
              <text:list-item>
                <text:p text:style-name="P10"><text:span text:style-name="T6">Uses for Nonvolatile Memories</text:span></text:p>
                <text:list>
                  <text:list-item>
                    <text:p text:style-name="P14"><text:span text:style-name="T2">Firmware programs stored in a ROM (BIOS, controllers for disks, network cards, graphics accelerators, security subsystems,…)</text:span></text:p>
                  </text:list-item>
                  <text:list-item>
                    <text:p text:style-name="P14"><text:span text:style-name="T2">Solid state disks (replace rotating disks in thumb drives, smart phones, mp3 players, tablets, laptops,…)</text:span></text:p>
                  </text:list-item>
                  <text:list-item>
                    <text:p text:style-name="P14"><text:span text:style-name="T2">Disk caches</text:span></text:p>
                  </text:list-item>
                </text:list>
              </text:list-item>
            </text:list>
            <text:p text:style-name="P10"><text:span text:style-name="T6"/></text:p>
          </draw:text-box>
        </draw:frame>
        <presentation:notes draw:style-name="dp2">
          <office:forms form:automatic-focus="false" form:apply-design-mode="false"/>
          <draw:page-thumbnail draw:name="Rectangle 2" draw:style-name="gr1" draw:layer="layout" svg:width="13.968cm" svg:height="10.476cm" svg:x="3.81cm" svg:y="2.123cm" draw:page-number="23"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Solid State Disks (SSDs)" draw:style-name="dp1" draw:master-page-name="Title_20_Slide" presentation:presentation-page-layout-name="AL2T11">
        <office:forms form:automatic-focus="false" form:apply-design-mode="false"/>
        <draw:custom-shape draw:name="Rectangle 289" draw:style-name="gr39" draw:text-style-name="P34" draw:layer="layout" svg:width="19.896cm" svg:height="2.751cm" svg:x="2.752cm" svg:y="9.3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2" draw:layer="layout" svg:width="21.088cm" svg:height="2.116cm" svg:x="0.992cm" svg:y="1.21cm" presentation:class="title" presentation:user-transformed="true">
          <draw:text-box>
            <text:p text:style-name="P9"><text:span text:style-name="T14">Solid State Disks (SSDs) use flash memory</text:span></text:p>
          </draw:text-box>
        </draw:frame>
        <draw:frame draw:name="Content Placeholder 2" presentation:style-name="pr6" draw:text-style-name="P11" draw:layer="layout" svg:width="21.933cm" svg:height="5.291cm" svg:x="1.102cm" svg:y="13.123cm" presentation:class="outline" presentation:user-transformed="true">
          <draw:text-box>
            <text:list text:style-name="L4">
              <text:list-item>
                <text:p text:style-name="P10"><text:span text:style-name="T15">Pages: 512KB to 4KB, Blocks: 32 to 128 pages</text:span></text:p>
              </text:list-item>
              <text:list-item>
                <text:p text:style-name="P10"><text:span text:style-name="T15">Data read/written in units of pages. </text:span></text:p>
              </text:list-item>
              <text:list-item>
                <text:p text:style-name="P10"><text:span text:style-name="T15">Page can be written only after its block has been erased</text:span></text:p>
              </text:list-item>
              <text:list-item>
                <text:p text:style-name="P10"><text:span text:style-name="T15">A block wears out after about 100,000 repeated writes.</text:span></text:p>
              </text:list-item>
            </text:list>
          </draw:text-box>
        </draw:frame>
        <draw:custom-shape draw:name="AutoShape 238" draw:style-name="gr13" draw:text-style-name="P29" draw:layer="layout" svg:width="1.375cm" svg:height="1.904cm" svg:x="11.959cm" svg:y="4.463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range-x-maximum="100000" draw:handle-position="?f8 ?f13"/>
            <draw:handle draw:handle-range-y-maximum="?f1" draw:handle-range-y-minimum="0" draw:handle-position="0 ?f5"/>
          </draw:enhanced-geometry>
        </draw:custom-shape>
        <draw:custom-shape draw:name="Rectangle 239" draw:style-name="gr40" draw:text-style-name="P34" draw:layer="layout" svg:width="5.714cm" svg:height="1.445cm" svg:x="9.737cm" svg:y="6.685cm">
          <text:p text:style-name="P35"><text:span text:style-name="T41">Flash </text:span></text:p>
          <text:p text:style-name="P35"><text:span text:style-name="T41">translation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8" draw:style-name="gr28" draw:text-style-name="P11" draw:layer="layout" svg:x1="12.7cm" svg:y1="8.131cm" svg:x2="12.701cm" svg:y2="9.189cm">
          <text:p/>
        </draw:line>
        <draw:custom-shape draw:name="Rectangle 235" draw:style-name="gr13" draw:text-style-name="P29" draw:layer="layout" svg:width="6.137cm" svg:height="0.669cm" svg:x="9.525cm" svg:y="3.8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4" draw:style-name="gr41" draw:text-style-name="P29" draw:layer="layout" svg:width="0.449cm" svg:height="0.422cm" svg:x="12.435cm" svg:y="4.2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5" draw:style-name="gr15" draw:text-style-name="P11" draw:layer="layout" svg:width="2.548cm" svg:height="1.01cm" svg:x="9.419cm" svg:y="2.925cm">
          <text:p text:style-name="P36"><text:span text:style-name="T41">I/O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1" draw:style-name="gr42" draw:text-style-name="P30" draw:layer="layout" svg:width="1.269cm" svg:height="1.481cm" svg:x="15.452cm" svg:y="3.2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2" draw:style-name="gr42" draw:text-style-name="P30" draw:layer="layout" svg:width="1.269cm" svg:height="1.269cm" svg:x="8.467cm" svg:y="3.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0" draw:style-name="gr43" draw:text-style-name="P19" draw:layer="layout" svg:width="8.677cm" svg:height="1.269cm" svg:x="3.206cm" svg:y="10.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4" draw:style-name="gr44" draw:text-style-name="P37" draw:layer="layout" svg:width="2.327cm" svg:height="0.846cm" svg:x="3.418cm" svg:y="10.46cm">
          <text:p text:style-name="P36"><text:span text:style-name="T42">Page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7" draw:style-name="gr44" draw:text-style-name="P37" draw:layer="layout" svg:width="2.327cm" svg:height="0.846cm" svg:x="5.746cm" svg:y="10.46cm">
          <text:p text:style-name="P36"><text:span text:style-name="T42">Pag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8" draw:style-name="gr44" draw:text-style-name="P37" draw:layer="layout" svg:width="2.327cm" svg:height="0.846cm" svg:x="9.344cm" svg:y="10.46cm">
          <text:p text:style-name="P36"><text:span text:style-name="T43">Page 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9" draw:style-name="gr45" draw:text-style-name="P11" draw:layer="layout" svg:width="1.35cm" svg:height="1.267cm" svg:x="8.077cm" svg:y="10.037cm">
          <text:p text:style-name="P36"><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1" draw:style-name="gr45" draw:text-style-name="P11" draw:layer="layout" svg:width="2.578cm" svg:height="1.011cm" svg:x="2.853cm" svg:y="9.225cm">
          <text:p text:style-name="P36"><text:span text:style-name="T41">Block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2" draw:style-name="gr45" draw:text-style-name="P11" draw:layer="layout" svg:width="1.35cm" svg:height="1.267cm" svg:x="11.98cm" svg:y="10.16cm">
          <text:p text:style-name="P36"><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7" draw:style-name="gr43" draw:text-style-name="P19" draw:layer="layout" svg:width="8.677cm" svg:height="1.269cm" svg:x="13.547cm" svg:y="10.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3" draw:style-name="gr44" draw:text-style-name="P37" draw:layer="layout" svg:width="2.327cm" svg:height="0.846cm" svg:x="13.758cm" svg:y="10.46cm">
          <text:p text:style-name="P36"><text:span text:style-name="T42">Page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4" draw:style-name="gr44" draw:text-style-name="P37" draw:layer="layout" svg:width="2.327cm" svg:height="0.846cm" svg:x="16.087cm" svg:y="10.46cm">
          <text:p text:style-name="P36"><text:span text:style-name="T42">Pag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5" draw:style-name="gr44" draw:text-style-name="P37" draw:layer="layout" svg:width="2.327cm" svg:height="0.846cm" svg:x="19.685cm" svg:y="10.46cm">
          <text:p text:style-name="P36"><text:span text:style-name="T43">Page 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6" draw:style-name="gr45" draw:text-style-name="P11" draw:layer="layout" svg:width="1.35cm" svg:height="1.267cm" svg:x="18.418cm" svg:y="10.037cm">
          <text:p text:style-name="P36"><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8" draw:style-name="gr45" draw:text-style-name="P11" draw:layer="layout" svg:width="3.39cm" svg:height="1.011cm" svg:x="13.181cm" svg:y="9.225cm">
          <text:p text:style-name="P36"><text:span text:style-name="T41">Block <text:s/>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1" draw:style-name="gr45" draw:text-style-name="P11" draw:layer="layout" svg:width="4.516cm" svg:height="1.011cm" svg:x="2.322cm" svg:y="8.378cm">
          <text:p text:style-name="P36"><text:span text:style-name="T41">Flash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2" draw:style-name="gr26" draw:text-style-name="P11" draw:layer="layout" svg:width="20.742cm" svg:height="6.049cm" svg:x="2.328cm" svg:y="6.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3" draw:style-name="gr45" draw:text-style-name="P11" draw:layer="layout" svg:width="6.879cm" svg:height="1.011cm" svg:x="1.724cm" svg:y="5.503cm">
          <text:p text:style-name="P36"><text:span text:style-name="T41">Solid State Disk (SS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7" draw:style-name="gr46" draw:text-style-name="P11" draw:layer="layout" svg:width="5.926cm" svg:height="1.435cm" svg:x="13.123cm" svg:y="4.599cm">
          <text:p text:style-name="P36"><text:span text:style-name="T45">Requests to read and </text:span></text:p>
          <text:p text:style-name="P36"><text:span text:style-name="T45">write logical disk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13.968cm" svg:height="10.476cm" svg:x="3.81cm" svg:y="2.123cm" draw:page-number="24" presentation:class="page"/>
          <draw:frame presentation:style-name="pr11" draw:text-style-name="P38" draw:layer="layout" svg:width="17.271cm" svg:height="12.572cm" svg:x="2.159cm" svg:y="13.271cm" presentation:class="notes" presentation:placeholder="true">
            <draw:text-box/>
          </draw:frame>
        </presentation:notes>
      </draw:page>
      <draw:page draw:name="SSD Performance Characteristics&#9;"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8">SSD Performance Characteristics</text:span><text:span text:style-name="T1"><text:tab/></text:span></text:p>
          </draw:text-box>
        </draw:frame>
        <draw:frame draw:name="Content Placeholder 2" presentation:style-name="pr6" draw:text-style-name="P11" draw:layer="layout" svg:width="21.933cm" svg:height="7.196cm" svg:x="1.102cm" svg:y="8.89cm" presentation:class="outline" presentation:user-transformed="true">
          <draw:text-box>
            <text:list text:style-name="L4">
              <text:list-item>
                <text:p text:style-name="P10"><text:span text:style-name="T6">Sequential access faster than random access</text:span></text:p>
              </text:list-item>
            </text:list>
            <text:list text:style-name="L5">
              <text:list-item>
                <text:list>
                  <text:list-item>
                    <text:p text:style-name="P14"><text:span text:style-name="T2">Common theme in the memory hierarchy</text:span></text:p>
                  </text:list-item>
                </text:list>
              </text:list-item>
              <text:list-item>
                <text:p text:style-name="P10"><text:span text:style-name="T6">Random writes are somewhat slower</text:span></text:p>
                <text:list>
                  <text:list-item>
                    <text:p text:style-name="P14"><text:span text:style-name="T2">Erasing a block takes a long time (~1 ms)</text:span></text:p>
                  </text:list-item>
                  <text:list-item>
                    <text:p text:style-name="P14"><text:span text:style-name="T2">Modifying a block page requires all other pages to be copied to new block</text:span></text:p>
                  </text:list-item>
                  <text:list-item>
                    <text:p text:style-name="P14"><text:span text:style-name="T2">In earlier SSDs, the read/write gap was much larger.</text:span></text:p>
                  </text:list-item>
                </text:list>
              </text:list-item>
            </text:list>
          </draw:text-box>
        </draw:frame>
        <draw:custom-shape draw:name="TextBox 3" draw:style-name="gr47" draw:text-style-name="P39" draw:layer="layout" svg:width="24.297cm" svg:height="2.537cm" svg:x="0.679cm" svg:y="4.657cm">
          <text:p text:style-name="P18"><text:span text:style-name="T15">Sequential read tput</text:span><text:span text:style-name="T15"><text:tab/></text:span><text:span text:style-name="T15">550 MB/s</text:span><text:span text:style-name="T15"><text:tab/></text:span><text:span text:style-name="T15"><text:tab/></text:span><text:span text:style-name="T15">Sequential write tput</text:span><text:span text:style-name="T15"><text:tab/></text:span><text:span text:style-name="T15">470 MB/s</text:span></text:p>
          <text:p text:style-name="P18"><text:span text:style-name="T15">Random read tput</text:span><text:span text:style-name="T15"><text:tab/></text:span><text:span text:style-name="T15"><text:tab/></text:span><text:span text:style-name="T15">365 MB/s</text:span><text:span text:style-name="T15"><text:tab/></text:span><text:span text:style-name="T15"><text:tab/></text:span><text:span text:style-name="T15">Random write tput</text:span><text:span text:style-name="T15"><text:tab/></text:span><text:span text:style-name="T15"><text:tab/></text:span><text:span text:style-name="T15">303 MB/s</text:span></text:p>
          <text:p text:style-name="P18"><text:span text:style-name="T15">Avg seq read time</text:span><text:span text:style-name="T15"><text:tab/></text:span><text:span text:style-name="T15"><text:tab/></text:span><text:span text:style-name="T15">50 us</text:span><text:span text:style-name="T15"><text:tab/></text:span><text:span text:style-name="T15"><text:tab/></text:span><text:span text:style-name="T15">Avg seq write time</text:span><text:span text:style-name="T15"><text:tab/></text:span><text:span text:style-name="T15"><text:tab/></text:span><text:span text:style-name="T15">60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48" draw:text-style-name="P11" draw:layer="layout" svg:width="11.891cm" svg:height="1.013cm" svg:x="3.458cm" svg:y="17.479cm">
          <text:p text:style-name="P18"><text:span text:style-name="T15">Source: Intel SSD 730 product spec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13.968cm" svg:height="10.476cm" svg:x="3.81cm" svg:y="2.123cm" draw:page-number="25" presentation:class="page"/>
          <draw:frame presentation:style-name="pr11" draw:text-style-name="P38" draw:layer="layout" svg:width="17.271cm" svg:height="12.572cm" svg:x="2.159cm" svg:y="13.271cm" presentation:class="notes" presentation:placeholder="true">
            <draw:text-box/>
          </draw:frame>
        </presentation:notes>
      </draw:page>
      <draw:page draw:name="CPU Clock Rates" draw:style-name="dp1" draw:master-page-name="Title_20_Slide" presentation:presentation-page-layout-name="AL2T11">
        <office:forms form:automatic-focus="false" form:apply-design-mode="false"/>
        <draw:custom-shape draw:name="Rectangle 14" draw:style-name="gr49" draw:text-style-name="P40" draw:layer="layout" svg:width="24.517cm" svg:height="1.097cm" svg:x="0.212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 draw:text-style-name="P2" draw:layer="layout" svg:width="21.088cm" svg:height="2.116cm" svg:x="0.992cm" svg:y="1.21cm" presentation:class="title" presentation:user-transformed="true">
          <draw:text-box>
            <text:p text:style-name="P9"><text:span text:style-name="T14">CPU Clock Rates</text:span></text:p>
          </draw:text-box>
        </draw:frame>
        <draw:custom-shape draw:name="Rectangle 3" draw:style-name="gr50" draw:text-style-name="P11" draw:layer="layout" svg:width="24.517cm" svg:height="9.466cm" svg:x="0.212cm" svg:y="6.858cm">
          <text:p text:style-name="P18"><text:span text:style-name="T28"><text:tab/></text:span><text:span text:style-name="T28"><text:tab/></text:span><text:span text:style-name="T28"><text:tab/></text:span><text:span text:style-name="T37">1985</text:span><text:span text:style-name="T37"><text:tab/></text:span><text:span text:style-name="T37">1990</text:span><text:span text:style-name="T37"><text:tab/></text:span><text:span text:style-name="T37">1995</text:span><text:span text:style-name="T37"><text:tab/></text:span><text:span text:style-name="T46">2003</text:span><text:span text:style-name="T46"><text:tab/></text:span><text:span text:style-name="T46"><text:tab/></text:span><text:span text:style-name="T46">2005</text:span><text:span text:style-name="T46"><text:tab/></text:span><text:span text:style-name="T46"><text:tab/></text:span><text:span text:style-name="T46">2010</text:span><text:span text:style-name="T46"><text:tab/></text:span><text:span text:style-name="T46"><text:tab/></text:span><text:span text:style-name="T46">2017</text:span><text:span text:style-name="T46"><text:tab/></text:span><text:span text:style-name="T46"> <text:s text:c="4"/></text:span><text:span text:style-name="T47">2017:1985</text:span></text:p>
          <text:p text:style-name="P18"><text:span text:style-name="T30"/></text:p>
          <text:p text:style-name="P18"><text:span text:style-name="T28">CPU</text:span><text:span text:style-name="T28"><text:tab/></text:span><text:span text:style-name="T28"> </text:span><text:span text:style-name="T28"><text:tab/></text:span><text:span text:style-name="T28"><text:tab/></text:span><text:span text:style-name="T28">80286</text:span><text:span text:style-name="T28"><text:tab/></text:span><text:span text:style-name="T28">80386</text:span><text:span text:style-name="T28"><text:tab/></text:span><text:span text:style-name="T28">Pentium</text:span><text:span text:style-name="T28"><text:tab/></text:span><text:span text:style-name="T28">P-4</text:span><text:span text:style-name="T28"><text:tab/></text:span><text:span text:style-name="T28"><text:tab/></text:span><text:span text:style-name="T28">Core 2</text:span><text:span text:style-name="T28"><text:tab/></text:span><text:span text:style-name="T28">Core i7(n)</text:span><text:span text:style-name="T28"><text:tab/></text:span><text:span text:style-name="T28">Core i7(h)</text:span><text:span text:style-name="T28"><text:tab/></text:span></text:p>
          <text:p text:style-name="P18"><text:span text:style-name="T46"/></text:p>
          <text:p text:style-name="P18"><text:span text:style-name="T28">Clock rate (MHz) </text:span><text:span text:style-name="T28"><text:tab/></text:span><text:span text:style-name="T28">6</text:span><text:span text:style-name="T28"><text:tab/></text:span><text:span text:style-name="T28"><text:tab/></text:span><text:span text:style-name="T28">20</text:span><text:span text:style-name="T28"><text:tab/></text:span><text:span text:style-name="T28"><text:tab/></text:span><text:span text:style-name="T28">150</text:span><text:span text:style-name="T28"><text:tab/></text:span><text:span text:style-name="T28"><text:tab/></text:span><text:span text:style-name="T28">3,300</text:span><text:span text:style-name="T28"><text:tab/></text:span><text:span text:style-name="T28"><text:tab/></text:span><text:span text:style-name="T28">2,000</text:span><text:span text:style-name="T28"><text:tab/></text:span><text:span text:style-name="T28"><text:tab/></text:span><text:span text:style-name="T28">2,500</text:span><text:span text:style-name="T28"><text:tab/></text:span><text:span text:style-name="T28"><text:tab/></text:span><text:span text:style-name="T28">3,000</text:span><text:span text:style-name="T28"><text:tab/></text:span><text:span text:style-name="T28"><text:tab/></text:span><text:span text:style-name="T28">500</text:span></text:p>
          <text:p text:style-name="P18"><text:span text:style-name="T46"/></text:p>
          <text:p text:style-name="P18"><text:span text:style-name="T28">Cycle time (ns)</text:span><text:span text:style-name="T28"><text:tab/></text:span><text:span text:style-name="T28">166</text:span><text:span text:style-name="T28"><text:tab/></text:span><text:span text:style-name="T28"><text:tab/></text:span><text:span text:style-name="T28">50</text:span><text:span text:style-name="T28"><text:tab/></text:span><text:span text:style-name="T28"><text:tab/></text:span><text:span text:style-name="T28">6</text:span><text:span text:style-name="T28"><text:tab/></text:span><text:span text:style-name="T28"><text:tab/></text:span><text:span text:style-name="T28">0.30</text:span><text:span text:style-name="T28"><text:tab/></text:span><text:span text:style-name="T28"><text:tab/></text:span><text:span text:style-name="T28">0.50</text:span><text:span text:style-name="T28"><text:tab/></text:span><text:span text:style-name="T28"><text:tab/></text:span><text:span text:style-name="T28">0.4</text:span><text:span text:style-name="T28"><text:tab/></text:span><text:span text:style-name="T28"><text:tab/></text:span><text:span text:style-name="T28">0.33</text:span><text:span text:style-name="T28"><text:tab/></text:span><text:span text:style-name="T28"><text:tab/></text:span><text:span text:style-name="T28">500</text:span></text:p>
          <text:p text:style-name="P18"><text:span text:style-name="T46"/></text:p>
          <text:p text:style-name="P18"><text:span text:style-name="T28">Cores</text:span><text:span text:style-name="T28"><text:tab/></text:span><text:span text:style-name="T28"> </text:span><text:span text:style-name="T28"><text:tab/></text:span><text:span text:style-name="T28">1 <text:s/></text:span><text:span text:style-name="T28"><text:tab/></text:span><text:span text:style-name="T28"><text:tab/></text:span><text:span text:style-name="T28">1</text:span><text:span text:style-name="T28"><text:tab/></text:span><text:span text:style-name="T28"><text:tab/></text:span><text:span text:style-name="T28">1</text:span><text:span text:style-name="T28"><text:tab/></text:span><text:span text:style-name="T28"><text:tab/></text:span><text:span text:style-name="T28">1</text:span><text:span text:style-name="T28"><text:tab/></text:span><text:span text:style-name="T28"><text:tab/></text:span><text:span text:style-name="T28">2</text:span><text:span text:style-name="T28"><text:tab/></text:span><text:span text:style-name="T28"><text:tab/></text:span><text:span text:style-name="T28">4</text:span><text:span text:style-name="T28"><text:tab/></text:span><text:span text:style-name="T28"><text:tab/></text:span><text:span text:style-name="T28">4</text:span><text:span text:style-name="T28"><text:tab/></text:span><text:span text:style-name="T28"><text:tab/></text:span><text:span text:style-name="T28">4</text:span></text:p>
          <text:p text:style-name="P18"><text:span text:style-name="T46"/></text:p>
          <text:p text:style-name="P18"><text:span text:style-name="T28">Effective</text:span></text:p>
          <text:p text:style-name="P18"><text:span text:style-name="T28">cycle </text:span><text:span text:style-name="T28"><text:tab/></text:span><text:span text:style-name="T28"><text:tab/></text:span><text:span text:style-name="T28">166</text:span><text:span text:style-name="T28"><text:tab/></text:span><text:span text:style-name="T28"><text:tab/></text:span><text:span text:style-name="T28">50</text:span><text:span text:style-name="T28"><text:tab/></text:span><text:span text:style-name="T28"><text:tab/></text:span><text:span text:style-name="T28">6</text:span><text:span text:style-name="T28"><text:tab/></text:span><text:span text:style-name="T28"><text:tab/></text:span><text:span text:style-name="T28">0.30</text:span><text:span text:style-name="T28"><text:tab/></text:span><text:span text:style-name="T28"><text:tab/></text:span><text:span text:style-name="T28">0.25</text:span><text:span text:style-name="T28"><text:tab/></text:span><text:span text:style-name="T28"><text:tab/></text:span><text:span text:style-name="T28">0.10</text:span><text:span text:style-name="T28"><text:tab/></text:span><text:span text:style-name="T28"><text:tab/></text:span><text:span text:style-name="T28">0.08</text:span><text:span text:style-name="T28"><text:tab/></text:span><text:span text:style-name="T28"><text:tab/></text:span><text:span text:style-name="T28">2,000</text:span></text:p>
          <text:p text:style-name="P18"><text:span text:style-name="T28">time (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8" draw:text-style-name="P11" draw:layer="layout" svg:width="10.206cm" svg:height="1.775cm" svg:x="12.381cm" svg:y="3.051cm">
          <text:p text:style-name="P18"><text:span text:style-name="T15">Inflection point in computer history</text:span></text:p>
          <text:p text:style-name="P18"><text:span text:style-name="T15">when designers hit the “Power 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51" draw:text-style-name="P24" draw:layer="layout" svg:width="1.269cm" svg:height="0.923cm" draw:transform="rotate (-3.14159265358979) translate (14.478cm 5.837cm)">
          <text:p/>
          <draw:enhanced-geometry draw:mirror-horizontal="false" draw:mirror-vertical="true" svg:viewBox="0 0 21600 21600" draw:type="mso-spt32" draw:enhanced-path="M 0 0 L 21600 21600 N"/>
        </draw:custom-shape>
        <draw:custom-shape draw:name="Rectangle 13" draw:style-name="gr52" draw:text-style-name="P11" draw:layer="layout" svg:width="1.904cm" svg:height="11.471cm" svg:x="12.7cm" svg:y="6.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8" draw:text-style-name="P11" draw:layer="layout" svg:width="6.476cm" svg:height="1.775cm" svg:x="14.746cm" svg:y="17.216cm">
          <text:p text:style-name="P18"><text:span text:style-name="T15">(n) Nehalem processor</text:span></text:p>
          <text:p text:style-name="P18"><text:span text:style-name="T15">(h) Haswell 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Rectangle 2" draw:style-name="gr1" draw:layer="layout" svg:width="13.968cm" svg:height="10.476cm" svg:x="3.81cm" svg:y="2.123cm" draw:page-number="26"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The CPU-Memory Gap" draw:style-name="dp1" draw:master-page-name="Title_20_Slide" presentation:presentation-page-layout-name="AL2T11">
        <office:forms form:automatic-focus="false" form:apply-design-mode="false"/>
        <draw:frame draw:name="Rectangle 2" presentation:style-name="pr1" draw:text-style-name="P2" draw:layer="layout" svg:width="21.088cm" svg:height="2.116cm" svg:x="0.992cm" svg:y="1.21cm" presentation:class="title" presentation:user-transformed="true">
          <draw:text-box>
            <text:p text:style-name="P9"><text:span text:style-name="T1">The CPU-Memory Gap</text:span></text:p>
          </draw:text-box>
        </draw:frame>
        <draw:custom-shape draw:name="Rectangle 4" draw:style-name="gr53" draw:text-style-name="P11" draw:layer="layout" svg:width="22.687cm" svg:height="1.216cm" svg:x="1.124cm" svg:y="3.175cm">
          <text:p text:style-name="P41"><text:span text:style-name="T48">The gap widens between DRAM, disk, and CPU spee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3" draw:style-name="gr9" draw:text-style-name="P24" draw:layer="layout" svg:width="23.393cm" svg:height="13.134cm" svg:x="0.954cm" svg:y="4.928cm">
          <draw:object xlink:href="./Object 2" xlink:type="simple" xlink:show="embed" xlink:actuate="onLoad">
            <loext:p/>
          </draw:object>
          <draw:image xlink:href="./ObjectReplacements/Object 2" xlink:type="simple" xlink:show="embed" xlink:actuate="onLoad"/>
        </draw:frame>
        <draw:custom-shape draw:name="TextBox 8" draw:style-name="gr48" draw:text-style-name="P11" draw:layer="layout" svg:width="2.201cm" svg:height="1.013cm" svg:x="15.133cm" svg:y="11.554cm">
          <text:p text:style-name="P18"><text:span text:style-name="T18">D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8" draw:text-style-name="P11" draw:layer="layout" svg:width="1.591cm" svg:height="1.013cm" svg:x="16.722cm" svg:y="14.415cm">
          <text:p text:style-name="P18"><text:span text:style-name="T18">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8" draw:text-style-name="P11" draw:layer="layout" svg:width="1.506cm" svg:height="1.013cm" svg:x="15.867cm" svg:y="8.029cm">
          <text:p text:style-name="P18"><text:span text:style-name="T18">SS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8" draw:text-style-name="P11" draw:layer="layout" svg:width="1.621cm" svg:height="1.013cm" svg:x="15.061cm" svg:y="6.382cm">
          <text:p text:style-name="P18"><text:span text:style-name="T18">Di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Rectangle 2" draw:style-name="gr1" draw:layer="layout" svg:width="13.968cm" svg:height="10.476cm" svg:x="3.81cm" svg:y="2.123cm" draw:page-number="27"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Locality to the Rescue!&#9;"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1">Locality to the Rescue!</text:span><text:span text:style-name="T1"><text:tab/></text:span></text:p>
          </draw:text-box>
        </draw:frame>
        <draw:frame draw:name="Content Placeholder 2" presentation:style-name="pr6" draw:text-style-name="P11" draw:layer="layout" svg:width="21.933cm" svg:height="13.81cm" svg:x="1.102cm" svg:y="3.784cm" presentation:class="outline" presentation:user-transformed="true">
          <draw:text-box>
            <text:p text:style-name="P10"><text:span text:style-name="T6"/></text:p>
            <text:p text:style-name="P42"><text:span text:style-name="T6">The key to bridging this CPU-Memory gap is a fundamental property of computer programs known as </text:span><text:span text:style-name="T27">locality</text:span></text:p>
          </draw:text-box>
        </draw:frame>
        <presentation:notes draw:style-name="dp3">
          <office:forms form:automatic-focus="false" form:apply-design-mode="false"/>
          <draw:page-thumbnail draw:style-name="gr1" draw:layer="layout" svg:width="13.968cm" svg:height="10.476cm" svg:x="3.81cm" svg:y="2.123cm" draw:page-number="28" presentation:class="page"/>
          <draw:frame presentation:style-name="pr11" draw:text-style-name="P38" draw:layer="layout" svg:width="17.271cm" svg:height="12.572cm" svg:x="2.159cm" svg:y="13.271cm" presentation:class="notes" presentation:placeholder="true">
            <draw:text-box/>
          </draw:frame>
        </presentation:notes>
      </draw:page>
      <draw:page draw:name="Today"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1">Today</text:span></text:p>
          </draw:text-box>
        </draw:frame>
        <draw:frame draw:name="Content Placeholder 2" presentation:style-name="pr6" draw:text-style-name="P11" draw:layer="layout" svg:width="21.933cm" svg:height="13.81cm" svg:x="1.102cm" svg:y="3.784cm" presentation:class="outline" presentation:user-transformed="true">
          <draw:text-box>
            <text:list text:style-name="L4">
              <text:list-item>
                <text:p text:style-name="P15"><text:span text:style-name="T12">Performance</text:span></text:p>
              </text:list-item>
              <text:list-item>
                <text:p text:style-name="P15"><text:span text:style-name="T49">Storage technologies and trends</text:span></text:p>
              </text:list-item>
              <text:list-item>
                <text:p text:style-name="P15"><text:span text:style-name="T6">Locality of reference</text:span></text:p>
              </text:list-item>
              <text:list-item>
                <text:p text:style-name="P15"><text:span text:style-name="T49">Caching in the memory hierarchy</text:span></text:p>
              </text:list-item>
            </text:list>
          </draw:text-box>
        </draw:frame>
        <presentation:notes draw:style-name="dp2">
          <office:forms form:automatic-focus="false" form:apply-design-mode="false"/>
          <draw:page-thumbnail draw:name="Slide Image Placeholder 1" draw:style-name="gr1" draw:layer="layout" svg:width="13.968cm" svg:height="10.476cm" svg:x="3.81cm" svg:y="2.123cm" draw:page-number="29" presentation:class="page"/>
          <draw:frame draw:name="Notes Placeholder 2" presentation:style-name="pr7"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6"><text:span text:style-name="T13"><text:page-number>&lt;number&gt;</text:page-number></text:span></text:p>
            </draw:text-box>
          </draw:frame>
        </presentation:notes>
      </draw:page>
      <draw:page draw:name="Locality" draw:style-name="dp1" draw:master-page-name="Title_20_Slide" presentation:presentation-page-layout-name="AL2T11">
        <office:forms form:automatic-focus="false" form:apply-design-mode="false"/>
        <draw:frame draw:name="Title 1" presentation:style-name="pr1" draw:text-style-name="P2" draw:layer="layout" svg:width="22.714cm" svg:height="2.116cm" svg:x="0.992cm" svg:y="1.21cm" presentation:class="title" presentation:user-transformed="true">
          <draw:text-box>
            <text:p text:style-name="P9"><text:span text:style-name="T1">Locality</text:span></text:p>
          </draw:text-box>
        </draw:frame>
        <draw:frame draw:name="Content Placeholder 2" presentation:style-name="pr6" draw:text-style-name="P11" draw:layer="layout" svg:width="21.933cm" svg:height="13.81cm" svg:x="1.102cm" svg:y="3.784cm" presentation:class="outline" presentation:user-transformed="true">
          <draw:text-box>
            <text:list text:style-name="L4">
              <text:list-item>
                <text:p text:style-name="P43"><text:span text:style-name="T50">Principle of Locality:</text:span><text:span text:style-name="T6"> Programs tend to use data and instructions with addresses near or equal to those they have used recently</text:span></text:p>
              </text:list-item>
            </text:list>
            <text:p text:style-name="P43"><text:span text:style-name="T50"/></text:p>
            <text:list text:continue-numbering="true" text:style-name="L4">
              <text:list-item>
                <text:p xml:id="id16" text:id="id16" text:style-name="P43"><text:span text:style-name="T50">Temporal locality: <text:s/></text:span></text:p>
              </text:list-item>
            </text:list>
            <text:list text:style-name="L5">
              <text:list-item>
                <text:list>
                  <text:list-item>
                    <text:p xml:id="id17" text:id="id17" text:style-name="P44"><text:span text:style-name="T2">Recently referenced items are likely </text:span><text:span text:style-name="T2"><text:line-break/></text:span><text:span text:style-name="T2">to be referenced again in the near future</text:span></text:p>
                  </text:list-item>
                </text:list>
              </text:list-item>
            </text:list>
            <text:p text:style-name="P43"><text:span text:style-name="T50"/></text:p>
            <text:list text:continue-numbering="true" text:style-name="L5">
              <text:list-item>
                <text:p xml:id="id21" text:id="id21" text:style-name="P43"><text:span text:style-name="T50">Spatial locality: <text:s/></text:span></text:p>
                <text:list>
                  <text:list-item>
                    <text:p xml:id="id22" text:id="id22" text:style-name="P44"><text:span text:style-name="T2">Items with nearby addresses tend </text:span><text:span text:style-name="T2"><text:line-break/></text:span><text:span text:style-name="T2">to be referenced close together in time</text:span></text:p>
                  </text:list-item>
                </text:list>
              </text:list-item>
            </text:list>
            <text:p text:style-name="P42"><text:span text:style-name="T6"/></text:p>
            <text:p text:style-name="P45"><text:span text:style-name="T6"/></text:p>
          </draw:text-box>
        </draw:frame>
        <draw:custom-shape draw:name="Rectangle 3" draw:style-name="gr54" draw:text-style-name="P30" xml:id="id18" draw:id="id18" draw:layer="layout" svg:width="5.291cm" svg:height="0.846cm" svg:x="16.933cm" svg:y="8.678cm">
          <text:p text:style-name="P5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5" draw:text-style-name="P46" xml:id="id19" draw:id="id19" draw:layer="layout" svg:width="1.057cm" svg:height="0.846cm" svg:x="18.027cm" svg:y="8.678cm">
          <text:p text:style-name="P5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56" draw:text-style-name="P11" xml:id="id20" draw:id="id20" draw:layer="layout" svg:width="1.743cm" svg:height="1.203cm" svg:x="17.553cm" svg:y="7.262cm">
          <text:p text:style-name="P28"><text:span text:style-name="T21"/></text:p>
          <draw:enhanced-geometry draw:mirror-horizontal="false" draw:mirror-vertical="false" svg:viewBox="0 0 0 0" drawooo:sub-view-size="627844 433589" draw:text-areas="0 0 ?f8 ?f9" draw:type="ooxml-non-primitive" draw:enhanced-path="M 290847 433589 C 145423 284408 0 135228 46149 72980 92298 10732 507642 0 567743 60101 627844 120202 517300 276895 406757 433589 N">
            <draw:equation draw:name="f0" draw:formula="290847*logwidth/627844"/>
            <draw:equation draw:name="f1" draw:formula="433589*logheight/433589"/>
            <draw:equation draw:name="f2" draw:formula="46149*logwidth/627844"/>
            <draw:equation draw:name="f3" draw:formula="72980*logheight/433589"/>
            <draw:equation draw:name="f4" draw:formula="567743*logwidth/627844"/>
            <draw:equation draw:name="f5" draw:formula="60101*logheight/433589"/>
            <draw:equation draw:name="f6" draw:formula="406757*logwidth/627844"/>
            <draw:equation draw:name="f7" draw:formula="433589*logheight/433589"/>
            <draw:equation draw:name="f8" draw:formula="logwidth"/>
            <draw:equation draw:name="f9" draw:formula="logheight"/>
          </draw:enhanced-geometry>
        </draw:custom-shape>
        <draw:custom-shape draw:name="Rectangle 6" draw:style-name="gr54" draw:text-style-name="P30" xml:id="id23" draw:id="id23" draw:layer="layout" svg:width="5.291cm" svg:height="0.846cm" svg:x="16.951cm" svg:y="12.825cm">
          <text:p text:style-name="P5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5" draw:text-style-name="P46" xml:id="id24" draw:id="id24" draw:layer="layout" svg:width="1.057cm" svg:height="0.846cm" svg:x="18.044cm" svg:y="12.825cm">
          <text:p text:style-name="P5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5" draw:text-style-name="P46" xml:id="id25" draw:id="id25" draw:layer="layout" svg:width="1.057cm" svg:height="0.846cm" svg:x="19.085cm" svg:y="12.825cm">
          <text:p text:style-name="P5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 draw:style-name="gr56" draw:text-style-name="P11" xml:id="id26" draw:id="id26" draw:layer="layout" svg:width="2.336cm" svg:height="0.998cm" svg:x="17.824cm" svg:y="11.629cm">
          <text:p text:style-name="P28"><text:span text:style-name="T21"/></text:p>
          <draw:enhanced-geometry draw:mirror-horizontal="false" draw:mirror-vertical="false" svg:viewBox="0 0 0 0" drawooo:sub-view-size="841420 359535" draw:text-areas="0 0 ?f8 ?f9" draw:type="ooxml-non-primitive" draw:enhanced-path="M 200695 353095 C 100347 230209 0 107323 91225 56881 182450 6439 654676 0 748048 50442 841420 100884 746438 230209 651456 359535 N">
            <draw:equation draw:name="f0" draw:formula="200695*logwidth/841420"/>
            <draw:equation draw:name="f1" draw:formula="353095*logheight/359535"/>
            <draw:equation draw:name="f2" draw:formula="91225*logwidth/841420"/>
            <draw:equation draw:name="f3" draw:formula="56881*logheight/359535"/>
            <draw:equation draw:name="f4" draw:formula="748048*logwidth/841420"/>
            <draw:equation draw:name="f5" draw:formula="50442*logheight/359535"/>
            <draw:equation draw:name="f6" draw:formula="651456*logwidth/841420"/>
            <draw:equation draw:name="f7" draw:formula="359535*logheight/359535"/>
            <draw:equation draw:name="f8" draw:formula="logwidth"/>
            <draw:equation draw:name="f9" draw:formula="logheight"/>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office:forms form:automatic-focus="false" form:apply-design-mode="false"/>
          <draw:page-thumbnail draw:name="Slide Image Placeholder 1" draw:style-name="gr1" draw:layer="layout" svg:width="13.968cm" svg:height="10.476cm" svg:x="3.81cm" svg:y="2.123cm" draw:page-number="30" presentation:class="page"/>
          <draw:frame draw:name="Notes Placeholder 2" presentation:style-name="pr7"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6"><text:span text:style-name="T13"><text:page-number>&lt;number&gt;</text:page-number></text:span></text:p>
            </draw:text-box>
          </draw:frame>
        </presentation:notes>
      </draw:page>
      <draw:page draw:name="Locality Example" draw:style-name="dp1" draw:master-page-name="Title_20_Slide" presentation:presentation-page-layout-name="AL2T11">
        <office:forms form:automatic-focus="false" form:apply-design-mode="false"/>
        <draw:frame draw:name="Title 4" presentation:style-name="pr1" draw:text-style-name="P2" draw:layer="layout" svg:width="21.088cm" svg:height="2.116cm" svg:x="0.992cm" svg:y="1.21cm" presentation:class="title" presentation:user-transformed="true">
          <draw:text-box>
            <text:p text:style-name="P9"><text:span text:style-name="T1">Locality Example</text:span></text:p>
          </draw:text-box>
        </draw:frame>
        <draw:frame draw:name="Content Placeholder 2" presentation:style-name="pr6" draw:text-style-name="P11" draw:layer="layout" svg:width="14.772cm" svg:height="7.69cm" svg:x="1.102cm" svg:y="8.184cm" presentation:class="outline" presentation:user-transformed="true">
          <draw:text-box>
            <text:list text:style-name="L4">
              <text:list-item>
                <text:p text:style-name="P10"><text:span text:style-name="T6">Data references</text:span></text:p>
              </text:list-item>
            </text:list>
            <text:list text:style-name="L5">
              <text:list-item>
                <text:list>
                  <text:list-item>
                    <text:p text:style-name="P14"><text:span text:style-name="T2">Reference array elements in succession (stride-1 reference pattern).</text:span></text:p>
                  </text:list-item>
                  <text:list-item>
                    <text:p text:style-name="P14"><text:span text:style-name="T2">Reference variable </text:span><text:span text:style-name="T51">sum</text:span><text:span text:style-name="T52"> each iteration.</text:span></text:p>
                  </text:list-item>
                </text:list>
              </text:list-item>
              <text:list-item>
                <text:p text:style-name="P10"><text:span text:style-name="T53">Instruction references</text:span></text:p>
                <text:list>
                  <text:list-item>
                    <text:p text:style-name="P14"><text:span text:style-name="T52">Reference instructions in sequence.</text:span></text:p>
                  </text:list-item>
                  <text:list-item>
                    <text:p text:style-name="P14"><text:span text:style-name="T52">Cycle through loop repeatedly. </text:span></text:p>
                  </text:list-item>
                </text:list>
              </text:list-item>
            </text:list>
            <text:p text:style-name="P10"><text:span text:style-name="T53"/></text:p>
          </draw:text-box>
        </draw:frame>
        <draw:custom-shape draw:name="Rectangle 4" draw:style-name="gr57" draw:text-style-name="P29" draw:layer="layout" svg:width="8.457cm" svg:height="2.951cm" svg:x="8.471cm" svg:y="4.586cm">
          <text:p text:style-name="P47"><text:span text:style-name="T33">sum = 0;</text:span></text:p>
          <text:p text:style-name="P47"><text:span text:style-name="T33">for (i = 0; i &lt; n; i++)</text:span></text:p>
          <text:p text:style-name="P47"><text:span text:style-name="T33"><text:tab/></text:span><text:span text:style-name="T33">sum += a[i];</text:span></text:p>
          <text:p text:style-name="P47"><text:span text:style-name="T33">return 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48" draw:text-style-name="P11" xml:id="id27" draw:id="id27" draw:layer="layout" svg:width="5.625cm" svg:height="1.267cm" svg:x="15.902cm" svg:y="9.891cm">
          <text:p text:style-name="P18"><text:span text:style-name="T27">Spati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8" draw:text-style-name="P11" xml:id="id28" draw:id="id28" draw:layer="layout" svg:width="6.523cm" svg:height="1.267cm" svg:x="15.905cm" svg:y="11.174cm">
          <text:p text:style-name="P18"><text:span text:style-name="T27">Tempor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48" draw:text-style-name="P11" xml:id="id29" draw:id="id29" draw:layer="layout" svg:width="5.625cm" svg:height="1.267cm" svg:x="15.902cm" svg:y="13.335cm">
          <text:p text:style-name="P18"><text:span text:style-name="T27">Spati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8" draw:text-style-name="P11" xml:id="id30" draw:id="id30" draw:layer="layout" svg:width="6.523cm" svg:height="1.267cm" svg:x="15.905cm" svg:y="14.438cm">
          <text:p text:style-name="P18"><text:span text:style-name="T27">Tempor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3">
          <office:forms form:automatic-focus="false" form:apply-design-mode="false"/>
          <draw:page-thumbnail draw:style-name="gr1" draw:layer="layout" svg:width="13.968cm" svg:height="10.476cm" svg:x="3.81cm" svg:y="2.123cm" draw:page-number="31" presentation:class="page"/>
          <draw:frame presentation:style-name="pr11" draw:text-style-name="P38" draw:layer="layout" svg:width="17.271cm" svg:height="12.572cm" svg:x="2.159cm" svg:y="13.271cm" presentation:class="notes" presentation:placeholder="true">
            <draw:text-box/>
          </draw:frame>
        </presentation:notes>
      </draw:page>
      <draw:page draw:name="Qualitative Estimates of Locality" draw:style-name="dp1" draw:master-page-name="Title_20_Slide" presentation:presentation-page-layout-name="AL2T11">
        <office:forms form:automatic-focus="false" form:apply-design-mode="false"/>
        <draw:frame draw:name="Rectangle 1029" presentation:style-name="pr1" draw:text-style-name="P2" draw:layer="layout" svg:width="22.714cm" svg:height="2.116cm" svg:x="0.992cm" svg:y="1.21cm" presentation:class="title" presentation:user-transformed="true">
          <draw:text-box>
            <text:p text:style-name="P9"><text:span text:style-name="T14">Qualitative Estimates of Locality</text:span></text:p>
          </draw:text-box>
        </draw:frame>
        <draw:frame draw:name="Rectangle 1030" presentation:style-name="pr5" draw:text-style-name="P11" draw:layer="layout" svg:width="21.933cm" svg:height="13.81cm" svg:x="1.102cm" svg:y="3.784cm" presentation:class="outline" presentation:user-transformed="true">
          <draw:text-box>
            <text:list text:style-name="L4">
              <text:list-item>
                <text:p text:style-name="P10"><text:span text:style-name="T27">Claim:</text:span><text:span text:style-name="T6"> Being able to look at code and get a qualitative sense of its locality is a key skill for a professional programmer.</text:span></text:p>
              </text:list-item>
            </text:list>
            <text:p text:style-name="P10"><text:span text:style-name="T6"/></text:p>
            <text:list text:continue-numbering="true" text:style-name="L4">
              <text:list-item>
                <text:p text:style-name="P10"><text:span text:style-name="T27">Question:</text:span><text:span text:style-name="T6"> Does this function have good locality with respect to array </text:span><text:span text:style-name="T54">a</text:span><text:span text:style-name="T53">?</text:span></text:p>
              </text:list-item>
            </text:list>
          </draw:text-box>
        </draw:frame>
        <draw:custom-shape draw:name="Text Box 1028" draw:style-name="gr58" draw:text-style-name="P19" draw:layer="layout" svg:width="12.314cm" svg:height="7.109cm" svg:x="5.938cm" svg:y="11.223cm">
          <text:p text:style-name="P18"><text:span text:style-name="T55">int sum_array_rows(int a[M][N])</text:span></text:p>
          <text:p text:style-name="P18"><text:span text:style-name="T55">{</text:span></text:p>
          <text:p text:style-name="P18"><text:span text:style-name="T55"><text:s text:c="4"/></text:span><text:span text:style-name="T55">int i, j, sum = 0;</text:span></text:p>
          <text:p text:style-name="P18"><text:span text:style-name="T55"/></text:p>
          <text:p text:style-name="P18"><text:span text:style-name="T55"><text:s text:c="4"/></text:span><text:span text:style-name="T55">for (i = 0; i &lt; M; i++)</text:span></text:p>
          <text:p text:style-name="P18"><text:span text:style-name="T55"><text:s text:c="8"/></text:span><text:span text:style-name="T55">for (j = 0; j &lt; N; j++)</text:span></text:p>
          <text:p text:style-name="P18"><text:span text:style-name="T55"><text:s text:c="12"/></text:span><text:span text:style-name="T55">sum += a[i][j];</text:span></text:p>
          <text:p text:style-name="P18"><text:span text:style-name="T55"><text:s text:c="4"/></text:span><text:span text:style-name="T55">return sum;</text:span></text:p>
          <text:p text:style-name="P18"><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Rectangle 2" draw:style-name="gr1" draw:layer="layout" svg:width="13.968cm" svg:height="10.476cm" svg:x="3.81cm" svg:y="2.123cm" draw:page-number="32"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Locality Example" draw:style-name="dp1" draw:master-page-name="Title_20_Slide" presentation:presentation-page-layout-name="AL2T11">
        <office:forms form:automatic-focus="false" form:apply-design-mode="false"/>
        <draw:frame draw:name="Rectangle 5" presentation:style-name="pr1" draw:text-style-name="P2" draw:layer="layout" svg:width="21.088cm" svg:height="2.116cm" svg:x="0.992cm" svg:y="1.21cm" presentation:class="title" presentation:user-transformed="true">
          <draw:text-box>
            <text:p text:style-name="P9"><text:span text:style-name="T1">Locality Example</text:span></text:p>
          </draw:text-box>
        </draw:frame>
        <draw:frame draw:name="Rectangle 6" presentation:style-name="pr5" draw:text-style-name="P11" draw:layer="layout" svg:width="21.933cm" svg:height="13.81cm" svg:x="1.102cm" svg:y="3.784cm" presentation:class="outline" presentation:user-transformed="true">
          <draw:text-box>
            <text:list text:style-name="L4">
              <text:list-item>
                <text:p text:style-name="P10"><text:span text:style-name="T27">Question:</text:span><text:span text:style-name="T6"> Does this function have good locality with respect to array </text:span><text:span text:style-name="T54">a</text:span><text:span text:style-name="T53">?</text:span></text:p>
              </text:list-item>
            </text:list>
          </draw:text-box>
        </draw:frame>
        <draw:custom-shape draw:name="Text Box 4" draw:style-name="gr58" draw:text-style-name="P19" draw:layer="layout" svg:width="12.314cm" svg:height="7.109cm" svg:x="5.06cm" svg:y="6.901cm">
          <text:p text:style-name="P18"><text:span text:style-name="T55">int sum_array_cols(int a[M][N])</text:span></text:p>
          <text:p text:style-name="P18"><text:span text:style-name="T55">{</text:span></text:p>
          <text:p text:style-name="P18"><text:span text:style-name="T55"><text:s text:c="4"/></text:span><text:span text:style-name="T55">int i, j, sum = 0;</text:span></text:p>
          <text:p text:style-name="P18"><text:span text:style-name="T55"/></text:p>
          <text:p text:style-name="P18"><text:span text:style-name="T55"><text:s text:c="4"/></text:span><text:span text:style-name="T55">for (j = 0; j &lt; N; j++)</text:span></text:p>
          <text:p text:style-name="P18"><text:span text:style-name="T55"><text:s text:c="8"/></text:span><text:span text:style-name="T55">for (i = 0; i &lt; M; i++)</text:span></text:p>
          <text:p text:style-name="P18"><text:span text:style-name="T55"><text:s text:c="12"/></text:span><text:span text:style-name="T55">sum += a[i][j];</text:span></text:p>
          <text:p text:style-name="P18"><text:span text:style-name="T55"><text:s text:c="4"/></text:span><text:span text:style-name="T55">return sum;</text:span></text:p>
          <text:p text:style-name="P18"><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Rectangle 2" draw:style-name="gr1" draw:layer="layout" svg:width="13.968cm" svg:height="10.476cm" svg:x="3.81cm" svg:y="2.123cm" draw:page-number="33"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Locality Example" draw:style-name="dp1" draw:master-page-name="Title_20_Slide" presentation:presentation-page-layout-name="AL2T11">
        <office:forms form:automatic-focus="false" form:apply-design-mode="false"/>
        <draw:frame draw:name="Rectangle 1029" presentation:style-name="pr1" draw:text-style-name="P2" draw:layer="layout" svg:width="21.088cm" svg:height="2.116cm" svg:x="0.992cm" svg:y="1.21cm" presentation:class="title" presentation:user-transformed="true">
          <draw:text-box>
            <text:p text:style-name="P9"><text:span text:style-name="T1">Locality Example</text:span></text:p>
          </draw:text-box>
        </draw:frame>
        <draw:frame draw:name="Rectangle 1030" presentation:style-name="pr5" draw:text-style-name="P11" draw:layer="layout" svg:width="21.933cm" svg:height="13.81cm" svg:x="1.102cm" svg:y="3.784cm" presentation:class="outline" presentation:user-transformed="true">
          <draw:text-box>
            <text:list text:style-name="L4">
              <text:list-item>
                <text:p text:style-name="P10"><text:span text:style-name="T27">Question</text:span><text:span text:style-name="T6">: Can you permute the loops so that the function scans the 3-d array </text:span><text:span text:style-name="T54">a </text:span><text:span text:style-name="T53">with a stride-1 reference pattern (and thus has good spatial locality)?</text:span></text:p>
              </text:list-item>
            </text:list>
          </draw:text-box>
        </draw:frame>
        <draw:custom-shape draw:name="Text Box 1028" draw:style-name="gr58" draw:text-style-name="P19" draw:layer="layout" svg:width="13.838cm" svg:height="7.871cm" svg:x="5.401cm" svg:y="8.427cm">
          <text:p text:style-name="P18"><text:span text:style-name="T55">int sum_array_3d(int a[M][N][N])</text:span></text:p>
          <text:p text:style-name="P18"><text:span text:style-name="T55">{</text:span></text:p>
          <text:p text:style-name="P18"><text:span text:style-name="T55"><text:s text:c="4"/></text:span><text:span text:style-name="T55">int i, j, k, sum = 0;</text:span></text:p>
          <text:p text:style-name="P18"><text:span text:style-name="T55"/></text:p>
          <text:p text:style-name="P18"><text:span text:style-name="T55"><text:s text:c="4"/></text:span><text:span text:style-name="T55">for (i = 0; i &lt; M; i++)</text:span></text:p>
          <text:p text:style-name="P18"><text:span text:style-name="T55"><text:s text:c="8"/></text:span><text:span text:style-name="T55">for (j = 0; j &lt; N; j++)</text:span></text:p>
          <text:p text:style-name="P18"><text:span text:style-name="T55"><text:s text:c="12"/></text:span><text:span text:style-name="T55">for (k = 0; k &lt; N; k++)</text:span></text:p>
          <text:p text:style-name="P18"><text:span text:style-name="T55"><text:s text:c="16"/></text:span><text:span text:style-name="T55">sum += a[k][i][j];</text:span></text:p>
          <text:p text:style-name="P18"><text:span text:style-name="T55"><text:s text:c="4"/></text:span><text:span text:style-name="T55">return sum;</text:span></text:p>
          <text:p text:style-name="P18"><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Rectangle 2" draw:style-name="gr1" draw:layer="layout" svg:width="13.968cm" svg:height="10.476cm" svg:x="3.81cm" svg:y="2.123cm" draw:page-number="34"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Hierarchies" draw:style-name="dp1" draw:master-page-name="Title_20_Slide" presentation:presentation-page-layout-name="AL2T11">
        <office:forms form:automatic-focus="false" form:apply-design-mode="false"/>
        <draw:frame draw:name="Rectangle 4" presentation:style-name="pr1" draw:text-style-name="P2" draw:layer="layout" svg:width="21.088cm" svg:height="2.116cm" svg:x="0.992cm" svg:y="1.21cm" presentation:class="title" presentation:user-transformed="true">
          <draw:text-box>
            <text:p text:style-name="P9"><text:span text:style-name="T1">Memory Hierarchies</text:span></text:p>
          </draw:text-box>
        </draw:frame>
        <draw:frame draw:name="Rectangle 5" presentation:style-name="pr5" draw:text-style-name="P11" draw:layer="layout" svg:width="21.933cm" svg:height="13.81cm" svg:x="1.102cm" svg:y="3.784cm" presentation:class="outline" presentation:user-transformed="true">
          <draw:text-box>
            <text:list text:style-name="L4">
              <text:list-item>
                <text:p text:style-name="P10"><text:span text:style-name="T10">Some fundamental and enduring properties of hardware and software:</text:span></text:p>
              </text:list-item>
            </text:list>
            <text:list text:style-name="L5">
              <text:list-item>
                <text:list>
                  <text:list-item>
                    <text:p text:style-name="P14"><text:span text:style-name="T11">Fast storage technologies cost more per byte, have less capacity, and require more power (heat!). </text:span></text:p>
                  </text:list-item>
                  <text:list-item>
                    <text:p text:style-name="P14"><text:span text:style-name="T11">The gap between CPU and main memory speed is widening.</text:span></text:p>
                  </text:list-item>
                  <text:list-item>
                    <text:p text:style-name="P14"><text:span text:style-name="T11">Well-written programs tend to exhibit good locality.</text:span></text:p>
                  </text:list-item>
                </text:list>
              </text:list-item>
            </text:list>
            <text:p text:style-name="P27"><text:span text:style-name="T2"/></text:p>
            <text:list text:continue-numbering="true" text:style-name="L5">
              <text:list-item>
                <text:p text:style-name="P10"><text:span text:style-name="T10">These fundamental properties complement each other beautifully.</text:span></text:p>
              </text:list-item>
            </text:list>
            <text:p text:style-name="P10"><text:span text:style-name="T6"/></text:p>
            <text:list text:continue-numbering="true" text:style-name="L5">
              <text:list-item>
                <text:p text:style-name="P10"><text:span text:style-name="T10">They suggest an approach for organizing memory and storage systems known as a </text:span><text:span text:style-name="T56">memory hierarchy</text:span><text:span text:style-name="T10">.</text:span></text:p>
              </text:list-item>
            </text:list>
          </draw:text-box>
        </draw:frame>
        <presentation:notes draw:style-name="dp2">
          <office:forms form:automatic-focus="false" form:apply-design-mode="false"/>
          <draw:page-thumbnail draw:name="Rectangle 2" draw:style-name="gr1" draw:layer="layout" svg:width="13.968cm" svg:height="10.476cm" svg:x="3.81cm" svg:y="2.123cm" draw:page-number="35"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Today"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1">Today</text:span></text:p>
          </draw:text-box>
        </draw:frame>
        <draw:frame draw:name="Content Placeholder 2" presentation:style-name="pr6" draw:text-style-name="P11" draw:layer="layout" svg:width="21.933cm" svg:height="13.81cm" svg:x="1.102cm" svg:y="3.784cm" presentation:class="outline" presentation:user-transformed="true">
          <draw:text-box>
            <text:list text:style-name="L4">
              <text:list-item>
                <text:p text:style-name="P15"><text:span text:style-name="T12">Performance</text:span></text:p>
              </text:list-item>
              <text:list-item>
                <text:p text:style-name="P15"><text:span text:style-name="T49">Storage technologies and trends</text:span></text:p>
              </text:list-item>
              <text:list-item>
                <text:p text:style-name="P15"><text:span text:style-name="T49">Locality of reference</text:span></text:p>
              </text:list-item>
              <text:list-item>
                <text:p text:style-name="P15"><text:span text:style-name="T6">Caching in the memory hierarchy</text:span></text:p>
              </text:list-item>
            </text:list>
          </draw:text-box>
        </draw:frame>
        <presentation:notes draw:style-name="dp2">
          <office:forms form:automatic-focus="false" form:apply-design-mode="false"/>
          <draw:page-thumbnail draw:name="Slide Image Placeholder 1" draw:style-name="gr1" draw:layer="layout" svg:width="13.968cm" svg:height="10.476cm" svg:x="3.81cm" svg:y="2.123cm" draw:page-number="36" presentation:class="page"/>
          <draw:frame draw:name="Notes Placeholder 2" presentation:style-name="pr7"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6"><text:span text:style-name="T13"><text:page-number>&lt;number&gt;</text:page-number></text:span></text:p>
            </draw:text-box>
          </draw:frame>
        </presentation:notes>
      </draw:page>
      <draw:page draw:name="Example Memory &#10;     Hierarchy" draw:style-name="dp1" draw:master-page-name="Title_20_Slide" presentation:presentation-page-layout-name="AL2T11">
        <office:forms form:automatic-focus="false" form:apply-design-mode="false"/>
        <draw:frame draw:name="Rectangle 1" presentation:style-name="pr10" draw:text-style-name="P2" draw:layer="layout" svg:width="24.213cm" svg:height="2.173cm" svg:x="0.172cm" svg:y="0.688cm" presentation:class="title" presentation:user-transformed="true">
          <draw:text-box>
            <text:p text:style-name="P9"><text:span text:style-name="T57">Example Memory </text:span><text:span text:style-name="T57"><text:line-break/></text:span><text:span text:style-name="T57"> <text:s text:c="4"/>Hierarchy</text:span></text:p>
          </draw:text-box>
        </draw:frame>
        <draw:custom-shape draw:name="AutoShape 195" draw:style-name="gr59" draw:text-style-name="P48" draw:layer="layout" svg:width="19.172cm" svg:height="17.933cm" svg:x="1.535cm" svg:y="0.95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Text Box 196" draw:style-name="gr60" draw:text-style-name="P11" draw:layer="layout" svg:width="1.98cm" svg:height="1.014cm" svg:x="10.276cm" svg:y="2.323cm">
          <text:p text:style-name="P35"><text:span text:style-name="T58">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8" draw:style-name="gr60" draw:text-style-name="P11" draw:layer="layout" svg:width="3.246cm" svg:height="1.776cm" svg:x="9.643cm" svg:y="3.574cm">
          <text:p text:style-name="P35"><text:span text:style-name="T58">L1 cache </text:span></text:p>
          <text:p text:style-name="P35"><text:span text:style-name="T58">(S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9" draw:style-name="gr60" draw:text-style-name="P11" draw:layer="layout" svg:width="4.343cm" svg:height="1.776cm" svg:x="9.095cm" svg:y="10.625cm">
          <text:p text:style-name="P35"><text:span text:style-name="T58">Main memory</text:span></text:p>
          <text:p text:style-name="P35"><text:span text:style-name="T58">(D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0" draw:style-name="gr60" draw:text-style-name="P11" draw:layer="layout" svg:width="7.403cm" svg:height="1.776cm" svg:x="7.565cm" svg:y="13.474cm">
          <text:p text:style-name="P35"><text:span text:style-name="T58">Local secondary storage</text:span></text:p>
          <text:p text:style-name="P35"><text:span text:style-name="T58">(local dis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3" draw:style-name="gr61" draw:text-style-name="P11" draw:layer="layout" svg:x1="9.758cm" svg:y1="3.514cm" svg:x2="12.483cm" svg:y2="3.515cm">
          <text:p/>
        </draw:line>
        <draw:line draw:name="Line 204" draw:style-name="gr61" draw:text-style-name="P11" draw:layer="layout" svg:x1="8.784cm" svg:y1="5.287cm" svg:x2="13.427cm" svg:y2="5.288cm">
          <text:p/>
        </draw:line>
        <draw:line draw:name="Line 205" draw:style-name="gr61" draw:text-style-name="P11" draw:layer="layout" svg:x1="7.721cm" svg:y1="7.377cm" svg:x2="14.521cm" svg:y2="7.378cm">
          <text:p/>
        </draw:line>
        <draw:line draw:name="Line 222" draw:style-name="gr62" draw:text-style-name="P11" draw:layer="layout" svg:x1="0.211cm" svg:y1="9.648cm" svg:x2="0.212cm" svg:y2="16.161cm">
          <text:p/>
        </draw:line>
        <draw:custom-shape draw:name="Text Box 223" draw:style-name="gr60" draw:text-style-name="P11" draw:layer="layout" svg:width="2.912cm" svg:height="4.984cm" svg:x="0.363cm" svg:y="10.099cm">
          <text:p text:style-name="P36"><text:span text:style-name="T59">Larger, <text:s/></text:span></text:p>
          <text:p text:style-name="P36"><text:span text:style-name="T59">slower, </text:span></text:p>
          <text:p text:style-name="P36"><text:span text:style-name="T59">and </text:span></text:p>
          <text:p text:style-name="P36"><text:span text:style-name="T59">cheaper </text:span></text:p>
          <text:p text:style-name="P36"><text:span text:style-name="T59">(per byte)</text:span></text:p>
          <text:p text:style-name="P36"><text:span text:style-name="T59">storage</text:span></text:p>
          <text:p text:style-name="P36"><text:span text:style-name="T59">de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4" draw:style-name="gr61" draw:text-style-name="P11" draw:layer="layout" svg:x1="6.266cm" svg:y1="9.961cm" svg:x2="15.919cm" svg:y2="9.962cm">
          <text:p/>
        </draw:line>
        <draw:custom-shape draw:name="Text Box 225" draw:style-name="gr60" draw:text-style-name="P11" draw:layer="layout" svg:width="8.11cm" svg:height="1.776cm" svg:x="7.211cm" svg:y="16.53cm">
          <text:p text:style-name="P35"><text:span text:style-name="T58">Remote secondary storage</text:span></text:p>
          <text:p text:style-name="P35"><text:span text:style-name="T58">(e.g., Web 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7" draw:style-name="gr63" draw:text-style-name="P11" draw:layer="layout" svg:width="5.729cm" svg:height="2.028cm" svg:x="19.648cm" svg:y="14.942cm">
          <text:p text:style-name="P36"><text:span text:style-name="T60">Local disks hold files retrieved from disks </text:span></text:p>
          <text:p text:style-name="P36"><text:span text:style-name="T60">on remote 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5" draw:style-name="gr61" draw:text-style-name="P11" draw:layer="layout" svg:x1="4.744cm" svg:y1="12.867cm" svg:x2="17.458cm" svg:y2="12.868cm">
          <text:p/>
        </draw:line>
        <draw:custom-shape draw:name="Text Box 236" draw:style-name="gr60" draw:text-style-name="P11" draw:layer="layout" svg:width="3.246cm" svg:height="1.776cm" svg:x="9.643cm" svg:y="5.422cm">
          <text:p text:style-name="P35"><text:span text:style-name="T58">L2 cache </text:span></text:p>
          <text:p text:style-name="P35"><text:span text:style-name="T58">(S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3" draw:style-name="gr63" draw:text-style-name="P11" draw:layer="layout" svg:width="7.884cm" svg:height="1.436cm" svg:x="13.785cm" svg:y="4.569cm">
          <text:p text:style-name="P36"><text:span text:style-name="T60">L1 cache holds cache lines retrieved from the L2 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3" draw:style-name="gr63" draw:text-style-name="P11" draw:layer="layout" svg:width="8.108cm" svg:height="1.436cm" svg:x="12.704cm" svg:y="2.712cm">
          <text:p text:style-name="P36"><text:span text:style-name="T60">CPU registers hold words retrieved from the L1 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1" draw:style-name="gr63" draw:text-style-name="P11" draw:layer="layout" svg:width="7.302cm" svg:height="1.436cm" svg:x="14.905cm" svg:y="6.685cm">
          <text:p text:style-name="P36"><text:span text:style-name="T60">L2 cache holds cache lines</text:span></text:p>
          <text:p text:style-name="P36"><text:span text:style-name="T60"><text:s/></text:span><text:span text:style-name="T60">retrieved from L3 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7" draw:style-name="gr60" draw:text-style-name="P11" draw:layer="layout" svg:width="1.456cm" svg:height="1.014cm" svg:x="8.996cm" svg:y="1.794cm">
          <text:p text:style-name="P36"><text:span text:style-name="T61">L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8" draw:style-name="gr60" draw:text-style-name="P11" draw:layer="layout" svg:width="1.456cm" svg:height="1.014cm" svg:x="7.973cm" svg:y="3.765cm">
          <text:p text:style-name="P36"><text:span text:style-name="T61">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9" draw:style-name="gr60" draw:text-style-name="P11" draw:layer="layout" svg:width="1.456cm" svg:height="1.014cm" svg:x="6.915cm" svg:y="5.674cm">
          <text:p text:style-name="P36"><text:span text:style-name="T61">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0" draw:style-name="gr60" draw:text-style-name="P11" draw:layer="layout" svg:width="1.456cm" svg:height="1.014cm" svg:x="5.786cm" svg:y="7.773cm">
          <text:p text:style-name="P36"><text:span text:style-name="T61">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1" draw:style-name="gr60" draw:text-style-name="P11" draw:layer="layout" svg:width="1.456cm" svg:height="1.014cm" svg:x="4.326cm" svg:y="10.547cm">
          <text:p text:style-name="P36"><text:span text:style-name="T61">L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2" draw:style-name="gr60" draw:text-style-name="P11" draw:layer="layout" svg:width="1.456cm" svg:height="1.014cm" svg:x="2.602cm" svg:y="13.652cm">
          <text:p text:style-name="P36"><text:span text:style-name="T61">L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9" draw:style-name="gr60" draw:text-style-name="P11" draw:layer="layout" svg:width="2.912cm" svg:height="4.984cm" svg:x="0.381cm" svg:y="3.189cm">
          <text:p text:style-name="P36"><text:span text:style-name="T59">Smaller,</text:span></text:p>
          <text:p text:style-name="P36"><text:span text:style-name="T59">faster,</text:span></text:p>
          <text:p text:style-name="P36"><text:span text:style-name="T59">and </text:span></text:p>
          <text:p text:style-name="P36"><text:span text:style-name="T59">costlier</text:span></text:p>
          <text:p text:style-name="P36"><text:span text:style-name="T59">(per byte)</text:span></text:p>
          <text:p text:style-name="P36"><text:span text:style-name="T59">storage </text:span></text:p>
          <text:p text:style-name="P36"><text:span text:style-name="T59">de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1" draw:style-name="gr62" draw:text-style-name="P11" draw:layer="layout" svg:x1="0.251cm" svg:y1="8.634cm" svg:x2="0.252cm" svg:y2="2.65cm">
          <text:p/>
        </draw:line>
        <draw:line draw:name="Line 292" draw:style-name="gr61" draw:text-style-name="P11" draw:layer="layout" svg:x1="3.104cm" svg:y1="15.954cm" svg:x2="19.12cm" svg:y2="15.955cm">
          <text:p/>
        </draw:line>
        <draw:custom-shape draw:name="Text Box 293" draw:style-name="gr60" draw:text-style-name="P11" draw:layer="layout" svg:width="3.246cm" svg:height="1.776cm" svg:x="9.643cm" svg:y="7.732cm">
          <text:p text:style-name="P35"><text:span text:style-name="T58">L3 cache </text:span></text:p>
          <text:p text:style-name="P35"><text:span text:style-name="T58">(S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5" draw:style-name="gr63" draw:text-style-name="P11" draw:layer="layout" svg:width="7.989cm" svg:height="1.436cm" svg:x="16.14cm" svg:y="9.19cm">
          <text:p text:style-name="P36"><text:span text:style-name="T60">L3 cache holds cache lines</text:span></text:p>
          <text:p text:style-name="P36"><text:span text:style-name="T60"><text:s/></text:span><text:span text:style-name="T60">retrieved from 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7" draw:style-name="gr60" draw:text-style-name="P11" draw:layer="layout" svg:width="1.456cm" svg:height="1.014cm" svg:x="1.085cm" svg:y="16.571cm">
          <text:p text:style-name="P36"><text:span text:style-name="T61">L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9" draw:style-name="gr63" draw:text-style-name="P11" draw:layer="layout" svg:width="6.066cm" svg:height="2.028cm" svg:x="17.777cm" svg:y="11.784cm">
          <text:p text:style-name="P36"><text:span text:style-name="T60">Main memory holds disk blocks retrieved from local dis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custom-shape draw:name="Text Box 1" draw:style-name="gr64" draw:text-style-name="P30" draw:layer="layout" svg:width="13.432cm" svg:height="9.945cm" svg:x="3.428cm" svg:y="2.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2" draw:text-style-name="P6" draw:layer="layout" svg:width="14.874cm" svg:height="11.985cm" svg:x="2.707cm" svg:y="12.651cm" presentation:class="notes" presentation:placeholder="true" presentation:user-transformed="true">
            <draw:text-box/>
          </draw:frame>
        </presentation:notes>
      </draw:page>
      <draw:page draw:name="Caches" draw:style-name="dp1" draw:master-page-name="Title_20_Slide" presentation:presentation-page-layout-name="AL2T11">
        <office:forms form:automatic-focus="false" form:apply-design-mode="false"/>
        <draw:frame draw:name="Rectangle 6" presentation:style-name="pr1" draw:text-style-name="P2" draw:layer="layout" svg:width="21.088cm" svg:height="2.116cm" svg:x="0.992cm" svg:y="1.21cm" presentation:class="title" presentation:user-transformed="true">
          <draw:text-box>
            <text:p text:style-name="P9"><text:span text:style-name="T1">Caches</text:span></text:p>
          </draw:text-box>
        </draw:frame>
        <draw:frame draw:name="Rectangle 7" presentation:style-name="pr5" draw:text-style-name="P11" draw:layer="layout" svg:width="23.45cm" svg:height="13.81cm" svg:x="1.102cm" svg:y="3.784cm" presentation:class="outline" presentation:user-transformed="true">
          <draw:text-box>
            <text:list text:style-name="L4">
              <text:list-item>
                <text:p text:style-name="P10"><text:span text:style-name="T62">Cache:</text:span><text:span text:style-name="T9"> </text:span><text:span text:style-name="T3">A smaller, faster storage device that acts as a staging area for a subset of the data in a larger, slower device.</text:span></text:p>
              </text:list-item>
              <text:list-item>
                <text:p text:style-name="P10"><text:span text:style-name="T3">Fundamental idea of a memory hierarchy:</text:span></text:p>
              </text:list-item>
            </text:list>
            <text:list text:style-name="L5">
              <text:list-item>
                <text:list>
                  <text:list-item>
                    <text:p text:style-name="P14"><text:span text:style-name="T16">For each k, the faster, smaller device at level k serves as a cache for the larger, slower device at level k+1.</text:span></text:p>
                  </text:list-item>
                </text:list>
              </text:list-item>
              <text:list-item>
                <text:p text:style-name="P10"><text:span text:style-name="T3">Why do memory hierarchies work?</text:span></text:p>
                <text:list>
                  <text:list-item>
                    <text:p text:style-name="P14"><text:span text:style-name="T16">Because of locality, programs tend to access the data at level k more often than they access the data at level k+1. </text:span></text:p>
                  </text:list-item>
                  <text:list-item>
                    <text:p text:style-name="P14"><text:span text:style-name="T16">Thus, the storage at level k+1 can be slower, and thus larger and cheaper per bit.</text:span></text:p>
                  </text:list-item>
                </text:list>
              </text:list-item>
              <text:list-item>
                <text:p text:style-name="P10"><text:span text:style-name="T62">Big Idea: <text:s/></text:span><text:span text:style-name="T3">The memory hierarchy creates a large pool of storage that costs as much as the cheap storage near the bottom, but that serves data to programs at the rate of the fast storage near the top.</text:span></text:p>
              </text:list-item>
            </text:list>
            <text:p text:style-name="P27"><text:span text:style-name="T2"/></text:p>
            <text:p text:style-name="P10"><text:span text:style-name="T6"/></text:p>
          </draw:text-box>
        </draw:frame>
        <presentation:notes draw:style-name="dp2">
          <office:forms form:automatic-focus="false" form:apply-design-mode="false"/>
          <draw:page-thumbnail draw:name="Rectangle 2" draw:style-name="gr1" draw:layer="layout" svg:width="13.968cm" svg:height="10.476cm" svg:x="3.81cm" svg:y="2.123cm" draw:page-number="38"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General Cache Concepts" draw:style-name="dp1" draw:master-page-name="Title_20_Slide" presentation:presentation-page-layout-name="AL3T19">
        <office:forms form:automatic-focus="false" form:apply-design-mode="false"/>
        <draw:custom-shape draw:name="Up-Down Arrow 34" draw:style-name="gr65" draw:text-style-name="P49" draw:layer="layout" svg:width="1.904cm" svg:height="3.809cm" svg:x="9.313cm" svg:y="8.043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frame draw:name="Title 1" presentation:style-name="pr1" draw:text-style-name="P2" draw:layer="layout" svg:width="21.086cm" svg:height="2.116cm" svg:x="0.994cm" svg:y="1.236cm" presentation:class="title" presentation:user-transformed="true">
          <draw:text-box>
            <text:p text:style-name="P9"><text:span text:style-name="T1">General Cache Concepts</text:span></text:p>
          </draw:text-box>
        </draw:frame>
        <draw:custom-shape draw:name="Rectangle 2" draw:style-name="gr66" draw:text-style-name="P34" draw:layer="layout" svg:width="9.947cm" svg:height="5.714cm" svg:x="5.292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7" draw:text-style-name="P50" draw:layer="layout" svg:width="9.947cm" svg:height="1.692cm" svg:x="5.292cm" svg:y="6.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8" draw:text-style-name="P30" draw:layer="layout" svg:width="2.116cm" svg:height="0.846cm" svg:x="5.715cm" svg:y="12.277cm">
          <text:p text:style-name="P51"><text:span text:style-name="T1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8" draw:text-style-name="P30" draw:layer="layout" svg:width="2.116cm" svg:height="0.846cm" svg:x="8.043cm" svg:y="12.277cm">
          <text:p text:style-name="P51"><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8" draw:text-style-name="P30" draw:layer="layout" svg:width="2.116cm" svg:height="0.846cm" svg:x="10.372cm" svg:y="12.277cm">
          <text:p text:style-name="P51"><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8" draw:text-style-name="P30" draw:layer="layout" svg:width="2.116cm" svg:height="0.846cm" svg:x="12.7cm" svg:y="12.277cm">
          <text:p text:style-name="P51"><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8" draw:text-style-name="P30" draw:layer="layout" svg:width="2.116cm" svg:height="0.846cm" svg:x="5.715cm" svg:y="13.335cm">
          <text:p text:style-name="P51"><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8" draw:text-style-name="P30" draw:layer="layout" svg:width="2.116cm" svg:height="0.846cm" svg:x="8.043cm" svg:y="13.335cm">
          <text:p text:style-name="P51"><text:span text:style-name="T1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8" draw:text-style-name="P30" draw:layer="layout" svg:width="2.116cm" svg:height="0.846cm" svg:x="10.372cm" svg:y="13.335cm">
          <text:p text:style-name="P51"><text:span text:style-name="T1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8" draw:text-style-name="P30" draw:layer="layout" svg:width="2.116cm" svg:height="0.846cm" svg:x="12.7cm" svg:y="13.335cm">
          <text:p text:style-name="P51"><text:span text:style-name="T1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8" draw:text-style-name="P30" draw:layer="layout" svg:width="2.116cm" svg:height="0.846cm" svg:x="5.715cm" svg:y="14.393cm">
          <text:p text:style-name="P51"><text:span text:style-name="T1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8" draw:text-style-name="P30" draw:layer="layout" svg:width="2.116cm" svg:height="0.846cm" svg:x="8.043cm" svg:y="14.393cm">
          <text:p text:style-name="P51"><text:span text:style-name="T1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8" draw:text-style-name="P30" draw:layer="layout" svg:width="2.116cm" svg:height="0.846cm" svg:x="10.372cm" svg:y="14.393cm">
          <text:p text:style-name="P51"><text:span text:style-name="T15">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8" draw:text-style-name="P30" draw:layer="layout" svg:width="2.116cm" svg:height="0.846cm" svg:x="12.7cm" svg:y="14.393cm">
          <text:p text:style-name="P51"><text:span text:style-name="T1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68" draw:text-style-name="P30" draw:layer="layout" svg:width="2.116cm" svg:height="0.846cm" svg:x="5.715cm" svg:y="15.452cm">
          <text:p text:style-name="P51"><text:span text:style-name="T1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8" draw:text-style-name="P30" draw:layer="layout" svg:width="2.116cm" svg:height="0.846cm" svg:x="8.043cm" svg:y="15.452cm">
          <text:p text:style-name="P51"><text:span text:style-name="T1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68" draw:text-style-name="P30" draw:layer="layout" svg:width="2.116cm" svg:height="0.846cm" svg:x="10.372cm" svg:y="15.452cm">
          <text:p text:style-name="P51"><text:span text:style-name="T1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8" draw:text-style-name="P30" draw:layer="layout" svg:width="2.116cm" svg:height="0.846cm" svg:x="12.7cm" svg:y="15.452cm">
          <text:p text:style-name="P51"><text:span text:style-name="T1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69" draw:text-style-name="P24" draw:layer="layout" svg:x1="6.35cm" svg:y1="16.933cm" svg:x2="14.816cm" svg:y2="16.937cm">
          <text:p/>
        </draw:line>
        <draw:custom-shape draw:name="Rectangle 25" draw:style-name="gr68" draw:text-style-name="P30" draw:layer="layout" svg:width="2.116cm" svg:height="0.846cm" svg:x="5.715cm" svg:y="6.736cm">
          <text:p text:style-name="P51"><text:span text:style-name="T1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68" draw:text-style-name="P30" draw:layer="layout" svg:width="2.116cm" svg:height="0.846cm" svg:x="8.043cm" svg:y="6.736cm">
          <text:p text:style-name="P51"><text:span text:style-name="T1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68" draw:text-style-name="P30" draw:layer="layout" svg:width="2.116cm" svg:height="0.846cm" svg:x="10.372cm" svg:y="6.736cm">
          <text:p text:style-name="P51"><text:span text:style-name="T1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68" draw:text-style-name="P30" draw:layer="layout" svg:width="2.116cm" svg:height="0.846cm" svg:x="12.7cm" svg:y="6.736cm">
          <text:p text:style-name="P51"><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48" draw:text-style-name="P11" draw:layer="layout" svg:width="2.607cm" svg:height="1.267cm" svg:x="2.206cm" svg:y="6.524cm">
          <text:p text:style-name="P18"><text:span text:style-name="T6">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48" draw:text-style-name="P11" draw:layer="layout" svg:width="3.526cm" svg:height="1.267cm" svg:x="1.285cm" svg:y="12.065cm">
          <text:p text:style-name="P18"><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70" draw:text-style-name="P11" draw:layer="layout" svg:width="7.162cm" svg:height="1.34cm" svg:x="16.516cm" svg:y="11.649cm">
          <text:p text:style-name="P52"><text:span text:style-name="T63">Larger, slower, cheaper memory</text:span></text:p>
          <text:p text:style-name="P52"><text:span text:style-name="T63">viewed as partitioned into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71" draw:text-style-name="P11" xml:id="id31" draw:id="id31" draw:layer="layout" svg:width="7.885cm" svg:height="1.422cm" svg:x="10.952cm" svg:y="9.069cm">
          <text:p text:style-name="P52"><text:span text:style-name="T64">Data is copied in block-sized transfer un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70" draw:text-style-name="P11" draw:layer="layout" svg:width="6.383cm" svg:height="1.879cm" svg:x="16.33cm" svg:y="6.212cm">
          <text:p text:style-name="P52"><text:span text:style-name="T63">Smaller, faster, more expensive</text:span></text:p>
          <text:p text:style-name="P52"><text:span text:style-name="T63">memory caches a <text:s/>subset of</text:span></text:p>
          <text:p text:style-name="P52"><text:span text:style-name="T63">the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72" draw:text-style-name="P46" xml:id="id32" draw:id="id32" draw:layer="layout" svg:width="2.116cm" svg:height="0.846cm" svg:x="5.715cm" svg:y="13.335cm">
          <text:p text:style-name="P51"><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72" draw:text-style-name="P46" xml:id="id33" draw:id="id33" draw:layer="layout" svg:width="2.116cm" svg:height="0.846cm" svg:x="7.197cm" svg:y="9.525cm">
          <text:p text:style-name="P51"><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72" draw:text-style-name="P46" xml:id="id34" draw:id="id34" draw:layer="layout" svg:width="2.116cm" svg:height="0.846cm" svg:x="5.715cm" svg:y="6.736cm">
          <text:p text:style-name="P51"><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73" draw:text-style-name="P53" xml:id="id35" draw:id="id35" draw:layer="layout" svg:width="2.116cm" svg:height="0.846cm" svg:x="10.372cm" svg:y="14.393cm">
          <text:p text:style-name="P51"><text:span text:style-name="T15">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73" draw:text-style-name="P53" xml:id="id36" draw:id="id36" draw:layer="layout" svg:width="2.116cm" svg:height="0.846cm" svg:x="7.197cm" svg:y="9.525cm">
          <text:p text:style-name="P51"><text:span text:style-name="T15">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73" draw:text-style-name="P53" xml:id="id37" draw:id="id37" draw:layer="layout" svg:width="2.116cm" svg:height="0.846cm" svg:x="10.372cm" svg:y="6.736cm">
          <text:p text:style-name="P51"><text:span text:style-name="T15">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xit" presentation:preset-id="ooo-exit-disappear">
                  <anim:set smil:begin="0s" smil:dur="0.001s" smil:fill="hold" smil:targetElement="id3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xit" presentation:preset-id="ooo-exit-disappear">
                  <anim:set smil:begin="0s" smil:dur="0.001s" smil:fill="hold" smil:targetElement="id36" smil:attributeName="visibility" smil:to="hidden"/>
                </anim:par>
              </anim:par>
            </anim:par>
          </anim:seq>
        </anim:par>
        <presentation:notes draw:style-name="dp2">
          <office:forms form:automatic-focus="false" form:apply-design-mode="false"/>
          <draw:page-thumbnail draw:name="Slide Image Placeholder 1" draw:style-name="gr1" draw:layer="layout" svg:width="13.968cm" svg:height="10.476cm" svg:x="3.81cm" svg:y="2.123cm" draw:page-number="39" presentation:class="page"/>
          <draw:frame draw:name="Notes Placeholder 2" presentation:style-name="pr7"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6"><text:span text:style-name="T13"><text:page-number>&lt;number&gt;</text:page-number></text:span></text:p>
            </draw:text-box>
          </draw:frame>
        </presentation:notes>
      </draw:page>
      <draw:page draw:name="General Cache Concepts: Hit" draw:style-name="dp1" draw:master-page-name="Title_20_Slide" presentation:presentation-page-layout-name="AL3T19">
        <office:forms form:automatic-focus="false" form:apply-design-mode="false"/>
        <draw:custom-shape draw:name="Up-Down Arrow 42" draw:style-name="gr65" draw:text-style-name="P49" draw:layer="layout" svg:width="1.904cm" svg:height="2.751cm" svg:x="9.313cm" svg:y="3.598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custom-shape draw:name="Up-Down Arrow 34" draw:style-name="gr65" draw:text-style-name="P49" draw:layer="layout" svg:width="1.904cm" svg:height="3.809cm" svg:x="9.313cm" svg:y="8.043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frame draw:name="Title 1" presentation:style-name="pr1" draw:text-style-name="P2" draw:layer="layout" svg:width="21.086cm" svg:height="2.116cm" svg:x="0.994cm" svg:y="1.236cm" presentation:class="title" presentation:user-transformed="true">
          <draw:text-box>
            <text:p text:style-name="P9"><text:span text:style-name="T1">General Cache Concepts: Hit</text:span></text:p>
          </draw:text-box>
        </draw:frame>
        <draw:custom-shape draw:name="Rectangle 2" draw:style-name="gr67" draw:text-style-name="P50" draw:layer="layout" svg:width="9.947cm" svg:height="5.714cm" svg:x="5.292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7" draw:text-style-name="P50" draw:layer="layout" svg:width="9.947cm" svg:height="1.692cm" svg:x="5.292cm" svg:y="6.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8" draw:text-style-name="P30" draw:layer="layout" svg:width="2.116cm" svg:height="0.846cm" svg:x="5.715cm" svg:y="12.277cm">
          <text:p text:style-name="P51"><text:span text:style-name="T1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8" draw:text-style-name="P30" draw:layer="layout" svg:width="2.116cm" svg:height="0.846cm" svg:x="8.043cm" svg:y="12.277cm">
          <text:p text:style-name="P51"><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8" draw:text-style-name="P30" draw:layer="layout" svg:width="2.116cm" svg:height="0.846cm" svg:x="10.372cm" svg:y="12.277cm">
          <text:p text:style-name="P51"><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8" draw:text-style-name="P30" draw:layer="layout" svg:width="2.116cm" svg:height="0.846cm" svg:x="12.7cm" svg:y="12.277cm">
          <text:p text:style-name="P51"><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8" draw:text-style-name="P30" draw:layer="layout" svg:width="2.116cm" svg:height="0.846cm" svg:x="5.715cm" svg:y="13.335cm">
          <text:p text:style-name="P51"><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8" draw:text-style-name="P30" draw:layer="layout" svg:width="2.116cm" svg:height="0.846cm" svg:x="8.043cm" svg:y="13.335cm">
          <text:p text:style-name="P51"><text:span text:style-name="T1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8" draw:text-style-name="P30" draw:layer="layout" svg:width="2.116cm" svg:height="0.846cm" svg:x="10.372cm" svg:y="13.335cm">
          <text:p text:style-name="P51"><text:span text:style-name="T1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8" draw:text-style-name="P30" draw:layer="layout" svg:width="2.116cm" svg:height="0.846cm" svg:x="12.7cm" svg:y="13.335cm">
          <text:p text:style-name="P51"><text:span text:style-name="T1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8" draw:text-style-name="P30" draw:layer="layout" svg:width="2.116cm" svg:height="0.846cm" svg:x="5.715cm" svg:y="14.393cm">
          <text:p text:style-name="P51"><text:span text:style-name="T1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8" draw:text-style-name="P30" draw:layer="layout" svg:width="2.116cm" svg:height="0.846cm" svg:x="8.043cm" svg:y="14.393cm">
          <text:p text:style-name="P51"><text:span text:style-name="T1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8" draw:text-style-name="P30" draw:layer="layout" svg:width="2.116cm" svg:height="0.846cm" svg:x="10.372cm" svg:y="14.393cm">
          <text:p text:style-name="P51"><text:span text:style-name="T15">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8" draw:text-style-name="P30" draw:layer="layout" svg:width="2.116cm" svg:height="0.846cm" svg:x="12.7cm" svg:y="14.393cm">
          <text:p text:style-name="P51"><text:span text:style-name="T1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68" draw:text-style-name="P30" draw:layer="layout" svg:width="2.116cm" svg:height="0.846cm" svg:x="5.715cm" svg:y="15.452cm">
          <text:p text:style-name="P51"><text:span text:style-name="T1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8" draw:text-style-name="P30" draw:layer="layout" svg:width="2.116cm" svg:height="0.846cm" svg:x="8.043cm" svg:y="15.452cm">
          <text:p text:style-name="P51"><text:span text:style-name="T1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68" draw:text-style-name="P30" draw:layer="layout" svg:width="2.116cm" svg:height="0.846cm" svg:x="10.372cm" svg:y="15.452cm">
          <text:p text:style-name="P51"><text:span text:style-name="T1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8" draw:text-style-name="P30" draw:layer="layout" svg:width="2.116cm" svg:height="0.846cm" svg:x="12.7cm" svg:y="15.452cm">
          <text:p text:style-name="P51"><text:span text:style-name="T1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69" draw:text-style-name="P24" draw:layer="layout" svg:x1="6.35cm" svg:y1="16.933cm" svg:x2="14.816cm" svg:y2="16.937cm">
          <text:p/>
        </draw:line>
        <draw:custom-shape draw:name="Rectangle 25" draw:style-name="gr68" draw:text-style-name="P30" draw:layer="layout" svg:width="2.116cm" svg:height="0.846cm" svg:x="5.715cm" svg:y="6.736cm">
          <text:p text:style-name="P51"><text:span text:style-name="T1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68" draw:text-style-name="P30" draw:layer="layout" svg:width="2.116cm" svg:height="0.846cm" svg:x="8.043cm" svg:y="6.736cm">
          <text:p text:style-name="P51"><text:span text:style-name="T1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68" draw:text-style-name="P30" draw:layer="layout" svg:width="2.116cm" svg:height="0.846cm" svg:x="10.372cm" svg:y="6.736cm">
          <text:p text:style-name="P51"><text:span text:style-name="T1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68" draw:text-style-name="P30" draw:layer="layout" svg:width="2.116cm" svg:height="0.846cm" svg:x="12.7cm" svg:y="6.736cm">
          <text:p text:style-name="P51"><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48" draw:text-style-name="P11" draw:layer="layout" svg:width="2.607cm" svg:height="1.267cm" svg:x="2.206cm" svg:y="6.524cm">
          <text:p text:style-name="P18"><text:span text:style-name="T6">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48" draw:text-style-name="P11" draw:layer="layout" svg:width="3.526cm" svg:height="1.267cm" svg:x="1.285cm" svg:y="12.065cm">
          <text:p text:style-name="P18"><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70" draw:text-style-name="P11" xml:id="id39" draw:id="id39" draw:layer="layout" svg:width="7.814cm" svg:height="1.092cm" svg:x="16.463cm" svg:y="4.394cm">
          <text:p text:style-name="P52"><text:span text:style-name="T9">Data in block b is nee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48" draw:text-style-name="P11" xml:id="id38" draw:id="id38" draw:layer="layout" svg:width="3.246cm" svg:height="0.927cm" svg:x="11.124cm" svg:y="4.499cm">
          <text:p text:style-name="P28"><text:span text:style-name="T65">Request: 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72" draw:text-style-name="P46" xml:id="id40" draw:id="id40" draw:layer="layout" svg:width="2.116cm" svg:height="0.846cm" svg:x="10.372cm" svg:y="6.738cm">
          <text:p text:style-name="P51"><text:span text:style-name="T1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70" draw:text-style-name="P11" xml:id="id41" draw:id="id41" draw:layer="layout" svg:width="5.956cm" svg:height="1.922cm" svg:x="16.503cm" svg:y="6.145cm">
          <text:p text:style-name="P52"><text:span text:style-name="T9">Block b is in cache:</text:span></text:p>
          <text:p text:style-name="P52"><text:span text:style-name="T66">H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0-height/2;y" smil:keyTimes="0;1"/>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office:forms form:automatic-focus="false" form:apply-design-mode="false"/>
          <draw:page-thumbnail draw:name="Slide Image Placeholder 1" draw:style-name="gr1" draw:layer="layout" svg:width="13.968cm" svg:height="10.476cm" svg:x="3.81cm" svg:y="2.123cm" draw:page-number="40" presentation:class="page"/>
          <draw:frame draw:name="Notes Placeholder 2" presentation:style-name="pr7"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6"><text:span text:style-name="T13"><text:page-number>&lt;number&gt;</text:page-number></text:span></text:p>
            </draw:text-box>
          </draw:frame>
        </presentation:notes>
      </draw:page>
      <draw:page draw:name="General Cache Concepts: Miss" draw:style-name="dp1" draw:master-page-name="Title_20_Slide" presentation:presentation-page-layout-name="AL3T19">
        <office:forms form:automatic-focus="false" form:apply-design-mode="false"/>
        <draw:custom-shape draw:name="Up-Down Arrow 42" draw:style-name="gr65" draw:text-style-name="P49" draw:layer="layout" svg:width="1.904cm" svg:height="2.751cm" svg:x="9.313cm" svg:y="3.598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custom-shape draw:name="Up-Down Arrow 34" draw:style-name="gr65" draw:text-style-name="P49" draw:layer="layout" svg:width="1.904cm" svg:height="3.809cm" svg:x="9.313cm" svg:y="8.043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aximum="?f1" draw:handle-range-y-minimum="0" draw:handle-position="0 ?f4"/>
          </draw:enhanced-geometry>
        </draw:custom-shape>
        <draw:frame draw:name="Title 1" presentation:style-name="pr1" draw:text-style-name="P2" draw:layer="layout" svg:width="21.086cm" svg:height="2.116cm" svg:x="0.994cm" svg:y="1.236cm" presentation:class="title" presentation:user-transformed="true">
          <draw:text-box>
            <text:p text:style-name="P9"><text:span text:style-name="T1">General Cache Concepts: Miss</text:span></text:p>
          </draw:text-box>
        </draw:frame>
        <draw:custom-shape draw:name="Rectangle 2" draw:style-name="gr67" draw:text-style-name="P50" draw:layer="layout" svg:width="9.947cm" svg:height="5.714cm" svg:x="5.292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7" draw:text-style-name="P50" draw:layer="layout" svg:width="9.947cm" svg:height="1.692cm" svg:x="5.292cm" svg:y="6.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8" draw:text-style-name="P30" draw:layer="layout" svg:width="2.116cm" svg:height="0.846cm" svg:x="5.715cm" svg:y="12.277cm">
          <text:p text:style-name="P51"><text:span text:style-name="T1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8" draw:text-style-name="P30" draw:layer="layout" svg:width="2.116cm" svg:height="0.846cm" svg:x="8.043cm" svg:y="12.277cm">
          <text:p text:style-name="P51"><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8" draw:text-style-name="P30" draw:layer="layout" svg:width="2.116cm" svg:height="0.846cm" svg:x="10.372cm" svg:y="12.277cm">
          <text:p text:style-name="P51"><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8" draw:text-style-name="P30" draw:layer="layout" svg:width="2.116cm" svg:height="0.846cm" svg:x="12.7cm" svg:y="12.277cm">
          <text:p text:style-name="P51"><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8" draw:text-style-name="P30" draw:layer="layout" svg:width="2.116cm" svg:height="0.846cm" svg:x="5.715cm" svg:y="13.335cm">
          <text:p text:style-name="P51"><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8" draw:text-style-name="P30" draw:layer="layout" svg:width="2.116cm" svg:height="0.846cm" svg:x="8.043cm" svg:y="13.335cm">
          <text:p text:style-name="P51"><text:span text:style-name="T1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8" draw:text-style-name="P30" draw:layer="layout" svg:width="2.116cm" svg:height="0.846cm" svg:x="10.372cm" svg:y="13.335cm">
          <text:p text:style-name="P51"><text:span text:style-name="T1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8" draw:text-style-name="P30" draw:layer="layout" svg:width="2.116cm" svg:height="0.846cm" svg:x="12.7cm" svg:y="13.335cm">
          <text:p text:style-name="P51"><text:span text:style-name="T1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8" draw:text-style-name="P30" draw:layer="layout" svg:width="2.116cm" svg:height="0.846cm" svg:x="5.715cm" svg:y="14.393cm">
          <text:p text:style-name="P51"><text:span text:style-name="T1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8" draw:text-style-name="P30" draw:layer="layout" svg:width="2.116cm" svg:height="0.846cm" svg:x="8.043cm" svg:y="14.393cm">
          <text:p text:style-name="P51"><text:span text:style-name="T1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8" draw:text-style-name="P30" draw:layer="layout" svg:width="2.116cm" svg:height="0.846cm" svg:x="10.372cm" svg:y="14.393cm">
          <text:p text:style-name="P51"><text:span text:style-name="T15">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8" draw:text-style-name="P30" draw:layer="layout" svg:width="2.116cm" svg:height="0.846cm" svg:x="12.7cm" svg:y="14.393cm">
          <text:p text:style-name="P51"><text:span text:style-name="T1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68" draw:text-style-name="P30" draw:layer="layout" svg:width="2.116cm" svg:height="0.846cm" svg:x="5.715cm" svg:y="15.452cm">
          <text:p text:style-name="P51"><text:span text:style-name="T1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8" draw:text-style-name="P30" draw:layer="layout" svg:width="2.116cm" svg:height="0.846cm" svg:x="8.043cm" svg:y="15.452cm">
          <text:p text:style-name="P51"><text:span text:style-name="T1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68" draw:text-style-name="P30" draw:layer="layout" svg:width="2.116cm" svg:height="0.846cm" svg:x="10.372cm" svg:y="15.452cm">
          <text:p text:style-name="P51"><text:span text:style-name="T1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8" draw:text-style-name="P30" draw:layer="layout" svg:width="2.116cm" svg:height="0.846cm" svg:x="12.7cm" svg:y="15.452cm">
          <text:p text:style-name="P51"><text:span text:style-name="T1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69" draw:text-style-name="P24" draw:layer="layout" svg:x1="6.35cm" svg:y1="16.933cm" svg:x2="14.816cm" svg:y2="16.937cm">
          <text:p/>
        </draw:line>
        <draw:custom-shape draw:name="Rectangle 25" draw:style-name="gr68" draw:text-style-name="P30" draw:layer="layout" svg:width="2.116cm" svg:height="0.846cm" svg:x="5.715cm" svg:y="6.736cm">
          <text:p text:style-name="P51"><text:span text:style-name="T1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68" draw:text-style-name="P30" draw:layer="layout" svg:width="2.116cm" svg:height="0.846cm" svg:x="8.043cm" svg:y="6.736cm">
          <text:p text:style-name="P51"><text:span text:style-name="T1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68" draw:text-style-name="P30" draw:layer="layout" svg:width="2.116cm" svg:height="0.846cm" svg:x="10.372cm" svg:y="6.736cm">
          <text:p text:style-name="P51"><text:span text:style-name="T1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68" draw:text-style-name="P30" draw:layer="layout" svg:width="2.116cm" svg:height="0.846cm" svg:x="12.7cm" svg:y="6.736cm">
          <text:p text:style-name="P51"><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48" draw:text-style-name="P11" draw:layer="layout" svg:width="2.607cm" svg:height="1.267cm" svg:x="2.206cm" svg:y="6.524cm">
          <text:p text:style-name="P18"><text:span text:style-name="T6">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48" draw:text-style-name="P11" draw:layer="layout" svg:width="3.526cm" svg:height="1.267cm" svg:x="1.285cm" svg:y="12.065cm">
          <text:p text:style-name="P18"><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70" draw:text-style-name="P11" xml:id="id43" draw:id="id43" draw:layer="layout" svg:width="7.814cm" svg:height="1.092cm" svg:x="16.463cm" svg:y="4.394cm">
          <text:p text:style-name="P52"><text:span text:style-name="T9">Data in block b is nee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48" draw:text-style-name="P11" xml:id="id42" draw:id="id42" draw:layer="layout" svg:width="3.246cm" svg:height="0.927cm" svg:x="11.124cm" svg:y="4.499cm">
          <text:p text:style-name="P28"><text:span text:style-name="T65">Request: 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70" draw:text-style-name="P11" xml:id="id44" draw:id="id44" draw:layer="layout" svg:width="7.107cm" svg:height="1.922cm" svg:x="16.504cm" svg:y="6.145cm">
          <text:p text:style-name="P52"><text:span text:style-name="T9">Block b is not in cache:</text:span></text:p>
          <text:p text:style-name="P52"><text:span text:style-name="T66">Mi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70" draw:text-style-name="P11" xml:id="id46" draw:id="id46" draw:layer="layout" svg:width="7.141cm" svg:height="1.922cm" svg:x="16.53cm" svg:y="8.897cm">
          <text:p text:style-name="P52"><text:span text:style-name="T9">Block b is fetched from</text:span></text:p>
          <text:p text:style-name="P52"><text:span text:style-name="T9">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8" draw:text-style-name="P11" xml:id="id45" draw:id="id45" draw:layer="layout" svg:width="3.246cm" svg:height="0.927cm" svg:x="11.124cm" svg:y="9.431cm">
          <text:p text:style-name="P28"><text:span text:style-name="T65">Request: 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72" draw:text-style-name="P46" xml:id="id47" draw:id="id47" draw:layer="layout" svg:width="2.116cm" svg:height="0.846cm" svg:x="5.715cm" svg:y="15.452cm">
          <text:p text:style-name="P51"><text:span text:style-name="T1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72" draw:text-style-name="P46" xml:id="id48" draw:id="id48" draw:layer="layout" svg:width="2.116cm" svg:height="0.846cm" svg:x="7.197cm" svg:y="9.525cm">
          <text:p text:style-name="P51"><text:span text:style-name="T1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72" draw:text-style-name="P46" xml:id="id49" draw:id="id49" draw:layer="layout" svg:width="2.116cm" svg:height="0.846cm" svg:x="8.043cm" svg:y="6.738cm">
          <text:p text:style-name="P51"><text:span text:style-name="T1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70" draw:text-style-name="P11" draw:layer="layout" svg:width="7.772cm" svg:height="4.822cm" svg:x="16.528cm" svg:y="11.665cm">
          <text:p xml:id="id50" text:id="id50" text:style-name="P52"><text:span text:style-name="T9">Block b is stored in cache</text:span></text:p>
          <text:list text:style-name="L9">
            <text:list-item>
              <text:p xml:id="id51" text:id="id51" text:style-name="P54"><text:span text:style-name="T67">Placement policy:</text:span><text:span text:style-name="T11"><text:line-break/></text:span><text:span text:style-name="T11">determines where b goes</text:span></text:p>
            </text:list-item>
            <text:list-item>
              <text:p xml:id="id52" text:id="id52" text:style-name="P54"><text:span text:style-name="T67">Replacement policy:</text:span><text:span text:style-name="T67"><text:line-break/></text:span><text:span text:style-name="T11">determines which block</text:span><text:span text:style-name="T11"><text:line-break/></text:span><text:span text:style-name="T11">gets evicted (victi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0-height/2;y" smil:keyTimes="0;1"/>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xit" presentation:preset-id="ooo-exit-disappear">
                  <anim:set smil:begin="0s" smil:dur="0.001s" smil:fill="hold" smil:targetElement="id48" smil:attributeName="visibility" smil:to="hidden"/>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anim:par>
          </anim:seq>
        </anim:par>
        <presentation:notes draw:style-name="dp2">
          <office:forms form:automatic-focus="false" form:apply-design-mode="false"/>
          <draw:page-thumbnail draw:name="Slide Image Placeholder 1" draw:style-name="gr1" draw:layer="layout" svg:width="13.968cm" svg:height="10.476cm" svg:x="3.81cm" svg:y="2.123cm" draw:page-number="41" presentation:class="page"/>
          <draw:frame draw:name="Notes Placeholder 2" presentation:style-name="pr7"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6"><text:span text:style-name="T13"><text:page-number>&lt;number&gt;</text:page-number></text:span></text:p>
            </draw:text-box>
          </draw:frame>
        </presentation:notes>
      </draw:page>
      <draw:page draw:name="General Caching Concepts: &#10;Types of Cache Misses" draw:style-name="dp1" draw:master-page-name="Title_20_Slide" presentation:presentation-page-layout-name="AL2T11">
        <office:forms form:automatic-focus="false" form:apply-design-mode="false"/>
        <draw:frame draw:name="Rectangle 4" presentation:style-name="pr1" draw:text-style-name="P2" draw:layer="layout" svg:width="21.088cm" svg:height="2.116cm" svg:x="0.992cm" svg:y="1.21cm" presentation:class="title" presentation:user-transformed="true">
          <draw:text-box>
            <text:p text:style-name="P9"><text:span text:style-name="T1">General Caching Concepts: </text:span><text:span text:style-name="T1"><text:line-break/></text:span><text:span text:style-name="T1">Types of Cache Misses</text:span></text:p>
          </draw:text-box>
        </draw:frame>
        <draw:frame draw:name="Rectangle 5" presentation:style-name="pr5" draw:text-style-name="P11" draw:layer="layout" svg:width="23.662cm" svg:height="13.81cm" svg:x="1.102cm" svg:y="4.815cm" presentation:class="outline" presentation:user-transformed="true">
          <draw:text-box>
            <text:list text:style-name="L4">
              <text:list-item>
                <text:p text:style-name="P10"><text:span text:style-name="T56">Cold (compulsory) miss</text:span></text:p>
              </text:list-item>
            </text:list>
            <text:list text:style-name="L5">
              <text:list-item>
                <text:list>
                  <text:list-item>
                    <text:p text:style-name="P14"><text:span text:style-name="T11">Cold misses occur because the cache is empty.</text:span></text:p>
                  </text:list-item>
                </text:list>
              </text:list-item>
              <text:list-item>
                <text:p text:style-name="P10"><text:span text:style-name="T56">Conflict miss</text:span></text:p>
                <text:list>
                  <text:list-item>
                    <text:p text:style-name="P14"><text:span text:style-name="T11">Most caches limit blocks at level k+1 to a small subset (sometimes a singleton) of the block positions at level k.</text:span></text:p>
                  </text:list-item>
                </text:list>
              </text:list-item>
            </text:list>
            <text:list text:style-name="L6">
              <text:list-item>
                <text:list>
                  <text:list-item>
                    <text:list>
                      <text:list-item>
                        <text:p text:style-name="P14"><text:span text:style-name="T11">E.g. Block i at level k+1 must be placed in block (i mod 4) at level k.</text:span></text:p>
                      </text:list-item>
                    </text:list>
                  </text:list-item>
                  <text:list-item>
                    <text:p text:style-name="P14"><text:span text:style-name="T11">Conflict misses occur when the level k cache is large enough, but multiple data objects all map to the same level k block.</text:span></text:p>
                    <text:list>
                      <text:list-item>
                        <text:p text:style-name="P14"><text:span text:style-name="T11">E.g. Referencing blocks 0, 8, 0, 8, 0, 8, ... would miss every time.</text:span></text:p>
                      </text:list-item>
                    </text:list>
                  </text:list-item>
                </text:list>
              </text:list-item>
              <text:list-item>
                <text:p text:style-name="P10"><text:span text:style-name="T56">Capacity miss</text:span></text:p>
                <text:list>
                  <text:list-item>
                    <text:p text:style-name="P14"><text:span text:style-name="T11">Occurs when the set of active cache blocks (</text:span><text:span text:style-name="T68">working set</text:span><text:span text:style-name="T11">) is larger than the cache.</text:span></text:p>
                  </text:list-item>
                </text:list>
              </text:list-item>
            </text:list>
          </draw:text-box>
        </draw:frame>
        <presentation:notes draw:style-name="dp2">
          <office:forms form:automatic-focus="false" form:apply-design-mode="false"/>
          <draw:page-thumbnail draw:name="Rectangle 2" draw:style-name="gr1" draw:layer="layout" svg:width="13.968cm" svg:height="10.476cm" svg:x="3.81cm" svg:y="2.123cm" draw:page-number="42"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Summary" draw:style-name="dp1" draw:master-page-name="Title_20_Slide" presentation:presentation-page-layout-name="AL2T11">
        <office:forms form:automatic-focus="false" form:apply-design-mode="false"/>
        <draw:frame draw:name="Rectangle 2" presentation:style-name="pr1" draw:text-style-name="P2" draw:layer="layout" svg:width="21.088cm" svg:height="2.116cm" svg:x="0.992cm" svg:y="1.21cm" presentation:class="title" presentation:user-transformed="true">
          <draw:text-box>
            <text:p text:style-name="P9"><text:span text:style-name="T1">Summary</text:span></text:p>
          </draw:text-box>
        </draw:frame>
        <draw:frame draw:name="Rectangle 3" presentation:style-name="pr5" draw:text-style-name="P11" draw:layer="layout" svg:width="21.933cm" svg:height="13.81cm" svg:x="1.102cm" svg:y="3.784cm" presentation:class="outline" presentation:user-transformed="true">
          <draw:text-box>
            <text:list text:style-name="L4">
              <text:list-item>
                <text:p text:style-name="P10"><text:span text:style-name="T10">The speed gap between CPU, memory and mass storage continues to widen.</text:span></text:p>
              </text:list-item>
            </text:list>
            <text:p text:style-name="P10"><text:span text:style-name="T6"/></text:p>
            <text:list text:continue-numbering="true" text:style-name="L4">
              <text:list-item>
                <text:p text:style-name="P10"><text:span text:style-name="T10">Well-written programs exhibit a property called </text:span><text:span text:style-name="T69">locality</text:span><text:span text:style-name="T10">.</text:span></text:p>
              </text:list-item>
            </text:list>
            <text:p text:style-name="P42"><text:span text:style-name="T6"/></text:p>
            <text:list text:continue-numbering="true" text:style-name="L4">
              <text:list-item>
                <text:p text:style-name="P45"><text:span text:style-name="T10">Memory hierarchies based on </text:span><text:span text:style-name="T69">caching</text:span><text:span text:style-name="T10"> close the gap by exploiting locality.</text:span></text:p>
              </text:list-item>
            </text:list>
            <text:p text:style-name="P45"><text:span text:style-name="T6"/></text:p>
            <text:list text:continue-numbering="true" text:style-name="L4">
              <text:list-item>
                <text:p text:style-name="P45"><text:span text:style-name="T10">Compilers can help to optimize you code, but </text:span></text:p>
              </text:list-item>
            </text:list>
            <text:list text:style-name="L5">
              <text:list-item>
                <text:list>
                  <text:list-item>
                    <text:p text:style-name="P3"><text:span text:style-name="T11">will not change the asymptotic behavior</text:span></text:p>
                  </text:list-item>
                  <text:list-item>
                    <text:p text:style-name="P3"><text:span text:style-name="T11">can only give limited help with memory optimizations</text:span><text:span text:style-name="T2"> </text:span></text:p>
                  </text:list-item>
                </text:list>
              </text:list-item>
            </text:list>
            <text:p text:style-name="P45"><text:span text:style-name="T6"/></text:p>
          </draw:text-box>
        </draw:frame>
        <presentation:notes draw:style-name="dp2">
          <office:forms form:automatic-focus="false" form:apply-design-mode="false"/>
          <draw:page-thumbnail draw:name="Rectangle 2" draw:style-name="gr1" draw:layer="layout" svg:width="13.968cm" svg:height="10.476cm" svg:x="3.81cm" svg:y="2.123cm" draw:page-number="43"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Arial" svg:font-family="Arial"/>
    <style:font-face style:name="Arial Narrow" svg:font-family="'Arial Narrow'" style:font-family-generic="swiss" style:font-pitch="variable"/>
    <style:font-face style:name="Arial Narrow1" svg:font-family="'Arial Narrow'" style:font-family-generic="roman" style:font-pitch="variable"/>
    <style:font-face style:name="Arial Narrow2" svg:font-family="'Arial Narrow'"/>
    <style:font-face style:name="Arial Narrow3" svg:font-family="'Arial Narrow'" style:font-pitch="variable"/>
    <style:font-face style:name="Arial Unicode MS" svg:font-family="'Arial Unicode MS'" style:font-family-generic="system" style:font-pitch="variable"/>
    <style:font-face style:name="Arial1" svg:font-family="Arial" style:font-pitch="variable"/>
    <style:font-face style:name="Calibri" svg:font-family="Calibri" style:font-pitch="variable"/>
    <style:font-face style:name="Calibri1" svg:font-family="Calibri" style:font-family-generic="modern" style:font-pitch="variable"/>
    <style:font-face style:name="Calibri2" svg:font-family="Calibri" style:font-family-generic="swiss" style:font-pitch="variable"/>
    <style:font-face style:name="Calibri3" svg:font-family="Calibri" style:font-family-generic="roman" style:font-pitch="variable"/>
    <style:font-face style:name="Courier New" svg:font-family="'Courier New'" style:font-pitch="variable"/>
    <style:font-face style:name="Courier New1" svg:font-family="'Courier New'"/>
    <style:font-face style:name="Courier New2" svg:font-family="'Courier New'" style:font-family-generic="modern" style:font-pitch="fixed"/>
    <style:font-face style:name="Courier New3" svg:font-family="'Courier New'" style:font-family-generic="modern"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PingFang SC" svg:font-family="'PingFang SC'" style:font-family-generic="system" style:font-pitch="variable"/>
    <style:font-face style:name="Times" svg:font-family="Times" style:font-pitch="variable"/>
    <style:font-face style:name="Times New Roman" svg:font-family="'Times New Roman'" style:font-family-generic="roman" style:font-pitch="variable"/>
    <style:font-face style:name="Times1" svg:font-family="Times"/>
    <style:font-face style:name="WenQuanYi Micro Hei" svg:font-family="'WenQuanYi Micro Hei'" style:font-family-generic="system" style:font-pitch="variable"/>
    <style:font-face style:name="WenQuanYi Micro Hei1" svg:font-family="'WenQuanYi Micro Hei'" style:font-pitch="variable"/>
    <style:font-face style:name="Wingdings" svg:font-family="Wingdings" style:font-pitch="variable"/>
    <style:font-face style:name="Wingdings1" svg:font-family="Wingdings"/>
    <style:font-face style:name="ＭＳ Ｐゴシック" svg:font-family="'ＭＳ Ｐゴシック'"/>
    <style:font-face style:name="ＭＳ Ｐゴシック1"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2d2f4" draw:end-color="#d2d2f4" draw:start-intensity="100%" draw:end-intensity="100%" draw:angle="181deg" draw:border="0%"/>
    <draw:gradient draw:name="Shapes" draw:style="rectangular" draw:cx="50%" draw:cy="50%" draw:start-color="#cccccc" draw:end-color="#ffffff" draw:start-intensity="100%" draw:end-intensity="100%" draw:angle="0deg" draw:border="0%"/>
    <draw:opacity draw:name="msTransGradient_20_1" draw:display-name="msTransGradient 1" draw:style="linear" draw:start="7%" draw:end="100%" draw:angle="181deg" draw:border="0%"/>
    <draw:marker draw:name="Arrow" svg:viewBox="0 0 20 30" svg:d="M10 0l-10 30h20z"/>
    <draw:marker draw:name="msArrowEnd_20_1" draw:display-name="msArrowEnd 1" svg:viewBox="0 0 200 200" svg:d="M100 0l100 200h-20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2="1" draw:dots2-length="140%" draw:distance="105%"/>
    <draw:stroke-dash draw:name="Dashed_20__28_var_29__20_6" draw:display-name="Dashed (var) 6" draw:style="round" draw:dots2="1" draw:dots2-length="316%" draw:distance="237%"/>
    <draw:stroke-dash draw:name="Dashed_20__28_var_29__20_7" draw:display-name="Dashed (var) 7" draw:style="rect" draw:dots2="1" draw:dots2-length="0.14cm" draw:distance="0.105cm"/>
    <draw:stroke-dash draw:name="Dashed_20__28_var_29__20_8" draw:display-name="Dashed (var) 8" draw:style="round" draw:dots1="1" draw:dots1-length="247%" draw:distance="24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24pt" style:language-asian="en" style:country-asian="US" style:font-style-asian="normal" style:font-weight-asian="bold" style:font-name-complex="Lohit Devanagari" style:font-family-complex="'Lohit Devanagar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draw:stroke-linejoin="miter" draw:fill="solid" draw:fill-color="#990000"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397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24pt"/>
    </style:style>
    <style:style style:name="MP6" style:family="paragraph">
      <style:paragraph-properties fo:margin-top="0cm" fo:margin-bottom="0cm" fo:line-height="100%" fo:text-align="start" style:punctuation-wrap="simple" style:writing-mode="lr-tb"/>
    </style:style>
    <style:style style:name="MP7" style:family="paragraph">
      <loext:graphic-properties draw:fill="none"/>
      <style:paragraph-properties fo:text-align="start" style:font-independent-line-spacing="true"/>
      <style:text-properties fo:font-size="24pt"/>
    </style:style>
    <style:style style:name="MP8"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3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Narrow2" fo:font-size="10pt" fo:letter-spacing="normal" fo:font-style="normal" style:text-underline-style="none" fo:font-weight="bold" style:font-name-asian="ＭＳ Ｐゴシック" style:font-size-asian="10pt" style:font-style-asian="normal" style:font-weight-asian="bold" style:font-name-complex="ＭＳ Ｐゴシック" style:font-size-complex="10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Calibri2" fo:font-size="36pt" fo:letter-spacing="normal" fo:font-style="normal" style:text-underline-style="none" fo:font-weight="bold" style:font-size-asian="36pt" style:font-style-asian="normal" style:font-weight-asian="bold" style:font-size-complex="3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 draw:text-style-name="MP7" draw:layer="backgroundobjects" svg:width="1.9cm" svg:height="0.674cm" svg:x="24.015cm" svg:y="18.366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1.589cm" svg:height="4.082cm" svg:x="1.905cm" svg:y="4.744cm" presentation:class="title" presentation:user-transformed="true">
        <draw:text-box>
          <text:p text:style-name="MP8"><text:span text:style-name="MT3">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Introduction to Computer Systems 15-213/18-243, spring 2009</dc:title>
    <meta:initial-creator>Markus Pueschel</meta:initial-creator>
    <dc:description>Redesign of slides created by Randal E. Bryant and David R. O'Hallaron</dc:description>
    <meta:editing-cycles>554</meta:editing-cycles>
    <meta:print-date>2016-10-03T08:47:48</meta:print-date>
    <meta:creation-date>2018-10-01T08:22:40</meta:creation-date>
    <dc:date>2021-09-17T14:27:49.265462626</dc:date>
    <meta:editing-duration>P11DT16H32M8S</meta:editing-duration>
    <meta:generator>LibreOffice/7.2.0.4$MacOSX_X86_64 LibreOffice_project/9a9c6381e3f7a62afc1329bd359cc48accb6435b</meta:generator>
    <meta:document-statistic meta:object-count="761"/>
    <meta:user-defined meta:name="AppVersion">12.0000</meta:user-defined>
    <meta:user-defined meta:name="Company"> </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8</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template2007" xlink:href=""/>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09cm"/>
    </style:style>
    <style:style style:name="ch2" style:family="chart">
      <style:chart-properties chart:symbol-type="automatic" chart:include-hidden-cells="false" chart:treat-empty-cells="leave-gap"/>
    </style:style>
    <style:style style:name="ch3" style:family="chart" style:data-style-name="N0">
      <style:chart-properties chart:display-label="true" chart:logarithmic="false" chart:maximum="200" chart:reverse-direction="false" text:line-break="false" loext:try-staggering-first="false" chart:link-data-style-to-source="false" chart:axis-position="0" chart:tick-mark-position="at-axis"/>
      <style:graphic-properties svg:stroke-width="0.009cm"/>
      <style:text-properties fo:color="#000000" style:text-position="0% 100%" fo:font-family="Arial" fo:font-size="10.75pt" style:font-family-asian="Arial" style:font-size-asian="10.75pt" style:font-family-complex="Arial" style:font-size-complex="10.75pt"/>
    </style:style>
    <style:style style:name="ch4" style:family="chart">
      <style:chart-properties style:rotation-angle="0"/>
      <style:graphic-properties svg:stroke-width="0.071cm"/>
      <style:text-properties fo:color="#000000" style:text-position="0% 100%" fo:font-family="Arial" fo:font-size="10.75pt" fo:font-weight="bold" style:font-family-asian="Arial" style:font-size-asian="10.75pt" style:font-weight-asian="bold" style:font-family-complex="Arial" style:font-size-complex="10.75pt" style:font-weight-complex="bold"/>
    </style:style>
    <style:style style:name="ch5"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09cm"/>
      <style:text-properties fo:color="#000000" style:text-position="0% 100%" fo:font-family="Arial" fo:font-size="10.75pt" style:font-family-asian="Arial" style:font-size-asian="10.75pt" style:font-family-complex="Arial" style:font-size-complex="10.75pt"/>
    </style:style>
    <style:style style:name="ch6" style:family="chart">
      <style:chart-properties style:rotation-angle="90"/>
      <style:graphic-properties svg:stroke-width="0.071cm"/>
      <style:text-properties fo:color="#000000" style:text-position="0% 100%" fo:font-family="Arial" fo:font-size="10.75pt" fo:font-weight="bold" style:font-family-asian="Arial" style:font-size-asian="10.75pt" style:font-weight-asian="bold" style:font-family-complex="Arial" style:font-size-complex="10.75pt" style:font-weight-complex="bold"/>
    </style:style>
    <style:style style:name="ch7" style:family="chart">
      <style:graphic-properties svg:stroke-width="0.009cm"/>
    </style:style>
    <style:style style:name="ch8" style:family="chart" style:data-style-name="N0">
      <style:chart-properties chart:symbol-type="named-symbol" chart:symbol-name="diamond" chart:symbol-width="0.176cm" chart:symbol-height="0.176cm" chart:link-data-style-to-source="true"/>
      <style:graphic-properties draw:stroke="none" svg:stroke-width="0.079cm" svg:stroke-color="#333333" draw:fill-color="#333333"/>
      <style:text-properties fo:font-size="10pt" style:font-size-asian="10pt" style:font-size-complex="10pt"/>
    </style:style>
    <style:style style:name="ch9" style:family="chart" style:data-style-name="N0">
      <style:chart-properties chart:symbol-type="none" chart:link-data-style-to-source="true"/>
      <style:graphic-properties svg:stroke-width="0.035cm" svg:stroke-color="#000000" draw:fill-color="#000000"/>
      <style:text-properties fo:font-size="10pt" style:font-size-asian="10pt" style:font-size-complex="10pt"/>
    </style:style>
    <style:style style:name="ch10" style:family="chart" style:data-style-name="N0">
      <style:chart-properties chart:symbol-type="named-symbol" chart:symbol-name="arrow-up" chart:symbol-width="0.176cm" chart:symbol-height="0.176cm" chart:link-data-style-to-source="true"/>
      <style:graphic-properties draw:stroke="none" svg:stroke-width="0.079cm" svg:stroke-color="#333333" draw:fill-color="#333333"/>
      <style:text-properties fo:font-size="10pt" style:font-size-asian="10pt" style:font-size-complex="10pt"/>
    </style:style>
    <style:style style:name="ch11" style:family="chart">
      <style:graphic-properties draw:stroke="solid" svg:stroke-width="0.035cm" svg:stroke-color="#808080" draw:fill="none" draw:fill-color="#d9d9d9"/>
    </style:style>
    <style:style style:name="ch12" style:family="chart">
      <style:graphic-properties draw:fill-color="#d9d9d9"/>
    </style:style>
  </office:automatic-styles>
  <office:body>
    <office:chart>
      <chart:chart svg:width="15.986cm" svg:height="9.102cm" xlink:href="." xlink:type="simple" chart:class="chart:scatter" chart:style-name="ch1">
        <chart:plot-area chart:style-name="ch2" chart:data-source-has-labels="both" svg:x="1.097cm" svg:y="0.378cm" svg:width="14.475cm" svg:height="7.852cm">
          <chart:coordinate-region svg:x="2.187cm" svg:y="0.577cm" svg:width="13.069cm" svg:height="7.007cm"/>
          <chart:axis chart:dimension="x" chart:name="primary-x" chart:style-name="ch3" chartooo:axis-type="auto">
            <chart:title svg:x="7.837cm" svg:y="8.27cm" chart:style-name="ch4">
              <text:p>Elements</text:p>
            </chart:title>
            <chart:categories table:cell-range-address="local-table.$A$2:.$A$31"/>
          </chart:axis>
          <chart:axis chart:dimension="y" chart:name="primary-y" chart:style-name="ch5">
            <chart:title svg:x="0.419cm" svg:y="3.545cm" chart:style-name="ch6">
              <text:p>Cycles</text:p>
            </chart:title>
            <chart:grid chart:style-name="ch7" chart:class="major"/>
          </chart:axis>
          <chart:series chart:style-name="ch8" chart:values-cell-range-address="local-table.$B$2:.$B$31" chart:label-cell-address="local-table.$B$1" chart:class="chart:scatter">
            <chart:domain table:cell-range-address="local-table.$C$2:.$C$31"/>
            <chart:data-point chart:repeated="30"/>
          </chart:series>
          <chart:series chart:style-name="ch9" chart:values-cell-range-address="local-table.$D$2:.$D$31" chart:label-cell-address="local-table.$D$1" chart:class="chart:scatter">
            <chart:domain table:cell-range-address="local-table.$E$2:.$E$31"/>
            <chart:data-point chart:repeated="30"/>
          </chart:series>
          <chart:series chart:style-name="ch10" chart:values-cell-range-address="local-table.$F$2:.$F$31" chart:label-cell-address="local-table.$F$1" chart:class="chart:scatter">
            <chart:domain table:cell-range-address="local-table.$G$2:.$G$31"/>
            <chart:data-point chart:repeated="30"/>
          </chart:series>
          <chart:series chart:style-name="ch9" chart:values-cell-range-address="local-table.$H$2:.$H$31" chart:label-cell-address="local-table.$H$1" chart:class="chart:scatter">
            <chart:domain table:cell-range-address="local-table.$I$2:.$I$31"/>
            <chart:data-point chart:repeated="30"/>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psum1</text:p>
              </table:table-cell>
              <table:table-cell office:value-type="string">
                <text:p>Series2</text:p>
              </table:table-cell>
              <table:table-cell office:value-type="string">
                <text:p>psum1i</text:p>
              </table:table-cell>
              <table:table-cell office:value-type="string">
                <text:p>Series4</text:p>
              </table:table-cell>
              <table:table-cell office:value-type="string">
                <text:p>psum2</text:p>
              </table:table-cell>
              <table:table-cell office:value-type="string">
                <text:p>Series6</text:p>
              </table:table-cell>
              <table:table-cell office:value-type="string">
                <text:p>psum2i</text:p>
              </table:table-cell>
              <table:table-cell office:value-type="string">
                <text:p>Series8</text:p>
              </table:table-cell>
            </table:table-row>
          </table:table-header-rows>
          <table:table-rows>
            <table:table-row>
              <table:table-cell office:value-type="string">
                <text:p/>
              </table:table-cell>
              <table:table-cell office:value-type="float" office:value="NaN">
                <text:p>NaN</text:p>
              </table:table-cell>
              <table:table-cell office:value-type="float" office:value="0">
                <text:p>0</text:p>
              </table:table-cell>
              <table:table-cell office:value-type="float" office:value="367.79">
                <text:p>367.79</text:p>
              </table:table-cell>
              <table:table-cell office:value-type="float" office:value="0">
                <text:p>0</text:p>
              </table:table-cell>
              <table:table-cell office:value-type="float" office:value="1535.1">
                <text:p>1535.1</text:p>
              </table:table-cell>
              <table:table-cell office:value-type="float" office:value="0">
                <text:p>0</text:p>
              </table:table-cell>
              <table:table-cell office:value-type="float" office:value="367.66">
                <text:p>367.66</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193">
                <text:p>193</text:p>
              </table:table-cell>
              <table:table-cell office:value-type="float" office:value="2107.43">
                <text:p>2107.43</text:p>
              </table:table-cell>
              <table:table-cell office:value-type="float" office:value="193">
                <text:p>193</text:p>
              </table:table-cell>
              <table:table-cell office:value-type="float" office:value="1100.4">
                <text:p>1100.4</text:p>
              </table:table-cell>
              <table:table-cell office:value-type="float" office:value="193">
                <text:p>193</text:p>
              </table:table-cell>
              <table:table-cell office:value-type="float" office:value="1531.11">
                <text:p>1531.11</text:p>
              </table:table-cell>
              <table:table-cell office:value-type="float" office:value="193">
                <text:p>193</text:p>
              </table:table-cell>
            </table:table-row>
            <table:table-row>
              <table:table-cell office:value-type="string">
                <text:p/>
              </table:table-cell>
              <table:table-cell office:value-type="float" office:value="NaN">
                <text:p>NaN</text:p>
              </table:table-cell>
              <table:table-cell office:value-type="float" office:value="120">
                <text:p>120</text:p>
              </table:table-cell>
              <table:table-cell office:value-type="float" office:value="1449.43">
                <text:p>1449.43</text:p>
              </table:table-cell>
              <table:table-cell office:value-type="float" office:value="120">
                <text:p>120</text:p>
              </table:table-cell>
              <table:table-cell office:value-type="float" office:value="921.9">
                <text:p>921.9</text:p>
              </table:table-cell>
              <table:table-cell office:value-type="float" office:value="120">
                <text:p>120</text:p>
              </table:table-cell>
              <table:table-cell office:value-type="float" office:value="1091.05">
                <text:p>1091.05</text:p>
              </table:table-cell>
              <table:table-cell office:value-type="float" office:value="120">
                <text:p>120</text:p>
              </table:table-cell>
            </table:table-row>
            <table:table-row>
              <table:table-cell office:value-type="string">
                <text:p/>
              </table:table-cell>
              <table:table-cell office:value-type="float" office:value="NaN">
                <text:p>NaN</text:p>
              </table:table-cell>
              <table:table-cell office:value-type="float" office:value="91">
                <text:p>91</text:p>
              </table:table-cell>
              <table:table-cell office:value-type="float" office:value="1188.03">
                <text:p>1188.03</text:p>
              </table:table-cell>
              <table:table-cell office:value-type="float" office:value="91">
                <text:p>91</text:p>
              </table:table-cell>
              <table:table-cell office:value-type="float" office:value="940.8">
                <text:p>940.8</text:p>
              </table:table-cell>
              <table:table-cell office:value-type="float" office:value="91">
                <text:p>91</text:p>
              </table:table-cell>
              <table:table-cell office:value-type="float" office:value="916.23">
                <text:p>916.23</text:p>
              </table:table-cell>
              <table:table-cell office:value-type="float" office:value="91">
                <text:p>91</text:p>
              </table:table-cell>
            </table:table-row>
            <table:table-row>
              <table:table-cell office:value-type="string">
                <text:p/>
              </table:table-cell>
              <table:table-cell office:value-type="float" office:value="NaN">
                <text:p>NaN</text:p>
              </table:table-cell>
              <table:table-cell office:value-type="float" office:value="95">
                <text:p>95</text:p>
              </table:table-cell>
              <table:table-cell office:value-type="float" office:value="1224.09">
                <text:p>1224.09</text:p>
              </table:table-cell>
              <table:table-cell office:value-type="float" office:value="95">
                <text:p>95</text:p>
              </table:table-cell>
              <table:table-cell office:value-type="float" office:value="1545.6">
                <text:p>1545.6</text:p>
              </table:table-cell>
              <table:table-cell office:value-type="float" office:value="95">
                <text:p>95</text:p>
              </table:table-cell>
              <table:table-cell office:value-type="float" office:value="940.339999999999">
                <text:p>940.339999999999</text:p>
              </table:table-cell>
              <table:table-cell office:value-type="float" office:value="95">
                <text:p>95</text:p>
              </table:table-cell>
            </table:table-row>
            <table:table-row>
              <table:table-cell office:value-type="string">
                <text:p/>
              </table:table-cell>
              <table:table-cell office:value-type="float" office:value="NaN">
                <text:p>NaN</text:p>
              </table:table-cell>
              <table:table-cell office:value-type="float" office:value="196">
                <text:p>196</text:p>
              </table:table-cell>
              <table:table-cell office:value-type="float" office:value="2134.47">
                <text:p>2134.47</text:p>
              </table:table-cell>
              <table:table-cell office:value-type="float" office:value="196">
                <text:p>196</text:p>
              </table:table-cell>
              <table:table-cell office:value-type="float" office:value="949.2">
                <text:p>949.2</text:p>
              </table:table-cell>
              <table:table-cell office:value-type="float" office:value="196">
                <text:p>196</text:p>
              </table:table-cell>
              <table:table-cell office:value-type="float" office:value="1549.2">
                <text:p>1549.2</text:p>
              </table:table-cell>
              <table:table-cell office:value-type="float" office:value="196">
                <text:p>196</text:p>
              </table:table-cell>
            </table:table-row>
            <table:table-row>
              <table:table-cell office:value-type="string">
                <text:p/>
              </table:table-cell>
              <table:table-cell office:value-type="float" office:value="NaN">
                <text:p>NaN</text:p>
              </table:table-cell>
              <table:table-cell office:value-type="float" office:value="97">
                <text:p>97</text:p>
              </table:table-cell>
              <table:table-cell office:value-type="float" office:value="1242.12">
                <text:p>1242.12</text:p>
              </table:table-cell>
              <table:table-cell office:value-type="float" office:value="97">
                <text:p>97</text:p>
              </table:table-cell>
              <table:table-cell office:value-type="float" office:value="1455.3">
                <text:p>1455.3</text:p>
              </table:table-cell>
              <table:table-cell office:value-type="float" office:value="97">
                <text:p>97</text:p>
              </table:table-cell>
              <table:table-cell office:value-type="float" office:value="952.4">
                <text:p>952.4</text:p>
              </table:table-cell>
              <table:table-cell office:value-type="float" office:value="97">
                <text:p>97</text:p>
              </table:table-cell>
            </table:table-row>
            <table:table-row>
              <table:table-cell office:value-type="string">
                <text:p/>
              </table:table-cell>
              <table:table-cell office:value-type="float" office:value="NaN">
                <text:p>NaN</text:p>
              </table:table-cell>
              <table:table-cell office:value-type="float" office:value="181">
                <text:p>181</text:p>
              </table:table-cell>
              <table:table-cell office:value-type="float" office:value="1999.27">
                <text:p>1999.27</text:p>
              </table:table-cell>
              <table:table-cell office:value-type="float" office:value="181">
                <text:p>181</text:p>
              </table:table-cell>
              <table:table-cell office:value-type="float" office:value="917.7">
                <text:p>917.7</text:p>
              </table:table-cell>
              <table:table-cell office:value-type="float" office:value="181">
                <text:p>181</text:p>
              </table:table-cell>
              <table:table-cell office:value-type="float" office:value="1458.77">
                <text:p>1458.77</text:p>
              </table:table-cell>
              <table:table-cell office:value-type="float" office:value="181">
                <text:p>181</text:p>
              </table:table-cell>
            </table:table-row>
            <table:table-row>
              <table:table-cell office:value-type="string">
                <text:p/>
              </table:table-cell>
              <table:table-cell office:value-type="float" office:value="NaN">
                <text:p>NaN</text:p>
              </table:table-cell>
              <table:table-cell office:value-type="float" office:value="91">
                <text:p>91</text:p>
              </table:table-cell>
              <table:table-cell office:value-type="float" office:value="1188.03">
                <text:p>1188.03</text:p>
              </table:table-cell>
              <table:table-cell office:value-type="float" office:value="91">
                <text:p>91</text:p>
              </table:table-cell>
              <table:table-cell office:value-type="float" office:value="865.2">
                <text:p>865.2</text:p>
              </table:table-cell>
              <table:table-cell office:value-type="float" office:value="91">
                <text:p>91</text:p>
              </table:table-cell>
              <table:table-cell office:value-type="float" office:value="916.23">
                <text:p>916.23</text:p>
              </table:table-cell>
              <table:table-cell office:value-type="float" office:value="91">
                <text:p>91</text:p>
              </table:table-cell>
            </table:table-row>
            <table:table-row>
              <table:table-cell office:value-type="string">
                <text:p/>
              </table:table-cell>
              <table:table-cell office:value-type="float" office:value="NaN">
                <text:p>NaN</text:p>
              </table:table-cell>
              <table:table-cell office:value-type="float" office:value="83">
                <text:p>83</text:p>
              </table:table-cell>
              <table:table-cell office:value-type="float" office:value="1115.92">
                <text:p>1115.92</text:p>
              </table:table-cell>
              <table:table-cell office:value-type="float" office:value="83">
                <text:p>83</text:p>
              </table:table-cell>
              <table:table-cell office:value-type="float" office:value="623.7">
                <text:p>623.7</text:p>
              </table:table-cell>
              <table:table-cell office:value-type="float" office:value="83">
                <text:p>83</text:p>
              </table:table-cell>
              <table:table-cell office:value-type="float" office:value="868.01">
                <text:p>868.01</text:p>
              </table:table-cell>
              <table:table-cell office:value-type="float" office:value="83">
                <text:p>83</text:p>
              </table:table-cell>
            </table:table-row>
            <table:table-row>
              <table:table-cell office:value-type="string">
                <text:p/>
              </table:table-cell>
              <table:table-cell office:value-type="float" office:value="NaN">
                <text:p>NaN</text:p>
              </table:table-cell>
              <table:table-cell office:value-type="float" office:value="43">
                <text:p>43</text:p>
              </table:table-cell>
              <table:table-cell office:value-type="float" office:value="755.38">
                <text:p>755.38</text:p>
              </table:table-cell>
              <table:table-cell office:value-type="float" office:value="43">
                <text:p>43</text:p>
              </table:table-cell>
              <table:table-cell office:value-type="float" office:value="1467.9">
                <text:p>1467.9</text:p>
              </table:table-cell>
              <table:table-cell office:value-type="float" office:value="43">
                <text:p>43</text:p>
              </table:table-cell>
              <table:table-cell office:value-type="float" office:value="626.87">
                <text:p>626.87</text:p>
              </table:table-cell>
              <table:table-cell office:value-type="float" office:value="43">
                <text:p>43</text:p>
              </table:table-cell>
            </table:table-row>
            <table:table-row>
              <table:table-cell office:value-type="string">
                <text:p/>
              </table:table-cell>
              <table:table-cell office:value-type="float" office:value="NaN">
                <text:p>NaN</text:p>
              </table:table-cell>
              <table:table-cell office:value-type="float" office:value="183">
                <text:p>183</text:p>
              </table:table-cell>
              <table:table-cell office:value-type="float" office:value="2017.29">
                <text:p>2017.29</text:p>
              </table:table-cell>
              <table:table-cell office:value-type="float" office:value="183">
                <text:p>183</text:p>
              </table:table-cell>
              <table:table-cell office:value-type="float" office:value="1209.6">
                <text:p>1209.6</text:p>
              </table:table-cell>
              <table:table-cell office:value-type="float" office:value="183">
                <text:p>183</text:p>
              </table:table-cell>
              <table:table-cell office:value-type="float" office:value="1470.83">
                <text:p>1470.83</text:p>
              </table:table-cell>
              <table:table-cell office:value-type="float" office:value="183">
                <text:p>183</text:p>
              </table:table-cell>
            </table:table-row>
            <table:table-row>
              <table:table-cell office:value-type="string">
                <text:p/>
              </table:table-cell>
              <table:table-cell office:value-type="float" office:value="NaN">
                <text:p>NaN</text:p>
              </table:table-cell>
              <table:table-cell office:value-type="float" office:value="140">
                <text:p>140</text:p>
              </table:table-cell>
              <table:table-cell office:value-type="float" office:value="1629.7">
                <text:p>1629.7</text:p>
              </table:table-cell>
              <table:table-cell office:value-type="float" office:value="140">
                <text:p>140</text:p>
              </table:table-cell>
              <table:table-cell office:value-type="float" office:value="1253.7">
                <text:p>1253.7</text:p>
              </table:table-cell>
              <table:table-cell office:value-type="float" office:value="140">
                <text:p>140</text:p>
              </table:table-cell>
              <table:table-cell office:value-type="float" office:value="1211.62">
                <text:p>1211.62</text:p>
              </table:table-cell>
              <table:table-cell office:value-type="float" office:value="140">
                <text:p>140</text:p>
              </table:table-cell>
            </table:table-row>
            <table:table-row>
              <table:table-cell office:value-type="string">
                <text:p/>
              </table:table-cell>
              <table:table-cell office:value-type="float" office:value="NaN">
                <text:p>NaN</text:p>
              </table:table-cell>
              <table:table-cell office:value-type="float" office:value="146">
                <text:p>146</text:p>
              </table:table-cell>
              <table:table-cell office:value-type="float" office:value="1683.79">
                <text:p>1683.79</text:p>
              </table:table-cell>
              <table:table-cell office:value-type="float" office:value="146">
                <text:p>146</text:p>
              </table:table-cell>
              <table:table-cell office:value-type="float" office:value="936.6">
                <text:p>936.6</text:p>
              </table:table-cell>
              <table:table-cell office:value-type="float" office:value="146">
                <text:p>146</text:p>
              </table:table-cell>
              <table:table-cell office:value-type="float" office:value="1247.79">
                <text:p>1247.79</text:p>
              </table:table-cell>
              <table:table-cell office:value-type="float" office:value="146">
                <text:p>146</text:p>
              </table:table-cell>
            </table:table-row>
            <table:table-row>
              <table:table-cell office:value-type="string">
                <text:p/>
              </table:table-cell>
              <table:table-cell office:value-type="float" office:value="NaN">
                <text:p>NaN</text:p>
              </table:table-cell>
              <table:table-cell office:value-type="float" office:value="94">
                <text:p>94</text:p>
              </table:table-cell>
              <table:table-cell office:value-type="float" office:value="1215.07">
                <text:p>1215.07</text:p>
              </table:table-cell>
              <table:table-cell office:value-type="float" office:value="94">
                <text:p>94</text:p>
              </table:table-cell>
              <table:table-cell office:value-type="float" office:value="1173.9">
                <text:p>1173.9</text:p>
              </table:table-cell>
              <table:table-cell office:value-type="float" office:value="94">
                <text:p>94</text:p>
              </table:table-cell>
              <table:table-cell office:value-type="float" office:value="934.319999999999">
                <text:p>934.319999999999</text:p>
              </table:table-cell>
              <table:table-cell office:value-type="float" office:value="94">
                <text:p>94</text:p>
              </table:table-cell>
            </table:table-row>
            <table:table-row>
              <table:table-cell office:value-type="string">
                <text:p/>
              </table:table-cell>
              <table:table-cell office:value-type="float" office:value="NaN">
                <text:p>NaN</text:p>
              </table:table-cell>
              <table:table-cell office:value-type="float" office:value="134">
                <text:p>134</text:p>
              </table:table-cell>
              <table:table-cell office:value-type="float" office:value="1575.62">
                <text:p>1575.62</text:p>
              </table:table-cell>
              <table:table-cell office:value-type="float" office:value="134">
                <text:p>134</text:p>
              </table:table-cell>
              <table:table-cell office:value-type="float" office:value="1352.4">
                <text:p>1352.4</text:p>
              </table:table-cell>
              <table:table-cell office:value-type="float" office:value="134">
                <text:p>134</text:p>
              </table:table-cell>
              <table:table-cell office:value-type="float" office:value="1175.45">
                <text:p>1175.45</text:p>
              </table:table-cell>
              <table:table-cell office:value-type="float" office:value="134">
                <text:p>134</text:p>
              </table:table-cell>
            </table:table-row>
            <table:table-row>
              <table:table-cell office:value-type="string">
                <text:p/>
              </table:table-cell>
              <table:table-cell office:value-type="float" office:value="NaN">
                <text:p>NaN</text:p>
              </table:table-cell>
              <table:table-cell office:value-type="float" office:value="163">
                <text:p>163</text:p>
              </table:table-cell>
              <table:table-cell office:value-type="float" office:value="1837.02">
                <text:p>1837.02</text:p>
              </table:table-cell>
              <table:table-cell office:value-type="float" office:value="163">
                <text:p>163</text:p>
              </table:table-cell>
              <table:table-cell office:value-type="float" office:value="1150.8">
                <text:p>1150.8</text:p>
              </table:table-cell>
              <table:table-cell office:value-type="float" office:value="163">
                <text:p>163</text:p>
              </table:table-cell>
              <table:table-cell office:value-type="float" office:value="1350.27">
                <text:p>1350.27</text:p>
              </table:table-cell>
              <table:table-cell office:value-type="float" office:value="163">
                <text:p>163</text:p>
              </table:table-cell>
            </table:table-row>
            <table:table-row>
              <table:table-cell office:value-type="string">
                <text:p/>
              </table:table-cell>
              <table:table-cell office:value-type="float" office:value="NaN">
                <text:p>NaN</text:p>
              </table:table-cell>
              <table:table-cell office:value-type="float" office:value="131">
                <text:p>131</text:p>
              </table:table-cell>
              <table:table-cell office:value-type="float" office:value="1548.58">
                <text:p>1548.58</text:p>
              </table:table-cell>
              <table:table-cell office:value-type="float" office:value="131">
                <text:p>131</text:p>
              </table:table-cell>
              <table:table-cell office:value-type="float" office:value="1029">
                <text:p>1029</text:p>
              </table:table-cell>
              <table:table-cell office:value-type="float" office:value="131">
                <text:p>131</text:p>
              </table:table-cell>
              <table:table-cell office:value-type="float" office:value="1157.36">
                <text:p>1157.36</text:p>
              </table:table-cell>
              <table:table-cell office:value-type="float" office:value="131">
                <text:p>131</text:p>
              </table:table-cell>
            </table:table-row>
            <table:table-row>
              <table:table-cell office:value-type="string">
                <text:p/>
              </table:table-cell>
              <table:table-cell office:value-type="float" office:value="NaN">
                <text:p>NaN</text:p>
              </table:table-cell>
              <table:table-cell office:value-type="float" office:value="110">
                <text:p>110</text:p>
              </table:table-cell>
              <table:table-cell office:value-type="float" office:value="1359.29">
                <text:p>1359.29</text:p>
              </table:table-cell>
              <table:table-cell office:value-type="float" office:value="110">
                <text:p>110</text:p>
              </table:table-cell>
              <table:table-cell office:value-type="float" office:value="1461.6">
                <text:p>1461.6</text:p>
              </table:table-cell>
              <table:table-cell office:value-type="float" office:value="110">
                <text:p>110</text:p>
              </table:table-cell>
              <table:table-cell office:value-type="float" office:value="1030.77">
                <text:p>1030.77</text:p>
              </table:table-cell>
              <table:table-cell office:value-type="float" office:value="110">
                <text:p>110</text:p>
              </table:table-cell>
            </table:table-row>
            <table:table-row>
              <table:table-cell office:value-type="string">
                <text:p/>
              </table:table-cell>
              <table:table-cell office:value-type="float" office:value="NaN">
                <text:p>NaN</text:p>
              </table:table-cell>
              <table:table-cell office:value-type="float" office:value="182">
                <text:p>182</text:p>
              </table:table-cell>
              <table:table-cell office:value-type="float" office:value="2008.28">
                <text:p>2008.28</text:p>
              </table:table-cell>
              <table:table-cell office:value-type="float" office:value="182">
                <text:p>182</text:p>
              </table:table-cell>
              <table:table-cell office:value-type="float" office:value="1509.9">
                <text:p>1509.9</text:p>
              </table:table-cell>
              <table:table-cell office:value-type="float" office:value="182">
                <text:p>182</text:p>
              </table:table-cell>
              <table:table-cell office:value-type="float" office:value="1464.8">
                <text:p>1464.8</text:p>
              </table:table-cell>
              <table:table-cell office:value-type="float" office:value="182">
                <text:p>182</text:p>
              </table:table-cell>
            </table:table-row>
            <table:table-row>
              <table:table-cell office:value-type="string">
                <text:p/>
              </table:table-cell>
              <table:table-cell office:value-type="float" office:value="NaN">
                <text:p>NaN</text:p>
              </table:table-cell>
              <table:table-cell office:value-type="float" office:value="189">
                <text:p>189</text:p>
              </table:table-cell>
              <table:table-cell office:value-type="float" office:value="2071.37">
                <text:p>2071.37</text:p>
              </table:table-cell>
              <table:table-cell office:value-type="float" office:value="189">
                <text:p>189</text:p>
              </table:table-cell>
              <table:table-cell office:value-type="float" office:value="1039.5">
                <text:p>1039.5</text:p>
              </table:table-cell>
              <table:table-cell office:value-type="float" office:value="189">
                <text:p>189</text:p>
              </table:table-cell>
              <table:table-cell office:value-type="float" office:value="1507">
                <text:p>1507</text:p>
              </table:table-cell>
              <table:table-cell office:value-type="float" office:value="189">
                <text:p>189</text:p>
              </table:table-cell>
            </table:table-row>
            <table:table-row>
              <table:table-cell office:value-type="string">
                <text:p/>
              </table:table-cell>
              <table:table-cell office:value-type="float" office:value="NaN">
                <text:p>NaN</text:p>
              </table:table-cell>
              <table:table-cell office:value-type="float" office:value="112">
                <text:p>112</text:p>
              </table:table-cell>
              <table:table-cell office:value-type="float" office:value="1377.32">
                <text:p>1377.32</text:p>
              </table:table-cell>
              <table:table-cell office:value-type="float" office:value="112">
                <text:p>112</text:p>
              </table:table-cell>
              <table:table-cell office:value-type="float" office:value="1215.9">
                <text:p>1215.9</text:p>
              </table:table-cell>
              <table:table-cell office:value-type="float" office:value="112">
                <text:p>112</text:p>
              </table:table-cell>
              <table:table-cell office:value-type="float" office:value="1042.82">
                <text:p>1042.82</text:p>
              </table:table-cell>
              <table:table-cell office:value-type="float" office:value="112">
                <text:p>112</text:p>
              </table:table-cell>
            </table:table-row>
            <table:table-row>
              <table:table-cell office:value-type="string">
                <text:p/>
              </table:table-cell>
              <table:table-cell office:value-type="float" office:value="NaN">
                <text:p>NaN</text:p>
              </table:table-cell>
              <table:table-cell office:value-type="float" office:value="141">
                <text:p>141</text:p>
              </table:table-cell>
              <table:table-cell office:value-type="float" office:value="1638.72">
                <text:p>1638.72</text:p>
              </table:table-cell>
              <table:table-cell office:value-type="float" office:value="141">
                <text:p>141</text:p>
              </table:table-cell>
              <table:table-cell office:value-type="float" office:value="1478.4">
                <text:p>1478.4</text:p>
              </table:table-cell>
              <table:table-cell office:value-type="float" office:value="141">
                <text:p>141</text:p>
              </table:table-cell>
              <table:table-cell office:value-type="float" office:value="1217.64">
                <text:p>1217.64</text:p>
              </table:table-cell>
              <table:table-cell office:value-type="float" office:value="141">
                <text:p>141</text:p>
              </table:table-cell>
            </table:table-row>
            <table:table-row>
              <table:table-cell office:value-type="string">
                <text:p/>
              </table:table-cell>
              <table:table-cell office:value-type="float" office:value="NaN">
                <text:p>NaN</text:p>
              </table:table-cell>
              <table:table-cell office:value-type="float" office:value="185">
                <text:p>185</text:p>
              </table:table-cell>
              <table:table-cell office:value-type="float" office:value="2035.32">
                <text:p>2035.32</text:p>
              </table:table-cell>
              <table:table-cell office:value-type="float" office:value="185">
                <text:p>185</text:p>
              </table:table-cell>
              <table:table-cell office:value-type="float" office:value="1505.7">
                <text:p>1505.7</text:p>
              </table:table-cell>
              <table:table-cell office:value-type="float" office:value="185">
                <text:p>185</text:p>
              </table:table-cell>
              <table:table-cell office:value-type="float" office:value="1482.89">
                <text:p>1482.89</text:p>
              </table:table-cell>
              <table:table-cell office:value-type="float" office:value="185">
                <text:p>185</text:p>
              </table:table-cell>
            </table:table-row>
            <table:table-row>
              <table:table-cell office:value-type="string">
                <text:p/>
              </table:table-cell>
              <table:table-cell office:value-type="float" office:value="NaN">
                <text:p>NaN</text:p>
              </table:table-cell>
              <table:table-cell office:value-type="float" office:value="188">
                <text:p>188</text:p>
              </table:table-cell>
              <table:table-cell office:value-type="float" office:value="2062.36">
                <text:p>2062.36</text:p>
              </table:table-cell>
              <table:table-cell office:value-type="float" office:value="188">
                <text:p>188</text:p>
              </table:table-cell>
              <table:table-cell office:value-type="float" office:value="642.6">
                <text:p>642.6</text:p>
              </table:table-cell>
              <table:table-cell office:value-type="float" office:value="188">
                <text:p>188</text:p>
              </table:table-cell>
              <table:table-cell office:value-type="float" office:value="1500.97">
                <text:p>1500.97</text:p>
              </table:table-cell>
              <table:table-cell office:value-type="float" office:value="188">
                <text:p>188</text:p>
              </table:table-cell>
            </table:table-row>
            <table:table-row>
              <table:table-cell office:value-type="string">
                <text:p/>
              </table:table-cell>
              <table:table-cell office:value-type="float" office:value="NaN">
                <text:p>NaN</text:p>
              </table:table-cell>
              <table:table-cell office:value-type="float" office:value="47">
                <text:p>47</text:p>
              </table:table-cell>
              <table:table-cell office:value-type="float" office:value="791.429999999999">
                <text:p>791.429999999999</text:p>
              </table:table-cell>
              <table:table-cell office:value-type="float" office:value="47">
                <text:p>47</text:p>
              </table:table-cell>
              <table:table-cell office:value-type="float" office:value="1152.9">
                <text:p>1152.9</text:p>
              </table:table-cell>
              <table:table-cell office:value-type="float" office:value="47">
                <text:p>47</text:p>
              </table:table-cell>
              <table:table-cell office:value-type="float" office:value="650.99">
                <text:p>650.99</text:p>
              </table:table-cell>
              <table:table-cell office:value-type="float" office:value="47">
                <text:p>47</text:p>
              </table:table-cell>
            </table:table-row>
            <table:table-row>
              <table:table-cell office:value-type="string">
                <text:p/>
              </table:table-cell>
              <table:table-cell office:value-type="float" office:value="NaN">
                <text:p>NaN</text:p>
              </table:table-cell>
              <table:table-cell office:value-type="float" office:value="130">
                <text:p>130</text:p>
              </table:table-cell>
              <table:table-cell office:value-type="float" office:value="1539.57">
                <text:p>1539.57</text:p>
              </table:table-cell>
              <table:table-cell office:value-type="float" office:value="130">
                <text:p>130</text:p>
              </table:table-cell>
              <table:table-cell office:value-type="float" office:value="987">
                <text:p>987</text:p>
              </table:table-cell>
              <table:table-cell office:value-type="float" office:value="130">
                <text:p>130</text:p>
              </table:table-cell>
              <table:table-cell office:value-type="float" office:value="1151.33">
                <text:p>1151.33</text:p>
              </table:table-cell>
              <table:table-cell office:value-type="float" office:value="130">
                <text:p>130</text:p>
              </table:table-cell>
            </table:table-row>
            <table:table-row>
              <table:table-cell office:value-type="string">
                <text:p/>
              </table:table-cell>
              <table:table-cell office:value-type="float" office:value="NaN">
                <text:p>NaN</text:p>
              </table:table-cell>
              <table:table-cell office:value-type="float" office:value="102">
                <text:p>102</text:p>
              </table:table-cell>
              <table:table-cell office:value-type="float" office:value="1287.18">
                <text:p>1287.18</text:p>
              </table:table-cell>
              <table:table-cell office:value-type="float" office:value="102">
                <text:p>102</text:p>
              </table:table-cell>
              <table:table-cell office:value-type="float" office:value="732.9">
                <text:p>732.9</text:p>
              </table:table-cell>
              <table:table-cell office:value-type="float" office:value="102">
                <text:p>102</text:p>
              </table:table-cell>
              <table:table-cell office:value-type="float" office:value="982.54">
                <text:p>982.54</text:p>
              </table:table-cell>
              <table:table-cell office:value-type="float" office:value="102">
                <text:p>102</text:p>
              </table:table-cell>
            </table:table-row>
            <table:table-row>
              <table:table-cell office:value-type="string">
                <text:p/>
              </table:table-cell>
              <table:table-cell office:value-type="float" office:value="NaN">
                <text:p>NaN</text:p>
              </table:table-cell>
              <table:table-cell office:value-type="float" office:value="59">
                <text:p>59</text:p>
              </table:table-cell>
              <table:table-cell office:value-type="float" office:value="899.6">
                <text:p>899.6</text:p>
              </table:table-cell>
              <table:table-cell office:value-type="float" office:value="59">
                <text:p>59</text:p>
              </table:table-cell>
              <table:table-cell office:value-type="float" office:value="1419.6">
                <text:p>1419.6</text:p>
              </table:table-cell>
              <table:table-cell office:value-type="float" office:value="59">
                <text:p>59</text:p>
              </table:table-cell>
              <table:table-cell office:value-type="float" office:value="723.329999999999">
                <text:p>723.329999999999</text:p>
              </table:table-cell>
              <table:table-cell office:value-type="float" office:value="59">
                <text:p>59</text:p>
              </table:table-cell>
            </table:table-row>
            <table:table-row>
              <table:table-cell office:value-type="string">
                <text:p/>
              </table:table-cell>
              <table:table-cell office:value-type="float" office:value="NaN">
                <text:p>NaN</text:p>
              </table:table-cell>
              <table:table-cell office:value-type="float" office:value="174">
                <text:p>174</text:p>
              </table:table-cell>
              <table:table-cell office:value-type="float" office:value="1936.17">
                <text:p>1936.17</text:p>
              </table:table-cell>
              <table:table-cell office:value-type="float" office:value="174">
                <text:p>174</text:p>
              </table:table-cell>
              <table:table-cell office:value-type="float" office:value="NaN">
                <text:p>NaN</text:p>
              </table:table-cell>
              <table:table-cell office:value-type="float" office:value="174">
                <text:p>174</text:p>
              </table:table-cell>
              <table:table-cell office:value-type="float" office:value="1416.58">
                <text:p>1416.58</text:p>
              </table:table-cell>
              <table:table-cell office:value-type="float" office:value="174">
                <text:p>174</text:p>
              </table:table-cell>
            </table:table-row>
          </table:table-rows>
        </table:table>
      </chart:chart>
    </office:chart>
  </office:body>
</office:document-content>
</file>

<file path=Object 1/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2.0.4$MacOSX_X86_64 LibreOffice_project/9a9c6381e3f7a62afc1329bd359cc48accb6435b</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111">
      <number:number number:decimal-places="1" number:min-decimal-places="1" number:min-integer-digits="1" number:grouping="true"/>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fill="none" draw:fill-color="#d9d9d9"/>
      <style:text-properties fo:color="#000000" style:text-position="0% 100%" fo:font-family="Arial" fo:font-size="12pt" style:font-size-asian="12pt" style:font-size-complex="12pt"/>
    </style:style>
    <style:style style:name="ch3" style:family="chart">
      <style:chart-properties chart:symbol-type="automatic" chart:include-hidden-cells="false" chart:treat-empty-cells="leave-gap"/>
    </style:style>
    <style:style style:name="ch4" style:family="chart" style:data-style-name="N10036">
      <style:chart-properties chart:display-label="tru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26cm" svg:stroke-color="#878787"/>
      <style:text-properties fo:color="#000000" style:text-position="0% 100%" fo:font-family="Arial" fo:font-size="12pt" style:font-size-asian="12pt" style:font-size-complex="12pt"/>
    </style:style>
    <style:style style:name="ch5" style:family="chart">
      <style:chart-properties chart:auto-position="true" style:rotation-angle="0"/>
      <style:text-properties fo:color="#000000" style:text-position="0% 100%" fo:font-family="Arial" fo:font-size="12pt" fo:font-weight="bold" style:font-size-asian="12pt" style:font-weight-asian="bold" style:font-size-complex="12pt" style:font-weight-complex="bold"/>
    </style:style>
    <style:style style:name="ch6" style:family="chart" style:data-style-name="N111">
      <style:chart-properties chart:display-label="true" chart:logarithmic="true" chart:minimum="0.01" chart:interval-minor-divisor="9"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Arial" fo:font-size="12pt" style:font-size-asian="12pt" style:font-size-complex="12pt"/>
    </style:style>
    <style:style style:name="ch7" style:family="chart">
      <style:chart-properties chart:auto-position="true" style:rotation-angle="90"/>
      <style:text-properties fo:color="#000000" style:text-position="0% 100%" fo:font-family="Arial" fo:font-size="12pt" fo:font-weight="bold" style:font-size-asian="12pt" style:font-weight-asian="bold" style:font-size-complex="12pt" style:font-weight-complex="bold"/>
    </style:style>
    <style:style style:name="ch8" style:family="chart">
      <style:graphic-properties svg:stroke-width="0.026cm" svg:stroke-color="#878787"/>
    </style:style>
    <style:style style:name="ch9" style:family="chart" style:data-style-name="N111">
      <style:chart-properties chart:symbol-type="named-symbol" chart:symbol-name="diamond" chart:symbol-width="0.282cm" chart:symbol-height="0.282cm" chart:link-data-style-to-source="true"/>
      <style:graphic-properties svg:stroke-width="0.035cm" svg:stroke-color="#000000" draw:fill-color="#000000"/>
      <style:text-properties fo:font-size="10pt" style:font-size-asian="10pt" style:font-size-complex="10pt"/>
    </style:style>
    <style:style style:name="ch10" style:family="chart" style:data-style-name="N111">
      <style:chart-properties chart:symbol-type="named-symbol" chart:symbol-name="arrow-up" chart:symbol-width="0.282cm" chart:symbol-height="0.282cm" chart:link-data-style-to-source="true"/>
      <style:graphic-properties svg:stroke-width="0.035cm" svg:stroke-color="#000000" draw:fill-color="#000000"/>
      <style:text-properties fo:font-size="10pt" style:font-size-asian="10pt" style:font-size-complex="10pt"/>
    </style:style>
    <style:style style:name="ch11" style:family="chart" style:data-style-name="N111">
      <style:chart-properties chart:symbol-type="named-symbol" chart:symbol-name="square" chart:symbol-width="0.282cm" chart:symbol-height="0.282cm" chart:link-data-style-to-source="true"/>
      <style:graphic-properties svg:stroke-width="0.035cm" svg:stroke-color="#000000" draw:fill-color="#000000"/>
      <style:text-properties fo:font-size="10pt" style:font-size-asian="10pt" style:font-size-complex="10pt"/>
    </style:style>
    <style:style style:name="ch12" style:family="chart" style:data-style-name="N111">
      <style:chart-properties chart:symbol-type="named-symbol" chart:symbol-name="circle" chart:symbol-width="0.282cm" chart:symbol-height="0.282cm" chart:link-data-style-to-source="true"/>
      <style:graphic-properties svg:stroke-width="0.035cm" svg:stroke-color="#000000" draw:fill-color="#000000"/>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23.394cm" svg:height="13.135cm" xlink:href="." xlink:type="simple" chart:class="chart:line" chart:style-name="ch1">
        <chart:legend chart:legend-position="end" svg:x="17.413cm" svg:y="4.816cm" style:legend-expansion="high" chart:style-name="ch2"/>
        <chart:plot-area chart:style-name="ch3" chart:data-source-has-labels="both" svg:x="1.486cm" svg:y="0.556cm" svg:width="15.372cm" svg:height="11.552cm">
          <chart:coordinate-region svg:x="4.417cm" svg:y="0.79cm" svg:width="11.973cm" svg:height="10.602cm"/>
          <chart:axis chart:dimension="x" chart:name="primary-x" chart:style-name="ch4" chartooo:axis-type="auto">
            <chartooo:date-scale/>
            <chart:title svg:x="8.641cm" svg:y="12.37cm" chart:style-name="ch5">
              <text:p>Year</text:p>
            </chart:title>
            <chart:categories table:cell-range-address="local-table.$A$2:.$A$9"/>
          </chart:axis>
          <chart:axis chart:dimension="y" chart:name="primary-y" chart:style-name="ch6">
            <chart:title svg:x="0.299cm" svg:y="7.34cm" chart:style-name="ch7">
              <text:p>Time (n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series chart:style-name="ch11" chart:values-cell-range-address="local-table.$D$2:.$D$9" chart:label-cell-address="local-table.$D$1" chart:class="chart:line">
            <chart:data-point chart:repeated="8"/>
          </chart:series>
          <chart:series chart:style-name="ch12" chart:values-cell-range-address="local-table.$E$2:.$E$9" chart:label-cell-address="local-table.$E$1" chart:class="chart:line">
            <chart:data-point chart:repeated="8"/>
          </chart:series>
          <chart:series chart:style-name="ch11" chart:values-cell-range-address="local-table.$F$2:.$F$9" chart:label-cell-address="local-table.$F$1" chart:class="chart:line">
            <chart:data-point chart:repeated="8"/>
          </chart:series>
          <chart:series chart:style-name="ch12" chart:values-cell-range-address="local-table.$G$2:.$G$9" chart:label-cell-address="local-table.$G$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Disk seek time</text:p>
              </table:table-cell>
              <table:table-cell office:value-type="string">
                <text:p>SSD access time</text:p>
              </table:table-cell>
              <table:table-cell office:value-type="string">
                <text:p>DRAM access time</text:p>
              </table:table-cell>
              <table:table-cell office:value-type="string">
                <text:p>SRAM access time</text:p>
              </table:table-cell>
              <table:table-cell office:value-type="string">
                <text:p>CPU cycle time</text:p>
              </table:table-cell>
              <table:table-cell office:value-type="string">
                <text:p>Effective CPU cycle time</text:p>
              </table:table-cell>
            </table:table-row>
          </table:table-header-rows>
          <table:table-rows>
            <table:table-row>
              <table:table-cell office:value-type="string">
                <text:p>1985</text:p>
              </table:table-cell>
              <table:table-cell office:value-type="float" office:value="75000000">
                <text:p>75000000</text:p>
              </table:table-cell>
              <table:table-cell office:value-type="float" office:value="50000">
                <text:p>50000</text:p>
              </table:table-cell>
              <table:table-cell office:value-type="float" office:value="200">
                <text:p>200</text:p>
              </table:table-cell>
              <table:table-cell office:value-type="float" office:value="150">
                <text:p>150</text:p>
              </table:table-cell>
              <table:table-cell office:value-type="float" office:value="166">
                <text:p>166</text:p>
              </table:table-cell>
              <table:table-cell office:value-type="float" office:value="0.3">
                <text:p>0.3</text:p>
              </table:table-cell>
            </table:table-row>
            <table:table-row>
              <table:table-cell office:value-type="string">
                <text:p>1990</text:p>
              </table:table-cell>
              <table:table-cell office:value-type="float" office:value="28000000">
                <text:p>28000000</text:p>
              </table:table-cell>
              <table:table-cell office:value-type="float" office:value="NaN">
                <text:p>NaN</text:p>
              </table:table-cell>
              <table:table-cell office:value-type="float" office:value="100">
                <text:p>100</text:p>
              </table:table-cell>
              <table:table-cell office:value-type="float" office:value="35">
                <text:p>35</text:p>
              </table:table-cell>
              <table:table-cell office:value-type="float" office:value="50">
                <text:p>50</text:p>
              </table:table-cell>
              <table:table-cell office:value-type="float" office:value="0.25">
                <text:p>0.25</text:p>
              </table:table-cell>
            </table:table-row>
            <table:table-row>
              <table:table-cell office:value-type="string">
                <text:p>1995</text:p>
              </table:table-cell>
              <table:table-cell office:value-type="float" office:value="10000000">
                <text:p>10000000</text:p>
              </table:table-cell>
              <table:table-cell office:value-type="float" office:value="NaN">
                <text:p>NaN</text:p>
              </table:table-cell>
              <table:table-cell office:value-type="float" office:value="70">
                <text:p>70</text:p>
              </table:table-cell>
              <table:table-cell office:value-type="float" office:value="15">
                <text:p>15</text:p>
              </table:table-cell>
              <table:table-cell office:value-type="float" office:value="6">
                <text:p>6</text:p>
              </table:table-cell>
              <table:table-cell office:value-type="float" office:value="0.1">
                <text:p>0.1</text:p>
              </table:table-cell>
            </table:table-row>
            <table:table-row>
              <table:table-cell office:value-type="string">
                <text:p>2000</text:p>
              </table:table-cell>
              <table:table-cell office:value-type="float" office:value="8000000">
                <text:p>8000000</text:p>
              </table:table-cell>
              <table:table-cell office:value-type="float" office:value="NaN">
                <text:p>NaN</text:p>
              </table:table-cell>
              <table:table-cell office:value-type="float" office:value="60">
                <text:p>60</text:p>
              </table:table-cell>
              <table:table-cell office:value-type="float" office:value="3">
                <text:p>3</text:p>
              </table:table-cell>
              <table:table-cell office:value-type="float" office:value="1.6">
                <text:p>1.6</text:p>
              </table:table-cell>
              <table:table-cell office:value-type="float" office:value="0.08">
                <text:p>0.08</text:p>
              </table:table-cell>
            </table:table-row>
            <table:table-row>
              <table:table-cell office:value-type="string">
                <text:p>2003</text:p>
              </table:table-cell>
              <table:table-cell office:value-type="float" office:value="6000000">
                <text:p>6000000</text:p>
              </table:table-cell>
              <table:table-cell office:value-type="float" office:value="NaN">
                <text:p>NaN</text:p>
              </table:table-cell>
              <table:table-cell office:value-type="float" office:value="55">
                <text:p>55</text:p>
              </table:table-cell>
              <table:table-cell office:value-type="float" office:value="2.5">
                <text:p>2.5</text:p>
              </table:table-cell>
              <table:table-cell office:value-type="float" office:value="0.3">
                <text:p>0.3</text:p>
              </table:table-cell>
              <table:table-cell office:value-type="float" office:value="NaN">
                <text:p>NaN</text:p>
              </table:table-cell>
            </table:table-row>
            <table:table-row>
              <table:table-cell office:value-type="string">
                <text:p>2005</text:p>
              </table:table-cell>
              <table:table-cell office:value-type="float" office:value="5000000">
                <text:p>5000000</text:p>
              </table:table-cell>
              <table:table-cell office:value-type="float" office:value="NaN">
                <text:p>NaN</text:p>
              </table:table-cell>
              <table:table-cell office:value-type="float" office:value="50">
                <text:p>50</text:p>
              </table:table-cell>
              <table:table-cell office:value-type="float" office:value="2">
                <text:p>2</text:p>
              </table:table-cell>
              <table:table-cell office:value-type="float" office:value="0.5">
                <text:p>0.5</text:p>
              </table:table-cell>
              <table:table-cell office:value-type="float" office:value="NaN">
                <text:p>NaN</text:p>
              </table:table-cell>
            </table:table-row>
            <table:table-row>
              <table:table-cell office:value-type="string">
                <text:p>2010</text:p>
              </table:table-cell>
              <table:table-cell office:value-type="float" office:value="3000000">
                <text:p>3000000</text:p>
              </table:table-cell>
              <table:table-cell office:value-type="float" office:value="NaN">
                <text:p>NaN</text:p>
              </table:table-cell>
              <table:table-cell office:value-type="float" office:value="40">
                <text:p>40</text:p>
              </table:table-cell>
              <table:table-cell office:value-type="float" office:value="1.5">
                <text:p>1.5</text:p>
              </table:table-cell>
              <table:table-cell office:value-type="float" office:value="0.4">
                <text:p>0.4</text:p>
              </table:table-cell>
              <table:table-cell office:value-type="float" office:value="NaN">
                <text:p>NaN</text:p>
              </table:table-cell>
            </table:table-row>
            <table:table-row>
              <table:table-cell office:value-type="string">
                <text:p>2015</text:p>
              </table:table-cell>
              <table:table-cell office:value-type="float" office:value="3000000">
                <text:p>3000000</text:p>
              </table:table-cell>
              <table:table-cell office:value-type="float" office:value="NaN">
                <text:p>NaN</text:p>
              </table:table-cell>
              <table:table-cell office:value-type="float" office:value="20">
                <text:p>20</text:p>
              </table:table-cell>
              <table:table-cell office:value-type="float" office:value="1.3">
                <text:p>1.3</text:p>
              </table:table-cell>
              <table:table-cell office:value-type="float" office:value="0.33">
                <text:p>0.33</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2.0.4$MacOSX_X86_64 LibreOffice_project/9a9c6381e3f7a62afc1329bd359cc48accb6435b</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